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d0d0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d0d0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d0d0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Excel_20_Built-in_20_Comma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Excel_20_Built-in_20_Comm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Comm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Comm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State_Abbreviation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Voting_Age_Population</text:p>
          </table:table-cell>
          <table:table-cell table:style-name="Default" office:value-type="string" calcext:value-type="string">
            <text:p>Voting_Age_Population_Error</text:p>
          </table:table-cell>
          <table:table-cell table:style-name="Default" office:value-type="string" calcext:value-type="string">
            <text:p>Voting_Rate</text:p>
          </table:table-cell>
          <table:table-cell table:style-name="Default" office:value-type="string" calcext:value-type="string">
            <text:p>Voting_Rate_Err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544464" calcext:value-type="float">
            <text:p>544464</text:p>
          </table:table-cell>
          <table:table-cell office:value-type="float" office:value="3424" calcext:value-type="float">
            <text:p>3424</text:p>
          </table:table-cell>
          <table:table-cell office:value-type="float" office:value="44.5607055746569" calcext:value-type="float">
            <text:p>44.5607055746569</text:p>
          </table:table-cell>
          <table:table-cell table:style-name="ce7" office:value-type="float" office:value="0.280231302505997" calcext:value-type="float">
            <text:p>0.2802313025059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516295" calcext:value-type="float">
            <text:p>516295</text:p>
          </table:table-cell>
          <table:table-cell office:value-type="float" office:value="5674" calcext:value-type="float">
            <text:p>5674</text:p>
          </table:table-cell>
          <table:table-cell office:value-type="float" office:value="43.8179722832877" calcext:value-type="float">
            <text:p>43.8179722832877</text:p>
          </table:table-cell>
          <table:table-cell office:value-type="float" office:value="0.481552551807347" calcext:value-type="float">
            <text:p>0.4815525518073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543854" calcext:value-type="float">
            <text:p>543854</text:p>
          </table:table-cell>
          <table:table-cell office:value-type="float" office:value="4099" calcext:value-type="float">
            <text:p>4099</text:p>
          </table:table-cell>
          <table:table-cell office:value-type="float" office:value="42.6428784195758" calcext:value-type="float">
            <text:p>42.6428784195758</text:p>
          </table:table-cell>
          <table:table-cell office:value-type="float" office:value="0.321397210725381" calcext:value-type="float">
            <text:p>0.3213972107253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office:value-type="float" office:value="515701" calcext:value-type="float">
            <text:p>515701</text:p>
          </table:table-cell>
          <table:table-cell office:value-type="float" office:value="4678" calcext:value-type="float">
            <text:p>4678</text:p>
          </table:table-cell>
          <table:table-cell office:value-type="float" office:value="44.787386489458" calcext:value-type="float">
            <text:p>44.787386489458</text:p>
          </table:table-cell>
          <table:table-cell office:value-type="float" office:value="0.406273003150439" calcext:value-type="float">
            <text:p>0.4062730031504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551968" calcext:value-type="float">
            <text:p>551968</text:p>
          </table:table-cell>
          <table:table-cell office:value-type="float" office:value="2121" calcext:value-type="float">
            <text:p>2121</text:p>
          </table:table-cell>
          <table:table-cell office:value-type="float" office:value="47.2261073105687" calcext:value-type="float">
            <text:p>47.2261073105687</text:p>
          </table:table-cell>
          <table:table-cell office:value-type="float" office:value="0.181471704167119" calcext:value-type="float">
            <text:p>0.18147170416711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office:value-type="float" office:value="535753" calcext:value-type="float">
            <text:p>535753</text:p>
          </table:table-cell>
          <table:table-cell office:value-type="float" office:value="7635" calcext:value-type="float">
            <text:p>7635</text:p>
          </table:table-cell>
          <table:table-cell office:value-type="float" office:value="51.9508056884422" calcext:value-type="float">
            <text:p>51.9508056884422</text:p>
          </table:table-cell>
          <table:table-cell office:value-type="float" office:value="0.740349380089811" calcext:value-type="float">
            <text:p>0.7403493800898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office:value-type="float" office:value="504177" calcext:value-type="float">
            <text:p>504177</text:p>
          </table:table-cell>
          <table:table-cell office:value-type="float" office:value="9052" calcext:value-type="float">
            <text:p>9052</text:p>
          </table:table-cell>
          <table:table-cell office:value-type="float" office:value="37.519164896455" calcext:value-type="float">
            <text:p>37.519164896455</text:p>
          </table:table-cell>
          <table:table-cell office:value-type="float" office:value="0.673619543618037" calcext:value-type="float">
            <text:p>0.6736195436180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t-large</text:p>
          </table:table-cell>
          <table:table-cell office:value-type="float" office:value="532244" calcext:value-type="float">
            <text:p>532244</text:p>
          </table:table-cell>
          <table:table-cell office:value-type="float" office:value="2539" calcext:value-type="float">
            <text:p>2539</text:p>
          </table:table-cell>
          <table:table-cell office:value-type="float" office:value="53.0144069261466" calcext:value-type="float">
            <text:p>53.0144069261466</text:p>
          </table:table-cell>
          <table:table-cell office:value-type="float" office:value="0.252898255659972" calcext:value-type="float">
            <text:p>0.25289825565997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  <table:table-cell office:value-type="float" office:value="568661" calcext:value-type="float">
            <text:p>568661</text:p>
          </table:table-cell>
          <table:table-cell office:value-type="float" office:value="9203" calcext:value-type="float">
            <text:p>9203</text:p>
          </table:table-cell>
          <table:table-cell office:value-type="float" office:value="46.7922013290871" calcext:value-type="float">
            <text:p>46.7922013290871</text:p>
          </table:table-cell>
          <table:table-cell office:value-type="float" office:value="0.757267737424562" calcext:value-type="float">
            <text:p>0.7572677374245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</text:p>
          </table:table-cell>
          <table:table-cell office:value-type="float" office:value="2" calcext:value-type="float">
            <text:p>2</text:p>
          </table:table-cell>
          <table:table-cell office:value-type="float" office:value="550044" calcext:value-type="float">
            <text:p>550044</text:p>
          </table:table-cell>
          <table:table-cell office:value-type="float" office:value="9439" calcext:value-type="float">
            <text:p>9439</text:p>
          </table:table-cell>
          <table:table-cell office:value-type="float" office:value="53.477903585895" calcext:value-type="float">
            <text:p>53.477903585895</text:p>
          </table:table-cell>
          <table:table-cell office:value-type="float" office:value="0.917704641714595" calcext:value-type="float">
            <text:p>0.91770464171459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Z</text:p>
          </table:table-cell>
          <table:table-cell office:value-type="float" office:value="3" calcext:value-type="float">
            <text:p>3</text:p>
          </table:table-cell>
          <table:table-cell office:value-type="float" office:value="500787" calcext:value-type="float">
            <text:p>500787</text:p>
          </table:table-cell>
          <table:table-cell office:value-type="float" office:value="12277" calcext:value-type="float">
            <text:p>12277</text:p>
          </table:table-cell>
          <table:table-cell office:value-type="float" office:value="35.8471765441196" calcext:value-type="float">
            <text:p>35.8471765441196</text:p>
          </table:table-cell>
          <table:table-cell office:value-type="float" office:value="0.878808328555166" calcext:value-type="float">
            <text:p>0.87880832855516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Z</text:p>
          </table:table-cell>
          <table:table-cell office:value-type="float" office:value="4" calcext:value-type="float">
            <text:p>4</text:p>
          </table:table-cell>
          <table:table-cell office:value-type="float" office:value="633528" calcext:value-type="float">
            <text:p>633528</text:p>
          </table:table-cell>
          <table:table-cell office:value-type="float" office:value="10386" calcext:value-type="float">
            <text:p>10386</text:p>
          </table:table-cell>
          <table:table-cell office:value-type="float" office:value="43.7289275296435" calcext:value-type="float">
            <text:p>43.7289275296435</text:p>
          </table:table-cell>
          <table:table-cell office:value-type="float" office:value="0.716888032293565" calcext:value-type="float">
            <text:p>0.71688803229356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Z</text:p>
          </table:table-cell>
          <table:table-cell office:value-type="float" office:value="5" calcext:value-type="float">
            <text:p>5</text:p>
          </table:table-cell>
          <table:table-cell office:value-type="float" office:value="587681" calcext:value-type="float">
            <text:p>587681</text:p>
          </table:table-cell>
          <table:table-cell office:value-type="float" office:value="10348" calcext:value-type="float">
            <text:p>10348</text:p>
          </table:table-cell>
          <table:table-cell office:value-type="float" office:value="53.2710773361739" calcext:value-type="float">
            <text:p>53.2710773361739</text:p>
          </table:table-cell>
          <table:table-cell office:value-type="float" office:value="0.938007368410289" calcext:value-type="float">
            <text:p>0.93800736841028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Z</text:p>
          </table:table-cell>
          <table:table-cell office:value-type="float" office:value="6" calcext:value-type="float">
            <text:p>6</text:p>
          </table:table-cell>
          <table:table-cell office:value-type="float" office:value="577899" calcext:value-type="float">
            <text:p>577899</text:p>
          </table:table-cell>
          <table:table-cell office:value-type="float" office:value="11084" calcext:value-type="float">
            <text:p>11084</text:p>
          </table:table-cell>
          <table:table-cell office:value-type="float" office:value="54.2826687708406" calcext:value-type="float">
            <text:p>54.2826687708406</text:p>
          </table:table-cell>
          <table:table-cell office:value-type="float" office:value="1.04113192903258" calcext:value-type="float">
            <text:p>1.0411319290325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Z</text:p>
          </table:table-cell>
          <table:table-cell office:value-type="float" office:value="7" calcext:value-type="float">
            <text:p>7</text:p>
          </table:table-cell>
          <table:table-cell office:value-type="float" office:value="454957" calcext:value-type="float">
            <text:p>454957</text:p>
          </table:table-cell>
          <table:table-cell office:value-type="float" office:value="12175" calcext:value-type="float">
            <text:p>12175</text:p>
          </table:table-cell>
          <table:table-cell office:value-type="float" office:value="29.0249408185829" calcext:value-type="float">
            <text:p>29.0249408185829</text:p>
          </table:table-cell>
          <table:table-cell office:value-type="float" office:value="0.776729788675075" calcext:value-type="float">
            <text:p>0.77672978867507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Z</text:p>
          </table:table-cell>
          <table:table-cell office:value-type="float" office:value="8" calcext:value-type="float">
            <text:p>8</text:p>
          </table:table-cell>
          <table:table-cell office:value-type="float" office:value="599423" calcext:value-type="float">
            <text:p>599423</text:p>
          </table:table-cell>
          <table:table-cell office:value-type="float" office:value="9645" calcext:value-type="float">
            <text:p>9645</text:p>
          </table:table-cell>
          <table:table-cell office:value-type="float" office:value="50.7850049130581" calcext:value-type="float">
            <text:p>50.7850049130581</text:p>
          </table:table-cell>
          <table:table-cell office:value-type="float" office:value="0.817154784495165" calcext:value-type="float">
            <text:p>0.81715478449516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Z</text:p>
          </table:table-cell>
          <table:table-cell office:value-type="float" office:value="9" calcext:value-type="float">
            <text:p>9</text:p>
          </table:table-cell>
          <table:table-cell office:value-type="float" office:value="562791" calcext:value-type="float">
            <text:p>562791</text:p>
          </table:table-cell>
          <table:table-cell office:value-type="float" office:value="12216" calcext:value-type="float">
            <text:p>12216</text:p>
          </table:table-cell>
          <table:table-cell office:value-type="float" office:value="46.4195411795853" calcext:value-type="float">
            <text:p>46.4195411795853</text:p>
          </table:table-cell>
          <table:table-cell office:value-type="float" office:value="1.00758739043413" calcext:value-type="float">
            <text:p>1.0075873904341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float" office:value="548710" calcext:value-type="float">
            <text:p>548710</text:p>
          </table:table-cell>
          <table:table-cell office:value-type="float" office:value="3198" calcext:value-type="float">
            <text:p>3198</text:p>
          </table:table-cell>
          <table:table-cell office:value-type="float" office:value="36.6760219423739" calcext:value-type="float">
            <text:p>36.6760219423739</text:p>
          </table:table-cell>
          <table:table-cell office:value-type="float" office:value="0.213755751073813" calcext:value-type="float">
            <text:p>0.21375575107381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570220" calcext:value-type="float">
            <text:p>570220</text:p>
          </table:table-cell>
          <table:table-cell office:value-type="float" office:value="3398" calcext:value-type="float">
            <text:p>3398</text:p>
          </table:table-cell>
          <table:table-cell office:value-type="float" office:value="44.4482831187963" calcext:value-type="float">
            <text:p>44.4482831187963</text:p>
          </table:table-cell>
          <table:table-cell office:value-type="float" office:value="0.264871919676037" calcext:value-type="float">
            <text:p>0.2648719196760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573113" calcext:value-type="float">
            <text:p>573113</text:p>
          </table:table-cell>
          <table:table-cell office:value-type="float" office:value="5357" calcext:value-type="float">
            <text:p>5357</text:p>
          </table:table-cell>
          <table:table-cell office:value-type="float" office:value="40.0563239710144" calcext:value-type="float">
            <text:p>40.0563239710144</text:p>
          </table:table-cell>
          <table:table-cell office:value-type="float" office:value="0.374414343266903" calcext:value-type="float">
            <text:p>0.37441434326690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532069" calcext:value-type="float">
            <text:p>532069</text:p>
          </table:table-cell>
          <table:table-cell office:value-type="float" office:value="4667" calcext:value-type="float">
            <text:p>4667</text:p>
          </table:table-cell>
          <table:table-cell office:value-type="float" office:value="38.5085393059923" calcext:value-type="float">
            <text:p>38.5085393059923</text:p>
          </table:table-cell>
          <table:table-cell office:value-type="float" office:value="0.337774523494257" calcext:value-type="float">
            <text:p>0.33777452349425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553702" calcext:value-type="float">
            <text:p>553702</text:p>
          </table:table-cell>
          <table:table-cell office:value-type="float" office:value="4675" calcext:value-type="float">
            <text:p>4675</text:p>
          </table:table-cell>
          <table:table-cell office:value-type="float" office:value="52.6626235773033" calcext:value-type="float">
            <text:p>52.6626235773033</text:p>
          </table:table-cell>
          <table:table-cell office:value-type="float" office:value="0.444639472539187" calcext:value-type="float">
            <text:p>0.44463947253918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534951" calcext:value-type="float">
            <text:p>534951</text:p>
          </table:table-cell>
          <table:table-cell office:value-type="float" office:value="6691" calcext:value-type="float">
            <text:p>6691</text:p>
          </table:table-cell>
          <table:table-cell office:value-type="float" office:value="59.0067127643466" calcext:value-type="float">
            <text:p>59.0067127643466</text:p>
          </table:table-cell>
          <table:table-cell office:value-type="float" office:value="0.738037530738784" calcext:value-type="float">
            <text:p>0.73803753073878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</text:p>
          </table:table-cell>
          <table:table-cell office:value-type="float" office:value="3" calcext:value-type="float">
            <text:p>3</text:p>
          </table:table-cell>
          <table:table-cell office:value-type="float" office:value="504299" calcext:value-type="float">
            <text:p>504299</text:p>
          </table:table-cell>
          <table:table-cell office:value-type="float" office:value="7222" calcext:value-type="float">
            <text:p>7222</text:p>
          </table:table-cell>
          <table:table-cell office:value-type="float" office:value="46.0542257668566" calcext:value-type="float">
            <text:p>46.0542257668566</text:p>
          </table:table-cell>
          <table:table-cell office:value-type="float" office:value="0.659536541790164" calcext:value-type="float">
            <text:p>0.65953654179016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float" office:value="573118" calcext:value-type="float">
            <text:p>573118</text:p>
          </table:table-cell>
          <table:table-cell office:value-type="float" office:value="5649" calcext:value-type="float">
            <text:p>5649</text:p>
          </table:table-cell>
          <table:table-cell office:value-type="float" office:value="59.438719426017" calcext:value-type="float">
            <text:p>59.438719426017</text:p>
          </table:table-cell>
          <table:table-cell office:value-type="float" office:value="0.585864213019954" calcext:value-type="float">
            <text:p>0.58586421301995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A</text:p>
          </table:table-cell>
          <table:table-cell office:value-type="float" office:value="5" calcext:value-type="float">
            <text:p>5</text:p>
          </table:table-cell>
          <table:table-cell office:value-type="float" office:value="508369" calcext:value-type="float">
            <text:p>508369</text:p>
          </table:table-cell>
          <table:table-cell office:value-type="float" office:value="9829" calcext:value-type="float">
            <text:p>9829</text:p>
          </table:table-cell>
          <table:table-cell office:value-type="float" office:value="51.3442007675527" calcext:value-type="float">
            <text:p>51.3442007675527</text:p>
          </table:table-cell>
          <table:table-cell office:value-type="float" office:value="0.99270834638673" calcext:value-type="float">
            <text:p>0.9927083463867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506434" calcext:value-type="float">
            <text:p>506434</text:p>
          </table:table-cell>
          <table:table-cell office:value-type="float" office:value="10206" calcext:value-type="float">
            <text:p>10206</text:p>
          </table:table-cell>
          <table:table-cell office:value-type="float" office:value="39.8746924574574" calcext:value-type="float">
            <text:p>39.8746924574574</text:p>
          </table:table-cell>
          <table:table-cell office:value-type="float" office:value="0.803581732705171" calcext:value-type="float">
            <text:p>0.80358173270517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A</text:p>
          </table:table-cell>
          <table:table-cell office:value-type="float" office:value="7" calcext:value-type="float">
            <text:p>7</text:p>
          </table:table-cell>
          <table:table-cell office:value-type="float" office:value="537436" calcext:value-type="float">
            <text:p>537436</text:p>
          </table:table-cell>
          <table:table-cell office:value-type="float" office:value="8063" calcext:value-type="float">
            <text:p>8063</text:p>
          </table:table-cell>
          <table:table-cell office:value-type="float" office:value="52.4000997328054" calcext:value-type="float">
            <text:p>52.4000997328054</text:p>
          </table:table-cell>
          <table:table-cell office:value-type="float" office:value="0.786143846235849" calcext:value-type="float">
            <text:p>0.78614384623584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</text:p>
          </table:table-cell>
          <table:table-cell office:value-type="float" office:value="8" calcext:value-type="float">
            <text:p>8</text:p>
          </table:table-cell>
          <table:table-cell office:value-type="float" office:value="477512" calcext:value-type="float">
            <text:p>477512</text:p>
          </table:table-cell>
          <table:table-cell office:value-type="float" office:value="10385" calcext:value-type="float">
            <text:p>10385</text:p>
          </table:table-cell>
          <table:table-cell office:value-type="float" office:value="35.7655933254033" calcext:value-type="float">
            <text:p>35.7655933254033</text:p>
          </table:table-cell>
          <table:table-cell office:value-type="float" office:value="0.777835293530453" calcext:value-type="float">
            <text:p>0.777835293530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 office:value-type="float" office:value="482967" calcext:value-type="float">
            <text:p>482967</text:p>
          </table:table-cell>
          <table:table-cell office:value-type="float" office:value="8819" calcext:value-type="float">
            <text:p>8819</text:p>
          </table:table-cell>
          <table:table-cell office:value-type="float" office:value="41.5686786053706" calcext:value-type="float">
            <text:p>41.5686786053706</text:p>
          </table:table-cell>
          <table:table-cell office:value-type="float" office:value="0.759046014781057" calcext:value-type="float">
            <text:p>0.75904601478105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office:value-type="float" office:value="493409" calcext:value-type="float">
            <text:p>493409</text:p>
          </table:table-cell>
          <table:table-cell office:value-type="float" office:value="7043" calcext:value-type="float">
            <text:p>7043</text:p>
          </table:table-cell>
          <table:table-cell office:value-type="float" office:value="44.9728318697065" calcext:value-type="float">
            <text:p>44.9728318697065</text:p>
          </table:table-cell>
          <table:table-cell office:value-type="float" office:value="0.641949487865731" calcext:value-type="float">
            <text:p>0.64194948786573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A</text:p>
          </table:table-cell>
          <table:table-cell office:value-type="float" office:value="11" calcext:value-type="float">
            <text:p>11</text:p>
          </table:table-cell>
          <table:table-cell office:value-type="float" office:value="508963" calcext:value-type="float">
            <text:p>508963</text:p>
          </table:table-cell>
          <table:table-cell office:value-type="float" office:value="9040" calcext:value-type="float">
            <text:p>9040</text:p>
          </table:table-cell>
          <table:table-cell office:value-type="float" office:value="54.1652340150463" calcext:value-type="float">
            <text:p>54.1652340150463</text:p>
          </table:table-cell>
          <table:table-cell office:value-type="float" office:value="0.962061516251709" calcext:value-type="float">
            <text:p>0.96206151625170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A</text:p>
          </table:table-cell>
          <table:table-cell office:value-type="float" office:value="12" calcext:value-type="float">
            <text:p>12</text:p>
          </table:table-cell>
          <table:table-cell office:value-type="float" office:value="571300" calcext:value-type="float">
            <text:p>571300</text:p>
          </table:table-cell>
          <table:table-cell office:value-type="float" office:value="7542" calcext:value-type="float">
            <text:p>7542</text:p>
          </table:table-cell>
          <table:table-cell office:value-type="float" office:value="55.5000875196919" calcext:value-type="float">
            <text:p>55.5000875196919</text:p>
          </table:table-cell>
          <table:table-cell office:value-type="float" office:value="0.732682758749372" calcext:value-type="float">
            <text:p>0.73268275874937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A</text:p>
          </table:table-cell>
          <table:table-cell office:value-type="float" office:value="13" calcext:value-type="float">
            <text:p>13</text:p>
          </table:table-cell>
          <table:table-cell office:value-type="float" office:value="536892" calcext:value-type="float">
            <text:p>536892</text:p>
          </table:table-cell>
          <table:table-cell office:value-type="float" office:value="6882" calcext:value-type="float">
            <text:p>6882</text:p>
          </table:table-cell>
          <table:table-cell office:value-type="float" office:value="54.9155137346058" calcext:value-type="float">
            <text:p>54.9155137346058</text:p>
          </table:table-cell>
          <table:table-cell office:value-type="float" office:value="0.703919159759426" calcext:value-type="float">
            <text:p>0.70391915975942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A</text:p>
          </table:table-cell>
          <table:table-cell office:value-type="float" office:value="14" calcext:value-type="float">
            <text:p>14</text:p>
          </table:table-cell>
          <table:table-cell office:value-type="float" office:value="511049" calcext:value-type="float">
            <text:p>511049</text:p>
          </table:table-cell>
          <table:table-cell office:value-type="float" office:value="8400" calcext:value-type="float">
            <text:p>8400</text:p>
          </table:table-cell>
          <table:table-cell office:value-type="float" office:value="52.2108447526558" calcext:value-type="float">
            <text:p>52.2108447526558</text:p>
          </table:table-cell>
          <table:table-cell office:value-type="float" office:value="0.858178170630035" calcext:value-type="float">
            <text:p>0.85817817063003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A</text:p>
          </table:table-cell>
          <table:table-cell office:value-type="float" office:value="15" calcext:value-type="float">
            <text:p>15</text:p>
          </table:table-cell>
          <table:table-cell office:value-type="float" office:value="503361" calcext:value-type="float">
            <text:p>503361</text:p>
          </table:table-cell>
          <table:table-cell office:value-type="float" office:value="8070" calcext:value-type="float">
            <text:p>8070</text:p>
          </table:table-cell>
          <table:table-cell office:value-type="float" office:value="48.4600515335912" calcext:value-type="float">
            <text:p>48.4600515335912</text:p>
          </table:table-cell>
          <table:table-cell office:value-type="float" office:value="0.776922756979744" calcext:value-type="float">
            <text:p>0.77692275697974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</text:p>
          </table:table-cell>
          <table:table-cell office:value-type="float" office:value="16" calcext:value-type="float">
            <text:p>16</text:p>
          </table:table-cell>
          <table:table-cell office:value-type="float" office:value="423147" calcext:value-type="float">
            <text:p>423147</text:p>
          </table:table-cell>
          <table:table-cell office:value-type="float" office:value="10984" calcext:value-type="float">
            <text:p>10984</text:p>
          </table:table-cell>
          <table:table-cell office:value-type="float" office:value="33.7847131138824" calcext:value-type="float">
            <text:p>33.7847131138824</text:p>
          </table:table-cell>
          <table:table-cell office:value-type="float" office:value="0.876979604825" calcext:value-type="float">
            <text:p>0.87697960482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A</text:p>
          </table:table-cell>
          <table:table-cell office:value-type="float" office:value="17" calcext:value-type="float">
            <text:p>17</text:p>
          </table:table-cell>
          <table:table-cell office:value-type="float" office:value="438374" calcext:value-type="float">
            <text:p>438374</text:p>
          </table:table-cell>
          <table:table-cell office:value-type="float" office:value="13412" calcext:value-type="float">
            <text:p>13412</text:p>
          </table:table-cell>
          <table:table-cell office:value-type="float" office:value="48.1693713587029" calcext:value-type="float">
            <text:p>48.1693713587029</text:p>
          </table:table-cell>
          <table:table-cell office:value-type="float" office:value="1.47373614462291" calcext:value-type="float">
            <text:p>1.4737361446229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A</text:p>
          </table:table-cell>
          <table:table-cell office:value-type="float" office:value="18" calcext:value-type="float">
            <text:p>18</text:p>
          </table:table-cell>
          <table:table-cell office:value-type="float" office:value="491580" calcext:value-type="float">
            <text:p>491580</text:p>
          </table:table-cell>
          <table:table-cell office:value-type="float" office:value="9611" calcext:value-type="float">
            <text:p>9611</text:p>
          </table:table-cell>
          <table:table-cell office:value-type="float" office:value="61.4829732698645" calcext:value-type="float">
            <text:p>61.4829732698645</text:p>
          </table:table-cell>
          <table:table-cell office:value-type="float" office:value="1.20206854651668" calcext:value-type="float">
            <text:p>1.2020685465166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A</text:p>
          </table:table-cell>
          <table:table-cell office:value-type="float" office:value="19" calcext:value-type="float">
            <text:p>19</text:p>
          </table:table-cell>
          <table:table-cell office:value-type="float" office:value="482363" calcext:value-type="float">
            <text:p>482363</text:p>
          </table:table-cell>
          <table:table-cell office:value-type="float" office:value="9857" calcext:value-type="float">
            <text:p>9857</text:p>
          </table:table-cell>
          <table:table-cell office:value-type="float" office:value="45.6749377543468" calcext:value-type="float">
            <text:p>45.6749377543468</text:p>
          </table:table-cell>
          <table:table-cell office:value-type="float" office:value="0.933359029288309" calcext:value-type="float">
            <text:p>0.93335902928830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34889" calcext:value-type="float">
            <text:p>434889</text:p>
          </table:table-cell>
          <table:table-cell office:value-type="float" office:value="8953" calcext:value-type="float">
            <text:p>8953</text:p>
          </table:table-cell>
          <table:table-cell office:value-type="float" office:value="51.9031293042592" calcext:value-type="float">
            <text:p>51.9031293042592</text:p>
          </table:table-cell>
          <table:table-cell office:value-type="float" office:value="1.06852258084484" calcext:value-type="float">
            <text:p>1.0685225808448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A</text:p>
          </table:table-cell>
          <table:table-cell office:value-type="float" office:value="21" calcext:value-type="float">
            <text:p>21</text:p>
          </table:table-cell>
          <table:table-cell office:value-type="float" office:value="354669" calcext:value-type="float">
            <text:p>354669</text:p>
          </table:table-cell>
          <table:table-cell office:value-type="float" office:value="11267" calcext:value-type="float">
            <text:p>11267</text:p>
          </table:table-cell>
          <table:table-cell office:value-type="float" office:value="32.0343757136936" calcext:value-type="float">
            <text:p>32.0343757136936</text:p>
          </table:table-cell>
          <table:table-cell office:value-type="float" office:value="1.01765677622286" calcext:value-type="float">
            <text:p>1.0176567762228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float" office:value="483064" calcext:value-type="float">
            <text:p>483064</text:p>
          </table:table-cell>
          <table:table-cell office:value-type="float" office:value="10845" calcext:value-type="float">
            <text:p>10845</text:p>
          </table:table-cell>
          <table:table-cell office:value-type="float" office:value="46.035100939006" calcext:value-type="float">
            <text:p>46.035100939006</text:p>
          </table:table-cell>
          <table:table-cell office:value-type="float" office:value="1.03350833364424" calcext:value-type="float">
            <text:p>1.033508333644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A</text:p>
          </table:table-cell>
          <table:table-cell office:value-type="float" office:value="23" calcext:value-type="float">
            <text:p>23</text:p>
          </table:table-cell>
          <table:table-cell office:value-type="float" office:value="490446" calcext:value-type="float">
            <text:p>490446</text:p>
          </table:table-cell>
          <table:table-cell office:value-type="float" office:value="10566" calcext:value-type="float">
            <text:p>10566</text:p>
          </table:table-cell>
          <table:table-cell office:value-type="float" office:value="41.9565048955441" calcext:value-type="float">
            <text:p>41.9565048955441</text:p>
          </table:table-cell>
          <table:table-cell office:value-type="float" office:value="0.903896516081931" calcext:value-type="float">
            <text:p>0.90389651608193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</text:p>
          </table:table-cell>
          <table:table-cell office:value-type="float" office:value="24" calcext:value-type="float">
            <text:p>24</text:p>
          </table:table-cell>
          <table:table-cell office:value-type="float" office:value="508333" calcext:value-type="float">
            <text:p>508333</text:p>
          </table:table-cell>
          <table:table-cell office:value-type="float" office:value="5576" calcext:value-type="float">
            <text:p>5576</text:p>
          </table:table-cell>
          <table:table-cell office:value-type="float" office:value="55.9536760351974" calcext:value-type="float">
            <text:p>55.9536760351974</text:p>
          </table:table-cell>
          <table:table-cell office:value-type="float" office:value="0.613766364906982" calcext:value-type="float">
            <text:p>0.61376636490698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A</text:p>
          </table:table-cell>
          <table:table-cell office:value-type="float" office:value="25" calcext:value-type="float">
            <text:p>25</text:p>
          </table:table-cell>
          <table:table-cell office:value-type="float" office:value="482964" calcext:value-type="float">
            <text:p>482964</text:p>
          </table:table-cell>
          <table:table-cell office:value-type="float" office:value="10876" calcext:value-type="float">
            <text:p>10876</text:p>
          </table:table-cell>
          <table:table-cell office:value-type="float" office:value="50.7329738862524" calcext:value-type="float">
            <text:p>50.7329738862524</text:p>
          </table:table-cell>
          <table:table-cell office:value-type="float" office:value="1.14246988178597" calcext:value-type="float">
            <text:p>1.1424698817859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A</text:p>
          </table:table-cell>
          <table:table-cell office:value-type="float" office:value="26" calcext:value-type="float">
            <text:p>26</text:p>
          </table:table-cell>
          <table:table-cell office:value-type="float" office:value="480928" calcext:value-type="float">
            <text:p>480928</text:p>
          </table:table-cell>
          <table:table-cell office:value-type="float" office:value="6034" calcext:value-type="float">
            <text:p>6034</text:p>
          </table:table-cell>
          <table:table-cell office:value-type="float" office:value="53.1110686007053" calcext:value-type="float">
            <text:p>53.1110686007053</text:p>
          </table:table-cell>
          <table:table-cell office:value-type="float" office:value="0.66636209149115" calcext:value-type="float">
            <text:p>0.6663620914911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</text:p>
          </table:table-cell>
          <table:table-cell office:value-type="float" office:value="27" calcext:value-type="float">
            <text:p>27</text:p>
          </table:table-cell>
          <table:table-cell office:value-type="float" office:value="471963" calcext:value-type="float">
            <text:p>471963</text:p>
          </table:table-cell>
          <table:table-cell office:value-type="float" office:value="11108" calcext:value-type="float">
            <text:p>11108</text:p>
          </table:table-cell>
          <table:table-cell office:value-type="float" office:value="42.9347215777508" calcext:value-type="float">
            <text:p>42.9347215777508</text:p>
          </table:table-cell>
          <table:table-cell office:value-type="float" office:value="1.01050058433745" calcext:value-type="float">
            <text:p>1.0105005843374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A</text:p>
          </table:table-cell>
          <table:table-cell office:value-type="float" office:value="28" calcext:value-type="float">
            <text:p>28</text:p>
          </table:table-cell>
          <table:table-cell office:value-type="float" office:value="502971" calcext:value-type="float">
            <text:p>502971</text:p>
          </table:table-cell>
          <table:table-cell office:value-type="float" office:value="13353" calcext:value-type="float">
            <text:p>13353</text:p>
          </table:table-cell>
          <table:table-cell office:value-type="float" office:value="49.8903515312016" calcext:value-type="float">
            <text:p>49.8903515312016</text:p>
          </table:table-cell>
          <table:table-cell office:value-type="float" office:value="1.32450153984253" calcext:value-type="float">
            <text:p>1.3245015398425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A</text:p>
          </table:table-cell>
          <table:table-cell office:value-type="float" office:value="29" calcext:value-type="float">
            <text:p>29</text:p>
          </table:table-cell>
          <table:table-cell office:value-type="float" office:value="402898" calcext:value-type="float">
            <text:p>402898</text:p>
          </table:table-cell>
          <table:table-cell office:value-type="float" office:value="11545" calcext:value-type="float">
            <text:p>11545</text:p>
          </table:table-cell>
          <table:table-cell office:value-type="float" office:value="38.3948294605583" calcext:value-type="float">
            <text:p>38.3948294605583</text:p>
          </table:table-cell>
          <table:table-cell office:value-type="float" office:value="1.10019981762666" calcext:value-type="float">
            <text:p>1.1001998176266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A</text:p>
          </table:table-cell>
          <table:table-cell office:value-type="float" office:value="30" calcext:value-type="float">
            <text:p>30</text:p>
          </table:table-cell>
          <table:table-cell office:value-type="float" office:value="529846" calcext:value-type="float">
            <text:p>529846</text:p>
          </table:table-cell>
          <table:table-cell office:value-type="float" office:value="14610" calcext:value-type="float">
            <text:p>14610</text:p>
          </table:table-cell>
          <table:table-cell office:value-type="float" office:value="49.2582750459568" calcext:value-type="float">
            <text:p>49.2582750459568</text:p>
          </table:table-cell>
          <table:table-cell office:value-type="float" office:value="1.35825013007823" calcext:value-type="float">
            <text:p>1.3582501300782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A</text:p>
          </table:table-cell>
          <table:table-cell office:value-type="float" office:value="31" calcext:value-type="float">
            <text:p>31</text:p>
          </table:table-cell>
          <table:table-cell office:value-type="float" office:value="482081" calcext:value-type="float">
            <text:p>482081</text:p>
          </table:table-cell>
          <table:table-cell office:value-type="float" office:value="9659" calcext:value-type="float">
            <text:p>9659</text:p>
          </table:table-cell>
          <table:table-cell office:value-type="float" office:value="38.8928416593892" calcext:value-type="float">
            <text:p>38.8928416593892</text:p>
          </table:table-cell>
          <table:table-cell office:value-type="float" office:value="0.779258999189016" calcext:value-type="float">
            <text:p>0.77925899918901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A</text:p>
          </table:table-cell>
          <table:table-cell office:value-type="float" office:value="32" calcext:value-type="float">
            <text:p>32</text:p>
          </table:table-cell>
          <table:table-cell office:value-type="float" office:value="449452" calcext:value-type="float">
            <text:p>449452</text:p>
          </table:table-cell>
          <table:table-cell office:value-type="float" office:value="11398" calcext:value-type="float">
            <text:p>11398</text:p>
          </table:table-cell>
          <table:table-cell office:value-type="float" office:value="39.3881882826197" calcext:value-type="float">
            <text:p>39.3881882826197</text:p>
          </table:table-cell>
          <table:table-cell office:value-type="float" office:value="0.998875452874389" calcext:value-type="float">
            <text:p>0.99887545287438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CA</text:p>
          </table:table-cell>
          <table:table-cell office:value-type="float" office:value="33" calcext:value-type="float">
            <text:p>33</text:p>
          </table:table-cell>
          <table:table-cell office:value-type="float" office:value="517251" calcext:value-type="float">
            <text:p>517251</text:p>
          </table:table-cell>
          <table:table-cell office:value-type="float" office:value="10427" calcext:value-type="float">
            <text:p>10427</text:p>
          </table:table-cell>
          <table:table-cell office:value-type="float" office:value="60.4851416430321" calcext:value-type="float">
            <text:p>60.4851416430321</text:p>
          </table:table-cell>
          <table:table-cell office:value-type="float" office:value="1.21928922691671" calcext:value-type="float">
            <text:p>1.219289226916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A</text:p>
          </table:table-cell>
          <table:table-cell office:value-type="float" office:value="34" calcext:value-type="float">
            <text:p>34</text:p>
          </table:table-cell>
          <table:table-cell office:value-type="float" office:value="425520" calcext:value-type="float">
            <text:p>425520</text:p>
          </table:table-cell>
          <table:table-cell office:value-type="float" office:value="11922" calcext:value-type="float">
            <text:p>11922</text:p>
          </table:table-cell>
          <table:table-cell office:value-type="float" office:value="35.6989095694679" calcext:value-type="float">
            <text:p>35.6989095694679</text:p>
          </table:table-cell>
          <table:table-cell office:value-type="float" office:value="1.00019364515698" calcext:value-type="float">
            <text:p>1.0001936451569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A</text:p>
          </table:table-cell>
          <table:table-cell office:value-type="float" office:value="35" calcext:value-type="float">
            <text:p>35</text:p>
          </table:table-cell>
          <table:table-cell office:value-type="float" office:value="450565" calcext:value-type="float">
            <text:p>450565</text:p>
          </table:table-cell>
          <table:table-cell office:value-type="float" office:value="12666" calcext:value-type="float">
            <text:p>12666</text:p>
          </table:table-cell>
          <table:table-cell office:value-type="float" office:value="33.0749170485945" calcext:value-type="float">
            <text:p>33.0749170485945</text:p>
          </table:table-cell>
          <table:table-cell office:value-type="float" office:value="0.929781273151484" calcext:value-type="float">
            <text:p>0.92978127315148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  <table:table-cell office:value-type="float" office:value="536333" calcext:value-type="float">
            <text:p>536333</text:p>
          </table:table-cell>
          <table:table-cell office:value-type="float" office:value="9648" calcext:value-type="float">
            <text:p>9648</text:p>
          </table:table-cell>
          <table:table-cell office:value-type="float" office:value="38.5969164679406" calcext:value-type="float">
            <text:p>38.5969164679406</text:p>
          </table:table-cell>
          <table:table-cell office:value-type="float" office:value="0.694313141430215" calcext:value-type="float">
            <text:p>0.69431314143021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A</text:p>
          </table:table-cell>
          <table:table-cell office:value-type="float" office:value="37" calcext:value-type="float">
            <text:p>37</text:p>
          </table:table-cell>
          <table:table-cell office:value-type="float" office:value="468463" calcext:value-type="float">
            <text:p>468463</text:p>
          </table:table-cell>
          <table:table-cell office:value-type="float" office:value="13452" calcext:value-type="float">
            <text:p>13452</text:p>
          </table:table-cell>
          <table:table-cell office:value-type="float" office:value="50.4582005409179" calcext:value-type="float">
            <text:p>50.4582005409179</text:p>
          </table:table-cell>
          <table:table-cell office:value-type="float" office:value="1.44891637904472" calcext:value-type="float">
            <text:p>1.4489163790447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A</text:p>
          </table:table-cell>
          <table:table-cell office:value-type="float" office:value="38" calcext:value-type="float">
            <text:p>38</text:p>
          </table:table-cell>
          <table:table-cell office:value-type="float" office:value="481296" calcext:value-type="float">
            <text:p>481296</text:p>
          </table:table-cell>
          <table:table-cell office:value-type="float" office:value="10991" calcext:value-type="float">
            <text:p>10991</text:p>
          </table:table-cell>
          <table:table-cell office:value-type="float" office:value="42.0024267810246" calcext:value-type="float">
            <text:p>42.0024267810246</text:p>
          </table:table-cell>
          <table:table-cell office:value-type="float" office:value="0.95917828685516" calcext:value-type="float">
            <text:p>0.9591782868551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A</text:p>
          </table:table-cell>
          <table:table-cell office:value-type="float" office:value="39" calcext:value-type="float">
            <text:p>39</text:p>
          </table:table-cell>
          <table:table-cell office:value-type="float" office:value="486713" calcext:value-type="float">
            <text:p>486713</text:p>
          </table:table-cell>
          <table:table-cell office:value-type="float" office:value="10190" calcext:value-type="float">
            <text:p>10190</text:p>
          </table:table-cell>
          <table:table-cell office:value-type="float" office:value="50.2129591771742" calcext:value-type="float">
            <text:p>50.2129591771742</text:p>
          </table:table-cell>
          <table:table-cell office:value-type="float" office:value="1.05127673601364" calcext:value-type="float">
            <text:p>1.0512767360136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</text:p>
          </table:table-cell>
          <table:table-cell office:value-type="float" office:value="40" calcext:value-type="float">
            <text:p>40</text:p>
          </table:table-cell>
          <table:table-cell office:value-type="float" office:value="340435" calcext:value-type="float">
            <text:p>340435</text:p>
          </table:table-cell>
          <table:table-cell office:value-type="float" office:value="9624" calcext:value-type="float">
            <text:p>9624</text:p>
          </table:table-cell>
          <table:table-cell office:value-type="float" office:value="35.6746515487538" calcext:value-type="float">
            <text:p>35.6746515487538</text:p>
          </table:table-cell>
          <table:table-cell office:value-type="float" office:value="1.00851218736383" calcext:value-type="float">
            <text:p>1.0085121873638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A</text:p>
          </table:table-cell>
          <table:table-cell office:value-type="float" office:value="41" calcext:value-type="float">
            <text:p>41</text:p>
          </table:table-cell>
          <table:table-cell office:value-type="float" office:value="478613" calcext:value-type="float">
            <text:p>478613</text:p>
          </table:table-cell>
          <table:table-cell office:value-type="float" office:value="8532" calcext:value-type="float">
            <text:p>8532</text:p>
          </table:table-cell>
          <table:table-cell office:value-type="float" office:value="34.7353707483917" calcext:value-type="float">
            <text:p>34.7353707483917</text:p>
          </table:table-cell>
          <table:table-cell office:value-type="float" office:value="0.619210475321978" calcext:value-type="float">
            <text:p>0.61921047532197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A</text:p>
          </table:table-cell>
          <table:table-cell office:value-type="float" office:value="42" calcext:value-type="float">
            <text:p>42</text:p>
          </table:table-cell>
          <table:table-cell office:value-type="float" office:value="538265" calcext:value-type="float">
            <text:p>538265</text:p>
          </table:table-cell>
          <table:table-cell office:value-type="float" office:value="9226" calcext:value-type="float">
            <text:p>9226</text:p>
          </table:table-cell>
          <table:table-cell office:value-type="float" office:value="43.0888131310786" calcext:value-type="float">
            <text:p>43.0888131310786</text:p>
          </table:table-cell>
          <table:table-cell office:value-type="float" office:value="0.738553296140991" calcext:value-type="float">
            <text:p>0.73855329614099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A</text:p>
          </table:table-cell>
          <table:table-cell office:value-type="float" office:value="43" calcext:value-type="float">
            <text:p>43</text:p>
          </table:table-cell>
          <table:table-cell office:value-type="float" office:value="454185" calcext:value-type="float">
            <text:p>454185</text:p>
          </table:table-cell>
          <table:table-cell office:value-type="float" office:value="11440" calcext:value-type="float">
            <text:p>11440</text:p>
          </table:table-cell>
          <table:table-cell office:value-type="float" office:value="43.1656703766087" calcext:value-type="float">
            <text:p>43.1656703766087</text:p>
          </table:table-cell>
          <table:table-cell office:value-type="float" office:value="1.08725578587669" calcext:value-type="float">
            <text:p>1.0872557858766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CA</text:p>
          </table:table-cell>
          <table:table-cell office:value-type="float" office:value="44" calcext:value-type="float">
            <text:p>44</text:p>
          </table:table-cell>
          <table:table-cell office:value-type="float" office:value="395819" calcext:value-type="float">
            <text:p>395819</text:p>
          </table:table-cell>
          <table:table-cell office:value-type="float" office:value="8661" calcext:value-type="float">
            <text:p>8661</text:p>
          </table:table-cell>
          <table:table-cell office:value-type="float" office:value="36.2089743039116" calcext:value-type="float">
            <text:p>36.2089743039116</text:p>
          </table:table-cell>
          <table:table-cell office:value-type="float" office:value="0.792296293119276" calcext:value-type="float">
            <text:p>0.79229629311927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A</text:p>
          </table:table-cell>
          <table:table-cell office:value-type="float" office:value="45" calcext:value-type="float">
            <text:p>45</text:p>
          </table:table-cell>
          <table:table-cell office:value-type="float" office:value="532802" calcext:value-type="float">
            <text:p>532802</text:p>
          </table:table-cell>
          <table:table-cell office:value-type="float" office:value="12285" calcext:value-type="float">
            <text:p>12285</text:p>
          </table:table-cell>
          <table:table-cell office:value-type="float" office:value="57.2987714010083" calcext:value-type="float">
            <text:p>57.2987714010083</text:p>
          </table:table-cell>
          <table:table-cell office:value-type="float" office:value="1.32115759073987" calcext:value-type="float">
            <text:p>1.3211575907398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A</text:p>
          </table:table-cell>
          <table:table-cell office:value-type="float" office:value="46" calcext:value-type="float">
            <text:p>46</text:p>
          </table:table-cell>
          <table:table-cell office:value-type="float" office:value="408633" calcext:value-type="float">
            <text:p>408633</text:p>
          </table:table-cell>
          <table:table-cell office:value-type="float" office:value="10145" calcext:value-type="float">
            <text:p>10145</text:p>
          </table:table-cell>
          <table:table-cell office:value-type="float" office:value="36.1977618058258" calcext:value-type="float">
            <text:p>36.1977618058258</text:p>
          </table:table-cell>
          <table:table-cell office:value-type="float" office:value="0.89867018454237" calcext:value-type="float">
            <text:p>0.8986701845423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CA</text:p>
          </table:table-cell>
          <table:table-cell office:value-type="float" office:value="47" calcext:value-type="float">
            <text:p>47</text:p>
          </table:table-cell>
          <table:table-cell office:value-type="float" office:value="491712" calcext:value-type="float">
            <text:p>491712</text:p>
          </table:table-cell>
          <table:table-cell office:value-type="float" office:value="10923" calcext:value-type="float">
            <text:p>10923</text:p>
          </table:table-cell>
          <table:table-cell office:value-type="float" office:value="44.9523298190811" calcext:value-type="float">
            <text:p>44.9523298190811</text:p>
          </table:table-cell>
          <table:table-cell office:value-type="float" office:value="0.998581077162694" calcext:value-type="float">
            <text:p>0.99858107716269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A</text:p>
          </table:table-cell>
          <table:table-cell office:value-type="float" office:value="48" calcext:value-type="float">
            <text:p>48</text:p>
          </table:table-cell>
          <table:table-cell office:value-type="float" office:value="529832" calcext:value-type="float">
            <text:p>529832</text:p>
          </table:table-cell>
          <table:table-cell office:value-type="float" office:value="8764" calcext:value-type="float">
            <text:p>8764</text:p>
          </table:table-cell>
          <table:table-cell office:value-type="float" office:value="55.6281991272705" calcext:value-type="float">
            <text:p>55.6281991272705</text:p>
          </table:table-cell>
          <table:table-cell office:value-type="float" office:value="0.920151174620255" calcext:value-type="float">
            <text:p>0.92015117462025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</text:p>
          </table:table-cell>
          <table:table-cell office:value-type="float" office:value="49" calcext:value-type="float">
            <text:p>49</text:p>
          </table:table-cell>
          <table:table-cell office:value-type="float" office:value="519302" calcext:value-type="float">
            <text:p>519302</text:p>
          </table:table-cell>
          <table:table-cell office:value-type="float" office:value="10212" calcext:value-type="float">
            <text:p>10212</text:p>
          </table:table-cell>
          <table:table-cell office:value-type="float" office:value="56.8127987182795" calcext:value-type="float">
            <text:p>56.8127987182795</text:p>
          </table:table-cell>
          <table:table-cell office:value-type="float" office:value="1.11721560962806" calcext:value-type="float">
            <text:p>1.1172156096280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A</text:p>
          </table:table-cell>
          <table:table-cell office:value-type="float" office:value="50" calcext:value-type="float">
            <text:p>50</text:p>
          </table:table-cell>
          <table:table-cell office:value-type="float" office:value="513522" calcext:value-type="float">
            <text:p>513522</text:p>
          </table:table-cell>
          <table:table-cell office:value-type="float" office:value="11367" calcext:value-type="float">
            <text:p>11367</text:p>
          </table:table-cell>
          <table:table-cell office:value-type="float" office:value="50.5937428191976" calcext:value-type="float">
            <text:p>50.5937428191976</text:p>
          </table:table-cell>
          <table:table-cell office:value-type="float" office:value="1.11991126889563" calcext:value-type="float">
            <text:p>1.1199112688956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A</text:p>
          </table:table-cell>
          <table:table-cell office:value-type="float" office:value="51" calcext:value-type="float">
            <text:p>51</text:p>
          </table:table-cell>
          <table:table-cell office:value-type="float" office:value="445034" calcext:value-type="float">
            <text:p>445034</text:p>
          </table:table-cell>
          <table:table-cell office:value-type="float" office:value="11226" calcext:value-type="float">
            <text:p>11226</text:p>
          </table:table-cell>
          <table:table-cell office:value-type="float" office:value="34.5654489319917" calcext:value-type="float">
            <text:p>34.5654489319917</text:p>
          </table:table-cell>
          <table:table-cell office:value-type="float" office:value="0.871914796870664" calcext:value-type="float">
            <text:p>0.87191479687066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A</text:p>
          </table:table-cell>
          <table:table-cell office:value-type="float" office:value="52" calcext:value-type="float">
            <text:p>52</text:p>
          </table:table-cell>
          <table:table-cell office:value-type="float" office:value="546843" calcext:value-type="float">
            <text:p>546843</text:p>
          </table:table-cell>
          <table:table-cell office:value-type="float" office:value="12471" calcext:value-type="float">
            <text:p>12471</text:p>
          </table:table-cell>
          <table:table-cell office:value-type="float" office:value="54.1301616734602" calcext:value-type="float">
            <text:p>54.1301616734602</text:p>
          </table:table-cell>
          <table:table-cell office:value-type="float" office:value="1.23446262680463" calcext:value-type="float">
            <text:p>1.2344626268046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A</text:p>
          </table:table-cell>
          <table:table-cell office:value-type="float" office:value="53" calcext:value-type="float">
            <text:p>53</text:p>
          </table:table-cell>
          <table:table-cell office:value-type="float" office:value="563962" calcext:value-type="float">
            <text:p>563962</text:p>
          </table:table-cell>
          <table:table-cell office:value-type="float" office:value="15636" calcext:value-type="float">
            <text:p>15636</text:p>
          </table:table-cell>
          <table:table-cell office:value-type="float" office:value="47.6617218890634" calcext:value-type="float">
            <text:p>47.6617218890634</text:p>
          </table:table-cell>
          <table:table-cell office:value-type="float" office:value="1.3214342162369" calcext:value-type="float">
            <text:p>1.321434216236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619349" calcext:value-type="float">
            <text:p>619349</text:p>
          </table:table-cell>
          <table:table-cell office:value-type="float" office:value="5507" calcext:value-type="float">
            <text:p>5507</text:p>
          </table:table-cell>
          <table:table-cell office:value-type="float" office:value="59.6941304498756" calcext:value-type="float">
            <text:p>59.6941304498756</text:p>
          </table:table-cell>
          <table:table-cell office:value-type="float" office:value="0.530775986378383" calcext:value-type="float">
            <text:p>0.53077598637838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float" office:value="619285" calcext:value-type="float">
            <text:p>619285</text:p>
          </table:table-cell>
          <table:table-cell office:value-type="float" office:value="6451" calcext:value-type="float">
            <text:p>6451</text:p>
          </table:table-cell>
          <table:table-cell office:value-type="float" office:value="69.5584423972807" calcext:value-type="float">
            <text:p>69.5584423972807</text:p>
          </table:table-cell>
          <table:table-cell office:value-type="float" office:value="0.724579978369988" calcext:value-type="float">
            <text:p>0.72457997836998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float" office:value="565901" calcext:value-type="float">
            <text:p>565901</text:p>
          </table:table-cell>
          <table:table-cell office:value-type="float" office:value="5796" calcext:value-type="float">
            <text:p>5796</text:p>
          </table:table-cell>
          <table:table-cell office:value-type="float" office:value="59.4098614421957" calcext:value-type="float">
            <text:p>59.4098614421957</text:p>
          </table:table-cell>
          <table:table-cell office:value-type="float" office:value="0.608480205758545" calcext:value-type="float">
            <text:p>0.60848020575854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float" office:value="598599" calcext:value-type="float">
            <text:p>598599</text:p>
          </table:table-cell>
          <table:table-cell office:value-type="float" office:value="5986" calcext:value-type="float">
            <text:p>5986</text:p>
          </table:table-cell>
          <table:table-cell office:value-type="float" office:value="61.7476808347491" calcext:value-type="float">
            <text:p>61.7476808347491</text:p>
          </table:table-cell>
          <table:table-cell office:value-type="float" office:value="0.617477839884143" calcext:value-type="float">
            <text:p>0.61747783988414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O</text:p>
          </table:table-cell>
          <table:table-cell office:value-type="float" office:value="5" calcext:value-type="float">
            <text:p>5</text:p>
          </table:table-cell>
          <table:table-cell office:value-type="float" office:value="603967" calcext:value-type="float">
            <text:p>603967</text:p>
          </table:table-cell>
          <table:table-cell office:value-type="float" office:value="3639" calcext:value-type="float">
            <text:p>3639</text:p>
          </table:table-cell>
          <table:table-cell office:value-type="float" office:value="53.4327206618905" calcext:value-type="float">
            <text:p>53.4327206618905</text:p>
          </table:table-cell>
          <table:table-cell office:value-type="float" office:value="0.321940884996398" calcext:value-type="float">
            <text:p>0.32194088499639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567801" calcext:value-type="float">
            <text:p>567801</text:p>
          </table:table-cell>
          <table:table-cell office:value-type="float" office:value="9080" calcext:value-type="float">
            <text:p>9080</text:p>
          </table:table-cell>
          <table:table-cell office:value-type="float" office:value="61.081611339184" calcext:value-type="float">
            <text:p>61.081611339184</text:p>
          </table:table-cell>
          <table:table-cell office:value-type="float" office:value="0.976787696675051" calcext:value-type="float">
            <text:p>0.97678769667505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O</text:p>
          </table:table-cell>
          <table:table-cell office:value-type="float" office:value="7" calcext:value-type="float">
            <text:p>7</text:p>
          </table:table-cell>
          <table:table-cell office:value-type="float" office:value="576138" calcext:value-type="float">
            <text:p>576138</text:p>
          </table:table-cell>
          <table:table-cell office:value-type="float" office:value="8222" calcext:value-type="float">
            <text:p>8222</text:p>
          </table:table-cell>
          <table:table-cell office:value-type="float" office:value="58.6781291982129" calcext:value-type="float">
            <text:p>58.6781291982129</text:p>
          </table:table-cell>
          <table:table-cell office:value-type="float" office:value="0.837388921174626" calcext:value-type="float">
            <text:p>0.83738892117462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float" office:value="523004" calcext:value-type="float">
            <text:p>523004</text:p>
          </table:table-cell>
          <table:table-cell office:value-type="float" office:value="7034" calcext:value-type="float">
            <text:p>7034</text:p>
          </table:table-cell>
          <table:table-cell office:value-type="float" office:value="52.4164251133835" calcext:value-type="float">
            <text:p>52.4164251133835</text:p>
          </table:table-cell>
          <table:table-cell office:value-type="float" office:value="0.704960448194544" calcext:value-type="float">
            <text:p>0.70496044819454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float" office:value="548572" calcext:value-type="float">
            <text:p>548572</text:p>
          </table:table-cell>
          <table:table-cell office:value-type="float" office:value="5593" calcext:value-type="float">
            <text:p>5593</text:p>
          </table:table-cell>
          <table:table-cell office:value-type="float" office:value="52.7030180176896" calcext:value-type="float">
            <text:p>52.7030180176896</text:p>
          </table:table-cell>
          <table:table-cell office:value-type="float" office:value="0.53733690340181" calcext:value-type="float">
            <text:p>0.5373369034018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float" office:value="535024" calcext:value-type="float">
            <text:p>535024</text:p>
          </table:table-cell>
          <table:table-cell office:value-type="float" office:value="7312" calcext:value-type="float">
            <text:p>7312</text:p>
          </table:table-cell>
          <table:table-cell office:value-type="float" office:value="50.5096967612668" calcext:value-type="float">
            <text:p>50.5096967612668</text:p>
          </table:table-cell>
          <table:table-cell office:value-type="float" office:value="0.690299692571516" calcext:value-type="float">
            <text:p>0.69029969257151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float" office:value="496370" calcext:value-type="float">
            <text:p>496370</text:p>
          </table:table-cell>
          <table:table-cell office:value-type="float" office:value="6476" calcext:value-type="float">
            <text:p>6476</text:p>
          </table:table-cell>
          <table:table-cell office:value-type="float" office:value="55.5333722827729" calcext:value-type="float">
            <text:p>55.5333722827729</text:p>
          </table:table-cell>
          <table:table-cell office:value-type="float" office:value="0.724528313361479" calcext:value-type="float">
            <text:p>0.72452831336147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float" office:value="511395" calcext:value-type="float">
            <text:p>511395</text:p>
          </table:table-cell>
          <table:table-cell office:value-type="float" office:value="9390" calcext:value-type="float">
            <text:p>9390</text:p>
          </table:table-cell>
          <table:table-cell office:value-type="float" office:value="52.9266027239218" calcext:value-type="float">
            <text:p>52.9266027239218</text:p>
          </table:table-cell>
          <table:table-cell office:value-type="float" office:value="0.971813959028981" calcext:value-type="float">
            <text:p>0.97181395902898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-large</text:p>
          </table:table-cell>
          <table:table-cell table:style-name="ce6" office:value-type="float" office:value="720867" calcext:value-type="float">
            <text:p>720867</text:p>
          </table:table-cell>
          <table:table-cell office:value-type="float" office:value="3971" calcext:value-type="float">
            <text:p>3971</text:p>
          </table:table-cell>
          <table:table-cell office:value-type="float" office:value="49.0817307492228" calcext:value-type="float">
            <text:p>49.0817307492228</text:p>
          </table:table-cell>
          <table:table-cell office:value-type="float" office:value="0.270373803774016" calcext:value-type="float">
            <text:p>0.27037380377401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t-large</text:p>
          </table:table-cell>
          <table:table-cell office:value-type="float" office:value="526393" calcext:value-type="float">
            <text:p>526393</text:p>
          </table:table-cell>
          <table:table-cell office:value-type="float" office:value="4612" calcext:value-type="float">
            <text:p>4612</text:p>
          </table:table-cell>
          <table:table-cell office:value-type="float" office:value="43.4597344569552" calcext:value-type="float">
            <text:p>43.4597344569552</text:p>
          </table:table-cell>
          <table:table-cell office:value-type="float" office:value="0.380773101685389" calcext:value-type="float">
            <text:p>0.38077310168538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  <table:table-cell office:value-type="float" office:value="601423" calcext:value-type="float">
            <text:p>601423</text:p>
          </table:table-cell>
          <table:table-cell office:value-type="float" office:value="2752" calcext:value-type="float">
            <text:p>2752</text:p>
          </table:table-cell>
          <table:table-cell office:value-type="float" office:value="53.6042020341756" calcext:value-type="float">
            <text:p>53.6042020341756</text:p>
          </table:table-cell>
          <table:table-cell office:value-type="float" office:value="0.245282877439092" calcext:value-type="float">
            <text:p>0.24528287743909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L</text:p>
          </table:table-cell>
          <table:table-cell office:value-type="float" office:value="2" calcext:value-type="float">
            <text:p>2</text:p>
          </table:table-cell>
          <table:table-cell office:value-type="float" office:value="573718" calcext:value-type="float">
            <text:p>573718</text:p>
          </table:table-cell>
          <table:table-cell office:value-type="float" office:value="6050" calcext:value-type="float">
            <text:p>6050</text:p>
          </table:table-cell>
          <table:table-cell office:value-type="float" office:value="51.5179931604028" calcext:value-type="float">
            <text:p>51.5179931604028</text:p>
          </table:table-cell>
          <table:table-cell office:value-type="float" office:value="0.543270140766783" calcext:value-type="float">
            <text:p>0.54327014076678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L</text:p>
          </table:table-cell>
          <table:table-cell office:value-type="float" office:value="3" calcext:value-type="float">
            <text:p>3</text:p>
          </table:table-cell>
          <table:table-cell office:value-type="float" office:value="579993" calcext:value-type="float">
            <text:p>579993</text:p>
          </table:table-cell>
          <table:table-cell office:value-type="float" office:value="6726" calcext:value-type="float">
            <text:p>6726</text:p>
          </table:table-cell>
          <table:table-cell office:value-type="float" office:value="52.8447757128103" calcext:value-type="float">
            <text:p>52.8447757128103</text:p>
          </table:table-cell>
          <table:table-cell office:value-type="float" office:value="0.612824571062689" calcext:value-type="float">
            <text:p>0.61282457106268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L</text:p>
          </table:table-cell>
          <table:table-cell office:value-type="float" office:value="4" calcext:value-type="float">
            <text:p>4</text:p>
          </table:table-cell>
          <table:table-cell office:value-type="float" office:value="614794" calcext:value-type="float">
            <text:p>614794</text:p>
          </table:table-cell>
          <table:table-cell office:value-type="float" office:value="10052" calcext:value-type="float">
            <text:p>10052</text:p>
          </table:table-cell>
          <table:table-cell office:value-type="float" office:value="62.0124789766979" calcext:value-type="float">
            <text:p>62.0124789766979</text:p>
          </table:table-cell>
          <table:table-cell office:value-type="float" office:value="1.01391594367181" calcext:value-type="float">
            <text:p>1.0139159436718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L</text:p>
          </table:table-cell>
          <table:table-cell office:value-type="float" office:value="5" calcext:value-type="float">
            <text:p>5</text:p>
          </table:table-cell>
          <table:table-cell office:value-type="float" office:value="541992" calcext:value-type="float">
            <text:p>541992</text:p>
          </table:table-cell>
          <table:table-cell office:value-type="float" office:value="11225" calcext:value-type="float">
            <text:p>11225</text:p>
          </table:table-cell>
          <table:table-cell office:value-type="float" office:value="49.8763819392168" calcext:value-type="float">
            <text:p>49.8763819392168</text:p>
          </table:table-cell>
          <table:table-cell office:value-type="float" office:value="1.03297168088774" calcext:value-type="float">
            <text:p>1.0329716808877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L</text:p>
          </table:table-cell>
          <table:table-cell office:value-type="float" office:value="6" calcext:value-type="float">
            <text:p>6</text:p>
          </table:table-cell>
          <table:table-cell office:value-type="float" office:value="621566" calcext:value-type="float">
            <text:p>621566</text:p>
          </table:table-cell>
          <table:table-cell office:value-type="float" office:value="6917" calcext:value-type="float">
            <text:p>6917</text:p>
          </table:table-cell>
          <table:table-cell office:value-type="float" office:value="53.6787726484396" calcext:value-type="float">
            <text:p>53.6787726484396</text:p>
          </table:table-cell>
          <table:table-cell office:value-type="float" office:value="0.597355824496927" calcext:value-type="float">
            <text:p>0.59735582449692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L</text:p>
          </table:table-cell>
          <table:table-cell office:value-type="float" office:value="7" calcext:value-type="float">
            <text:p>7</text:p>
          </table:table-cell>
          <table:table-cell office:value-type="float" office:value="581583" calcext:value-type="float">
            <text:p>581583</text:p>
          </table:table-cell>
          <table:table-cell office:value-type="float" office:value="10621" calcext:value-type="float">
            <text:p>10621</text:p>
          </table:table-cell>
          <table:table-cell office:value-type="float" office:value="54.5748414241819" calcext:value-type="float">
            <text:p>54.5748414241819</text:p>
          </table:table-cell>
          <table:table-cell office:value-type="float" office:value="0.996658070759008" calcext:value-type="float">
            <text:p>0.99665807075900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L</text:p>
          </table:table-cell>
          <table:table-cell office:value-type="float" office:value="8" calcext:value-type="float">
            <text:p>8</text:p>
          </table:table-cell>
          <table:table-cell office:value-type="float" office:value="610604" calcext:value-type="float">
            <text:p>610604</text:p>
          </table:table-cell>
          <table:table-cell office:value-type="float" office:value="4145" calcext:value-type="float">
            <text:p>4145</text:p>
          </table:table-cell>
          <table:table-cell office:value-type="float" office:value="59.0443233257561" calcext:value-type="float">
            <text:p>59.0443233257561</text:p>
          </table:table-cell>
          <table:table-cell office:value-type="float" office:value="0.400814144986373" calcext:value-type="float">
            <text:p>0.40081414498637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L</text:p>
          </table:table-cell>
          <table:table-cell office:value-type="float" office:value="9" calcext:value-type="float">
            <text:p>9</text:p>
          </table:table-cell>
          <table:table-cell office:value-type="float" office:value="644898" calcext:value-type="float">
            <text:p>644898</text:p>
          </table:table-cell>
          <table:table-cell office:value-type="float" office:value="15477" calcext:value-type="float">
            <text:p>15477</text:p>
          </table:table-cell>
          <table:table-cell office:value-type="float" office:value="46.0130129105688" calcext:value-type="float">
            <text:p>46.0130129105688</text:p>
          </table:table-cell>
          <table:table-cell office:value-type="float" office:value="1.10427292504687" calcext:value-type="float">
            <text:p>1.1042729250468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  <table:table-cell office:value-type="float" office:value="546157" calcext:value-type="float">
            <text:p>546157</text:p>
          </table:table-cell>
          <table:table-cell office:value-type="float" office:value="12769" calcext:value-type="float">
            <text:p>12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FL</text:p>
          </table:table-cell>
          <table:table-cell office:value-type="float" office:value="11" calcext:value-type="float">
            <text:p>11</text:p>
          </table:table-cell>
          <table:table-cell office:value-type="float" office:value="652135" calcext:value-type="float">
            <text:p>652135</text:p>
          </table:table-cell>
          <table:table-cell office:value-type="float" office:value="10786" calcext:value-type="float">
            <text:p>10786</text:p>
          </table:table-cell>
          <table:table-cell office:value-type="float" office:value="56.3542824721875" calcext:value-type="float">
            <text:p>56.3542824721875</text:p>
          </table:table-cell>
          <table:table-cell office:value-type="float" office:value="0.932072792818994" calcext:value-type="float">
            <text:p>0.93207279281899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605983" calcext:value-type="float">
            <text:p>605983</text:p>
          </table:table-cell>
          <table:table-cell office:value-type="float" office:value="7435" calcext:value-type="float">
            <text:p>7435</text:p>
          </table:table-cell>
          <table:table-cell office:value-type="float" office:value="55.268547137461" calcext:value-type="float">
            <text:p>55.268547137461</text:p>
          </table:table-cell>
          <table:table-cell office:value-type="float" office:value="0.678107550817469" calcext:value-type="float">
            <text:p>0.67810755081746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FL</text:p>
          </table:table-cell>
          <table:table-cell office:value-type="float" office:value="13" calcext:value-type="float">
            <text:p>13</text:p>
          </table:table-cell>
          <table:table-cell office:value-type="float" office:value="584889" calcext:value-type="float">
            <text:p>584889</text:p>
          </table:table-cell>
          <table:table-cell office:value-type="float" office:value="8338" calcext:value-type="float">
            <text:p>8338</text:p>
          </table:table-cell>
          <table:table-cell office:value-type="float" office:value="54.1933597656991" calcext:value-type="float">
            <text:p>54.1933597656991</text:p>
          </table:table-cell>
          <table:table-cell office:value-type="float" office:value="0.772564082631746" calcext:value-type="float">
            <text:p>0.77256408263174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L</text:p>
          </table:table-cell>
          <table:table-cell office:value-type="float" office:value="14" calcext:value-type="float">
            <text:p>14</text:p>
          </table:table-cell>
          <table:table-cell office:value-type="float" office:value="534225" calcext:value-type="float">
            <text:p>534225</text:p>
          </table:table-cell>
          <table:table-cell office:value-type="float" office:value="9792" calcext:value-type="float">
            <text:p>9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L</text:p>
          </table:table-cell>
          <table:table-cell office:value-type="float" office:value="15" calcext:value-type="float">
            <text:p>15</text:p>
          </table:table-cell>
          <table:table-cell office:value-type="float" office:value="578715" calcext:value-type="float">
            <text:p>578715</text:p>
          </table:table-cell>
          <table:table-cell office:value-type="float" office:value="14070" calcext:value-type="float">
            <text:p>14070</text:p>
          </table:table-cell>
          <table:table-cell office:value-type="float" office:value="49.3389665033739" calcext:value-type="float">
            <text:p>49.3389665033739</text:p>
          </table:table-cell>
          <table:table-cell office:value-type="float" office:value="1.19955290376519" calcext:value-type="float">
            <text:p>1.1995529037651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L</text:p>
          </table:table-cell>
          <table:table-cell office:value-type="float" office:value="16" calcext:value-type="float">
            <text:p>16</text:p>
          </table:table-cell>
          <table:table-cell office:value-type="float" office:value="638769" calcext:value-type="float">
            <text:p>638769</text:p>
          </table:table-cell>
          <table:table-cell office:value-type="float" office:value="8875" calcext:value-type="float">
            <text:p>8875</text:p>
          </table:table-cell>
          <table:table-cell office:value-type="float" office:value="56.6630503358804" calcext:value-type="float">
            <text:p>56.6630503358804</text:p>
          </table:table-cell>
          <table:table-cell office:value-type="float" office:value="0.787271410683578" calcext:value-type="float">
            <text:p>0.78727141068357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FL</text:p>
          </table:table-cell>
          <table:table-cell office:value-type="float" office:value="17" calcext:value-type="float">
            <text:p>17</text:p>
          </table:table-cell>
          <table:table-cell office:value-type="float" office:value="615104" calcext:value-type="float">
            <text:p>615104</text:p>
          </table:table-cell>
          <table:table-cell office:value-type="float" office:value="10351" calcext:value-type="float">
            <text:p>10351</text:p>
          </table:table-cell>
          <table:table-cell office:value-type="float" office:value="50.4825200291333" calcext:value-type="float">
            <text:p>50.4825200291333</text:p>
          </table:table-cell>
          <table:table-cell office:value-type="float" office:value="0.849522300003834" calcext:value-type="float">
            <text:p>0.84952230000383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L</text:p>
          </table:table-cell>
          <table:table-cell office:value-type="float" office:value="18" calcext:value-type="float">
            <text:p>18</text:p>
          </table:table-cell>
          <table:table-cell office:value-type="float" office:value="599873" calcext:value-type="float">
            <text:p>599873</text:p>
          </table:table-cell>
          <table:table-cell office:value-type="float" office:value="10324" calcext:value-type="float">
            <text:p>10324</text:p>
          </table:table-cell>
          <table:table-cell office:value-type="float" office:value="57.0719135550358" calcext:value-type="float">
            <text:p>57.0719135550358</text:p>
          </table:table-cell>
          <table:table-cell office:value-type="float" office:value="0.982225296924832" calcext:value-type="float">
            <text:p>0.98222529692483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L</text:p>
          </table:table-cell>
          <table:table-cell office:value-type="float" office:value="19" calcext:value-type="float">
            <text:p>19</text:p>
          </table:table-cell>
          <table:table-cell office:value-type="float" office:value="631233" calcext:value-type="float">
            <text:p>631233</text:p>
          </table:table-cell>
          <table:table-cell office:value-type="float" office:value="11072" calcext:value-type="float">
            <text:p>11072</text:p>
          </table:table-cell>
          <table:table-cell office:value-type="float" office:value="53.8005775997136" calcext:value-type="float">
            <text:p>53.8005775997136</text:p>
          </table:table-cell>
          <table:table-cell office:value-type="float" office:value="0.943676891391972" calcext:value-type="float">
            <text:p>0.94367689139197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float" office:value="507613" calcext:value-type="float">
            <text:p>507613</text:p>
          </table:table-cell>
          <table:table-cell office:value-type="float" office:value="13423" calcext:value-type="float">
            <text:p>13423</text:p>
          </table:table-cell>
          <table:table-cell office:value-type="float" office:value="39.9564234958522" calcext:value-type="float">
            <text:p>39.9564234958522</text:p>
          </table:table-cell>
          <table:table-cell office:value-type="float" office:value="1.05658261822456" calcext:value-type="float">
            <text:p>1.0565826182245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L</text:p>
          </table:table-cell>
          <table:table-cell office:value-type="float" office:value="21" calcext:value-type="float">
            <text:p>21</text:p>
          </table:table-cell>
          <table:table-cell office:value-type="float" office:value="546101" calcext:value-type="float">
            <text:p>546101</text:p>
          </table:table-cell>
          <table:table-cell office:value-type="float" office:value="11927" calcext:value-type="float">
            <text:p>11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L</text:p>
          </table:table-cell>
          <table:table-cell office:value-type="float" office:value="22" calcext:value-type="float">
            <text:p>22</text:p>
          </table:table-cell>
          <table:table-cell office:value-type="float" office:value="534846" calcext:value-type="float">
            <text:p>534846</text:p>
          </table:table-cell>
          <table:table-cell office:value-type="float" office:value="11346" calcext:value-type="float">
            <text:p>11346</text:p>
          </table:table-cell>
          <table:table-cell office:value-type="float" office:value="55.657703338905" calcext:value-type="float">
            <text:p>55.657703338905</text:p>
          </table:table-cell>
          <table:table-cell office:value-type="float" office:value="1.18069930799373" calcext:value-type="float">
            <text:p>1.18069930799373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L</text:p>
          </table:table-cell>
          <table:table-cell office:value-type="float" office:value="23" calcext:value-type="float">
            <text:p>23</text:p>
          </table:table-cell>
          <table:table-cell office:value-type="float" office:value="510212" calcext:value-type="float">
            <text:p>510212</text:p>
          </table:table-cell>
          <table:table-cell office:value-type="float" office:value="9952" calcext:value-type="float">
            <text:p>9952</text:p>
          </table:table-cell>
          <table:table-cell office:value-type="float" office:value="54.1668953297845" calcext:value-type="float">
            <text:p>54.1668953297845</text:p>
          </table:table-cell>
          <table:table-cell office:value-type="float" office:value="1.05655872915967" calcext:value-type="float">
            <text:p>1.0565587291596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FL</text:p>
          </table:table-cell>
          <table:table-cell office:value-type="float" office:value="24" calcext:value-type="float">
            <text:p>24</text:p>
          </table:table-cell>
          <table:table-cell office:value-type="float" office:value="477697" calcext:value-type="float">
            <text:p>477697</text:p>
          </table:table-cell>
          <table:table-cell office:value-type="float" office:value="12311" calcext:value-type="float">
            <text:p>12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L</text:p>
          </table:table-cell>
          <table:table-cell office:value-type="float" office:value="25" calcext:value-type="float">
            <text:p>25</text:p>
          </table:table-cell>
          <table:table-cell office:value-type="float" office:value="453055" calcext:value-type="float">
            <text:p>453055</text:p>
          </table:table-cell>
          <table:table-cell office:value-type="float" office:value="14226" calcext:value-type="float">
            <text:p>14226</text:p>
          </table:table-cell>
          <table:table-cell office:value-type="float" office:value="46.979947247023" calcext:value-type="float">
            <text:p>46.979947247023</text:p>
          </table:table-cell>
          <table:table-cell office:value-type="float" office:value="1.47517791335743" calcext:value-type="float">
            <text:p>1.4751779133574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float" office:value="26" calcext:value-type="float">
            <text:p>26</text:p>
          </table:table-cell>
          <table:table-cell office:value-type="float" office:value="476033" calcext:value-type="float">
            <text:p>476033</text:p>
          </table:table-cell>
          <table:table-cell office:value-type="float" office:value="12380" calcext:value-type="float">
            <text:p>12380</text:p>
          </table:table-cell>
          <table:table-cell office:value-type="float" office:value="49.4661084420618" calcext:value-type="float">
            <text:p>49.4661084420618</text:p>
          </table:table-cell>
          <table:table-cell office:value-type="float" office:value="1.28644531474231" calcext:value-type="float">
            <text:p>1.2864453147423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FL</text:p>
          </table:table-cell>
          <table:table-cell office:value-type="float" office:value="27" calcext:value-type="float">
            <text:p>27</text:p>
          </table:table-cell>
          <table:table-cell office:value-type="float" office:value="464604" calcext:value-type="float">
            <text:p>464604</text:p>
          </table:table-cell>
          <table:table-cell office:value-type="float" office:value="13439" calcext:value-type="float">
            <text:p>13439</text:p>
          </table:table-cell>
          <table:table-cell office:value-type="float" office:value="54.3658685676404" calcext:value-type="float">
            <text:p>54.3658685676404</text:p>
          </table:table-cell>
          <table:table-cell office:value-type="float" office:value="1.57257128152259" calcext:value-type="float">
            <text:p>1.5725712815225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550713" calcext:value-type="float">
            <text:p>550713</text:p>
          </table:table-cell>
          <table:table-cell office:value-type="float" office:value="4548" calcext:value-type="float">
            <text:p>4548</text:p>
          </table:table-cell>
          <table:table-cell office:value-type="float" office:value="45.5197171666549" calcext:value-type="float">
            <text:p>45.5197171666549</text:p>
          </table:table-cell>
          <table:table-cell office:value-type="float" office:value="0.375919351230035" calcext:value-type="float">
            <text:p>0.37591935123003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498322" calcext:value-type="float">
            <text:p>498322</text:p>
          </table:table-cell>
          <table:table-cell office:value-type="float" office:value="5387" calcext:value-type="float">
            <text:p>5387</text:p>
          </table:table-cell>
          <table:table-cell office:value-type="float" office:value="45.9885375319572" calcext:value-type="float">
            <text:p>45.9885375319572</text:p>
          </table:table-cell>
          <table:table-cell office:value-type="float" office:value="0.497148935195825" calcext:value-type="float">
            <text:p>0.49714893519582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548941" calcext:value-type="float">
            <text:p>548941</text:p>
          </table:table-cell>
          <table:table-cell office:value-type="float" office:value="6659" calcext:value-type="float">
            <text:p>6659</text:p>
          </table:table-cell>
          <table:table-cell office:value-type="float" office:value="53.3765923842453" calcext:value-type="float">
            <text:p>53.3765923842453</text:p>
          </table:table-cell>
          <table:table-cell office:value-type="float" office:value="0.647491677041229" calcext:value-type="float">
            <text:p>0.64749167704122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527938" calcext:value-type="float">
            <text:p>527938</text:p>
          </table:table-cell>
          <table:table-cell office:value-type="float" office:value="10870" calcext:value-type="float">
            <text:p>10870</text:p>
          </table:table-cell>
          <table:table-cell office:value-type="float" office:value="54.7050979471074" calcext:value-type="float">
            <text:p>54.7050979471074</text:p>
          </table:table-cell>
          <table:table-cell office:value-type="float" office:value="1.12635274347567" calcext:value-type="float">
            <text:p>1.1263527434756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587385" calcext:value-type="float">
            <text:p>587385</text:p>
          </table:table-cell>
          <table:table-cell office:value-type="float" office:value="11293" calcext:value-type="float">
            <text:p>11293</text:p>
          </table:table-cell>
          <table:table-cell office:value-type="float" office:value="46.886794861973" calcext:value-type="float">
            <text:p>46.886794861973</text:p>
          </table:table-cell>
          <table:table-cell office:value-type="float" office:value="0.901440408550203" calcext:value-type="float">
            <text:p>0.90144040855020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496468" calcext:value-type="float">
            <text:p>496468</text:p>
          </table:table-cell>
          <table:table-cell office:value-type="float" office:value="9646" calcext:value-type="float">
            <text:p>9646</text:p>
          </table:table-cell>
          <table:table-cell office:value-type="float" office:value="63.8574893044466" calcext:value-type="float">
            <text:p>63.8574893044466</text:p>
          </table:table-cell>
          <table:table-cell office:value-type="float" office:value="1.24070300972206" calcext:value-type="float">
            <text:p>1.2407030097220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486845" calcext:value-type="float">
            <text:p>486845</text:p>
          </table:table-cell>
          <table:table-cell office:value-type="float" office:value="13303" calcext:value-type="float">
            <text:p>13303</text:p>
          </table:table-cell>
          <table:table-cell office:value-type="float" office:value="57.603754788485" calcext:value-type="float">
            <text:p>57.603754788485</text:p>
          </table:table-cell>
          <table:table-cell office:value-type="float" office:value="1.57401791114465" calcext:value-type="float">
            <text:p>1.5740179111446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GA</text:p>
          </table:table-cell>
          <table:table-cell office:value-type="float" office:value="8" calcext:value-type="float">
            <text:p>8</text:p>
          </table:table-cell>
          <table:table-cell office:value-type="float" office:value="527338" calcext:value-type="float">
            <text:p>527338</text:p>
          </table:table-cell>
          <table:table-cell office:value-type="float" office:value="5981" calcext:value-type="float">
            <text:p>5981</text:p>
          </table:table-cell>
          <table:table-cell office:value-type="float" office:value="37.6828523641384" calcext:value-type="float">
            <text:p>37.6828523641384</text:p>
          </table:table-cell>
          <table:table-cell office:value-type="float" office:value="0.427394081196333" calcext:value-type="float">
            <text:p>0.42739408119633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float" office:value="556967" calcext:value-type="float">
            <text:p>556967</text:p>
          </table:table-cell>
          <table:table-cell office:value-type="float" office:value="6033" calcext:value-type="float">
            <text:p>6033</text:p>
          </table:table-cell>
          <table:table-cell office:value-type="float" office:value="50.735142297479" calcext:value-type="float">
            <text:p>50.735142297479</text:p>
          </table:table-cell>
          <table:table-cell office:value-type="float" office:value="0.549556999751675" calcext:value-type="float">
            <text:p>0.54955699975167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565803" calcext:value-type="float">
            <text:p>565803</text:p>
          </table:table-cell>
          <table:table-cell office:value-type="float" office:value="9414" calcext:value-type="float">
            <text:p>9414</text:p>
          </table:table-cell>
          <table:table-cell office:value-type="float" office:value="53.5053720111064" calcext:value-type="float">
            <text:p>53.5053720111064</text:p>
          </table:table-cell>
          <table:table-cell office:value-type="float" office:value="0.890238425940752" calcext:value-type="float">
            <text:p>0.89023842594075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559687" calcext:value-type="float">
            <text:p>559687</text:p>
          </table:table-cell>
          <table:table-cell office:value-type="float" office:value="9450" calcext:value-type="float">
            <text:p>9450</text:p>
          </table:table-cell>
          <table:table-cell office:value-type="float" office:value="55.4845833474781" calcext:value-type="float">
            <text:p>55.4845833474781</text:p>
          </table:table-cell>
          <table:table-cell office:value-type="float" office:value="0.936825962785751" calcext:value-type="float">
            <text:p>0.93682596278575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540482" calcext:value-type="float">
            <text:p>540482</text:p>
          </table:table-cell>
          <table:table-cell office:value-type="float" office:value="5219" calcext:value-type="float">
            <text:p>5219</text:p>
          </table:table-cell>
          <table:table-cell office:value-type="float" office:value="46.3460392760536" calcext:value-type="float">
            <text:p>46.3460392760536</text:p>
          </table:table-cell>
          <table:table-cell office:value-type="float" office:value="0.447526428228366" calcext:value-type="float">
            <text:p>0.44752642822836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523476" calcext:value-type="float">
            <text:p>523476</text:p>
          </table:table-cell>
          <table:table-cell office:value-type="float" office:value="12223" calcext:value-type="float">
            <text:p>12223</text:p>
          </table:table-cell>
          <table:table-cell office:value-type="float" office:value="55.9739128441418" calcext:value-type="float">
            <text:p>55.9739128441418</text:p>
          </table:table-cell>
          <table:table-cell office:value-type="float" office:value="1.30697326466533" calcext:value-type="float">
            <text:p>1.3069732646653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GA</text:p>
          </table:table-cell>
          <table:table-cell office:value-type="float" office:value="14" calcext:value-type="float">
            <text:p>14</text:p>
          </table:table-cell>
          <table:table-cell office:value-type="float" office:value="516434" calcext:value-type="float">
            <text:p>516434</text:p>
          </table:table-cell>
          <table:table-cell office:value-type="float" office:value="4331" calcext:value-type="float">
            <text:p>4331</text:p>
          </table:table-cell>
          <table:table-cell office:value-type="float" office:value="44.4827412602579" calcext:value-type="float">
            <text:p>44.4827412602579</text:p>
          </table:table-cell>
          <table:table-cell office:value-type="float" office:value="0.373048157941144" calcext:value-type="float">
            <text:p>0.37304815794114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  <table:table-cell office:value-type="float" office:value="509992" calcext:value-type="float">
            <text:p>509992</text:p>
          </table:table-cell>
          <table:table-cell office:value-type="float" office:value="8672" calcext:value-type="float">
            <text:p>8672</text:p>
          </table:table-cell>
          <table:table-cell office:value-type="float" office:value="37.5823542330076" calcext:value-type="float">
            <text:p>37.5823542330076</text:p>
          </table:table-cell>
          <table:table-cell office:value-type="float" office:value="0.639057428172681" calcext:value-type="float">
            <text:p>0.63905742817268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HI</text:p>
          </table:table-cell>
          <table:table-cell office:value-type="float" office:value="2" calcext:value-type="float">
            <text:p>2</text:p>
          </table:table-cell>
          <table:table-cell office:value-type="float" office:value="506514" calcext:value-type="float">
            <text:p>506514</text:p>
          </table:table-cell>
          <table:table-cell office:value-type="float" office:value="7345" calcext:value-type="float">
            <text:p>7345</text:p>
          </table:table-cell>
          <table:table-cell office:value-type="float" office:value="40.8656029250919" calcext:value-type="float">
            <text:p>40.8656029250919</text:p>
          </table:table-cell>
          <table:table-cell office:value-type="float" office:value="0.592595374431506" calcext:value-type="float">
            <text:p>0.59259537443150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661724" calcext:value-type="float">
            <text:p>661724</text:p>
          </table:table-cell>
          <table:table-cell office:value-type="float" office:value="6207" calcext:value-type="float">
            <text:p>6207</text:p>
          </table:table-cell>
          <table:table-cell office:value-type="float" office:value="47.6133554170621" calcext:value-type="float">
            <text:p>47.6133554170621</text:p>
          </table:table-cell>
          <table:table-cell office:value-type="float" office:value="0.446615351829017" calcext:value-type="float">
            <text:p>0.44661535182901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float" office:value="590690" calcext:value-type="float">
            <text:p>590690</text:p>
          </table:table-cell>
          <table:table-cell office:value-type="float" office:value="6236" calcext:value-type="float">
            <text:p>6236</text:p>
          </table:table-cell>
          <table:table-cell office:value-type="float" office:value="47.5130779258156" calcext:value-type="float">
            <text:p>47.5130779258156</text:p>
          </table:table-cell>
          <table:table-cell office:value-type="float" office:value="0.501602454663844" calcext:value-type="float">
            <text:p>0.50160245466384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office:value-type="float" office:value="524114" calcext:value-type="float">
            <text:p>524114</text:p>
          </table:table-cell>
          <table:table-cell office:value-type="float" office:value="13385" calcext:value-type="float">
            <text:p>13385</text:p>
          </table:table-cell>
          <table:table-cell office:value-type="float" office:value="49.2039899716474" calcext:value-type="float">
            <text:p>49.2039899716474</text:p>
          </table:table-cell>
          <table:table-cell office:value-type="float" office:value="1.25658808154428" calcext:value-type="float">
            <text:p>1.2565880815442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IL</text:p>
          </table:table-cell>
          <table:table-cell office:value-type="float" office:value="2" calcext:value-type="float">
            <text:p>2</text:p>
          </table:table-cell>
          <table:table-cell office:value-type="float" office:value="497132" calcext:value-type="float">
            <text:p>497132</text:p>
          </table:table-cell>
          <table:table-cell office:value-type="float" office:value="10186" calcext:value-type="float">
            <text:p>10186</text:p>
          </table:table-cell>
          <table:table-cell office:value-type="float" office:value="47.3216369093118" calcext:value-type="float">
            <text:p>47.3216369093118</text:p>
          </table:table-cell>
          <table:table-cell office:value-type="float" office:value="0.96959800125168" calcext:value-type="float">
            <text:p>0.9695980012516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IL</text:p>
          </table:table-cell>
          <table:table-cell office:value-type="float" office:value="3" calcext:value-type="float">
            <text:p>3</text:p>
          </table:table-cell>
          <table:table-cell office:value-type="float" office:value="479004" calcext:value-type="float">
            <text:p>479004</text:p>
          </table:table-cell>
          <table:table-cell office:value-type="float" office:value="11273" calcext:value-type="float">
            <text:p>11273</text:p>
          </table:table-cell>
          <table:table-cell office:value-type="float" office:value="46.624662842064" calcext:value-type="float">
            <text:p>46.624662842064</text:p>
          </table:table-cell>
          <table:table-cell office:value-type="float" office:value="1.09727648248989" calcext:value-type="float">
            <text:p>1.0972764824898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IL</text:p>
          </table:table-cell>
          <table:table-cell office:value-type="float" office:value="4" calcext:value-type="float">
            <text:p>4</text:p>
          </table:table-cell>
          <table:table-cell office:value-type="float" office:value="410804" calcext:value-type="float">
            <text:p>410804</text:p>
          </table:table-cell>
          <table:table-cell office:value-type="float" office:value="10402" calcext:value-type="float">
            <text:p>10402</text:p>
          </table:table-cell>
          <table:table-cell office:value-type="float" office:value="40.4545720100096" calcext:value-type="float">
            <text:p>40.4545720100096</text:p>
          </table:table-cell>
          <table:table-cell office:value-type="float" office:value="1.02435336084391" calcext:value-type="float">
            <text:p>1.0243533608439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IL</text:p>
          </table:table-cell>
          <table:table-cell office:value-type="float" office:value="5" calcext:value-type="float">
            <text:p>5</text:p>
          </table:table-cell>
          <table:table-cell office:value-type="float" office:value="545831" calcext:value-type="float">
            <text:p>545831</text:p>
          </table:table-cell>
          <table:table-cell office:value-type="float" office:value="13594" calcext:value-type="float">
            <text:p>13594</text:p>
          </table:table-cell>
          <table:table-cell office:value-type="float" office:value="51.138722425073" calcext:value-type="float">
            <text:p>51.138722425073</text:p>
          </table:table-cell>
          <table:table-cell office:value-type="float" office:value="1.27361727832688" calcext:value-type="float">
            <text:p>1.2736172783268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IL</text:p>
          </table:table-cell>
          <table:table-cell office:value-type="float" office:value="6" calcext:value-type="float">
            <text:p>6</text:p>
          </table:table-cell>
          <table:table-cell office:value-type="float" office:value="523796" calcext:value-type="float">
            <text:p>523796</text:p>
          </table:table-cell>
          <table:table-cell office:value-type="float" office:value="7397" calcext:value-type="float">
            <text:p>7397</text:p>
          </table:table-cell>
          <table:table-cell office:value-type="float" office:value="60.2230639409236" calcext:value-type="float">
            <text:p>60.2230639409236</text:p>
          </table:table-cell>
          <table:table-cell office:value-type="float" office:value="0.850464692305805" calcext:value-type="float">
            <text:p>0.85046469230580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IL</text:p>
          </table:table-cell>
          <table:table-cell office:value-type="float" office:value="7" calcext:value-type="float">
            <text:p>7</text:p>
          </table:table-cell>
          <table:table-cell office:value-type="float" office:value="522767" calcext:value-type="float">
            <text:p>522767</text:p>
          </table:table-cell>
          <table:table-cell office:value-type="float" office:value="13446" calcext:value-type="float">
            <text:p>13446</text:p>
          </table:table-cell>
          <table:table-cell office:value-type="float" office:value="47.1037766347149" calcext:value-type="float">
            <text:p>47.1037766347149</text:p>
          </table:table-cell>
          <table:table-cell office:value-type="float" office:value="1.21154812876554" calcext:value-type="float">
            <text:p>1.2115481287655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IL</text:p>
          </table:table-cell>
          <table:table-cell office:value-type="float" office:value="8" calcext:value-type="float">
            <text:p>8</text:p>
          </table:table-cell>
          <table:table-cell office:value-type="float" office:value="442009" calcext:value-type="float">
            <text:p>442009</text:p>
          </table:table-cell>
          <table:table-cell office:value-type="float" office:value="9089" calcext:value-type="float">
            <text:p>9089</text:p>
          </table:table-cell>
          <table:table-cell office:value-type="float" office:value="44.5979606750089" calcext:value-type="float">
            <text:p>44.5979606750089</text:p>
          </table:table-cell>
          <table:table-cell office:value-type="float" office:value="0.917064730752441" calcext:value-type="float">
            <text:p>0.91706473075244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IL</text:p>
          </table:table-cell>
          <table:table-cell office:value-type="float" office:value="9" calcext:value-type="float">
            <text:p>9</text:p>
          </table:table-cell>
          <table:table-cell office:value-type="float" office:value="498242" calcext:value-type="float">
            <text:p>498242</text:p>
          </table:table-cell>
          <table:table-cell office:value-type="float" office:value="10167" calcext:value-type="float">
            <text:p>10167</text:p>
          </table:table-cell>
          <table:table-cell office:value-type="float" office:value="58.2750952348457" calcext:value-type="float">
            <text:p>58.2750952348457</text:p>
          </table:table-cell>
          <table:table-cell office:value-type="float" office:value="1.1891468267482" calcext:value-type="float">
            <text:p>1.189146826748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IL</text:p>
          </table:table-cell>
          <table:table-cell office:value-type="float" office:value="10" calcext:value-type="float">
            <text:p>10</text:p>
          </table:table-cell>
          <table:table-cell office:value-type="float" office:value="468255" calcext:value-type="float">
            <text:p>468255</text:p>
          </table:table-cell>
          <table:table-cell office:value-type="float" office:value="7926" calcext:value-type="float">
            <text:p>7926</text:p>
          </table:table-cell>
          <table:table-cell office:value-type="float" office:value="50.9688097297413" calcext:value-type="float">
            <text:p>50.9688097297413</text:p>
          </table:table-cell>
          <table:table-cell office:value-type="float" office:value="0.862732455431185" calcext:value-type="float">
            <text:p>0.86273245543118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IL</text:p>
          </table:table-cell>
          <table:table-cell office:value-type="float" office:value="11" calcext:value-type="float">
            <text:p>11</text:p>
          </table:table-cell>
          <table:table-cell office:value-type="float" office:value="472244" calcext:value-type="float">
            <text:p>472244</text:p>
          </table:table-cell>
          <table:table-cell office:value-type="float" office:value="8696" calcext:value-type="float">
            <text:p>8696</text:p>
          </table:table-cell>
          <table:table-cell office:value-type="float" office:value="48.2303639643913" calcext:value-type="float">
            <text:p>48.2303639643913</text:p>
          </table:table-cell>
          <table:table-cell office:value-type="float" office:value="0.888124031293879" calcext:value-type="float">
            <text:p>0.88812403129387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IL</text:p>
          </table:table-cell>
          <table:table-cell office:value-type="float" office:value="12" calcext:value-type="float">
            <text:p>12</text:p>
          </table:table-cell>
          <table:table-cell office:value-type="float" office:value="528398" calcext:value-type="float">
            <text:p>528398</text:p>
          </table:table-cell>
          <table:table-cell office:value-type="float" office:value="3128" calcext:value-type="float">
            <text:p>3128</text:p>
          </table:table-cell>
          <table:table-cell office:value-type="float" office:value="49.4973485895102" calcext:value-type="float">
            <text:p>49.4973485895102</text:p>
          </table:table-cell>
          <table:table-cell office:value-type="float" office:value="0.293013422435338" calcext:value-type="float">
            <text:p>0.29301342243533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IL</text:p>
          </table:table-cell>
          <table:table-cell office:value-type="float" office:value="13" calcext:value-type="float">
            <text:p>13</text:p>
          </table:table-cell>
          <table:table-cell office:value-type="float" office:value="539012" calcext:value-type="float">
            <text:p>539012</text:p>
          </table:table-cell>
          <table:table-cell office:value-type="float" office:value="6187" calcext:value-type="float">
            <text:p>6187</text:p>
          </table:table-cell>
          <table:table-cell office:value-type="float" office:value="50.2736488241449" calcext:value-type="float">
            <text:p>50.2736488241449</text:p>
          </table:table-cell>
          <table:table-cell office:value-type="float" office:value="0.577061485226645" calcext:value-type="float">
            <text:p>0.57706148522664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IL</text:p>
          </table:table-cell>
          <table:table-cell office:value-type="float" office:value="14" calcext:value-type="float">
            <text:p>14</text:p>
          </table:table-cell>
          <table:table-cell office:value-type="float" office:value="525729" calcext:value-type="float">
            <text:p>525729</text:p>
          </table:table-cell>
          <table:table-cell office:value-type="float" office:value="7412" calcext:value-type="float">
            <text:p>7412</text:p>
          </table:table-cell>
          <table:table-cell office:value-type="float" office:value="56.5308362293121" calcext:value-type="float">
            <text:p>56.5308362293121</text:p>
          </table:table-cell>
          <table:table-cell office:value-type="float" office:value="0.797001036906203" calcext:value-type="float">
            <text:p>0.79700103690620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IL</text:p>
          </table:table-cell>
          <table:table-cell office:value-type="float" office:value="15" calcext:value-type="float">
            <text:p>15</text:p>
          </table:table-cell>
          <table:table-cell office:value-type="float" office:value="532371" calcext:value-type="float">
            <text:p>532371</text:p>
          </table:table-cell>
          <table:table-cell office:value-type="float" office:value="4362" calcext:value-type="float">
            <text:p>4362</text:p>
          </table:table-cell>
          <table:table-cell office:value-type="float" office:value="48.0131336981165" calcext:value-type="float">
            <text:p>48.0131336981165</text:p>
          </table:table-cell>
          <table:table-cell office:value-type="float" office:value="0.393397253402579" calcext:value-type="float">
            <text:p>0.39339725340257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IL</text:p>
          </table:table-cell>
          <table:table-cell office:value-type="float" office:value="16" calcext:value-type="float">
            <text:p>16</text:p>
          </table:table-cell>
          <table:table-cell office:value-type="float" office:value="520730" calcext:value-type="float">
            <text:p>520730</text:p>
          </table:table-cell>
          <table:table-cell office:value-type="float" office:value="4681" calcext:value-type="float">
            <text:p>4681</text:p>
          </table:table-cell>
          <table:table-cell office:value-type="float" office:value="49.1281470243696" calcext:value-type="float">
            <text:p>49.1281470243696</text:p>
          </table:table-cell>
          <table:table-cell office:value-type="float" office:value="0.441627822904527" calcext:value-type="float">
            <text:p>0.44162782290452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512994" calcext:value-type="float">
            <text:p>512994</text:p>
          </table:table-cell>
          <table:table-cell office:value-type="float" office:value="5263" calcext:value-type="float">
            <text:p>5263</text:p>
          </table:table-cell>
          <table:table-cell office:value-type="float" office:value="44.7859039287009" calcext:value-type="float">
            <text:p>44.7859039287009</text:p>
          </table:table-cell>
          <table:table-cell office:value-type="float" office:value="0.459475573548137" calcext:value-type="float">
            <text:p>0.45947557354813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IL</text:p>
          </table:table-cell>
          <table:table-cell office:value-type="float" office:value="18" calcext:value-type="float">
            <text:p>18</text:p>
          </table:table-cell>
          <table:table-cell office:value-type="float" office:value="531334" calcext:value-type="float">
            <text:p>531334</text:p>
          </table:table-cell>
          <table:table-cell office:value-type="float" office:value="6741" calcext:value-type="float">
            <text:p>6741</text:p>
          </table:table-cell>
          <table:table-cell office:value-type="float" office:value="54.8455397170142" calcext:value-type="float">
            <text:p>54.8455397170142</text:p>
          </table:table-cell>
          <table:table-cell office:value-type="float" office:value="0.695821805554307" calcext:value-type="float">
            <text:p>0.69582180555430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float" office:value="537218" calcext:value-type="float">
            <text:p>537218</text:p>
          </table:table-cell>
          <table:table-cell office:value-type="float" office:value="2969" calcext:value-type="float">
            <text:p>2969</text:p>
          </table:table-cell>
          <table:table-cell office:value-type="float" office:value="45.6442263662052" calcext:value-type="float">
            <text:p>45.6442263662052</text:p>
          </table:table-cell>
          <table:table-cell office:value-type="float" office:value="0.252258316142168" calcext:value-type="float">
            <text:p>0.25225831614216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float" office:value="522778" calcext:value-type="float">
            <text:p>522778</text:p>
          </table:table-cell>
          <table:table-cell office:value-type="float" office:value="3982" calcext:value-type="float">
            <text:p>3982</text:p>
          </table:table-cell>
          <table:table-cell office:value-type="float" office:value="43.7832119943838" calcext:value-type="float">
            <text:p>43.7832119943838</text:p>
          </table:table-cell>
          <table:table-cell office:value-type="float" office:value="0.333496723583694" calcext:value-type="float">
            <text:p>0.33349672358369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float" office:value="540022" calcext:value-type="float">
            <text:p>540022</text:p>
          </table:table-cell>
          <table:table-cell office:value-type="float" office:value="2746" calcext:value-type="float">
            <text:p>2746</text:p>
          </table:table-cell>
          <table:table-cell office:value-type="float" office:value="45.467962416346" calcext:value-type="float">
            <text:p>45.467962416346</text:p>
          </table:table-cell>
          <table:table-cell office:value-type="float" office:value="0.231203589474662" calcext:value-type="float">
            <text:p>0.23120358947466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float" office:value="567094" calcext:value-type="float">
            <text:p>567094</text:p>
          </table:table-cell>
          <table:table-cell office:value-type="float" office:value="4245" calcext:value-type="float">
            <text:p>4245</text:p>
          </table:table-cell>
          <table:table-cell office:value-type="float" office:value="43.0903871315867" calcext:value-type="float">
            <text:p>43.0903871315867</text:p>
          </table:table-cell>
          <table:table-cell office:value-type="float" office:value="0.322554450185658" calcext:value-type="float">
            <text:p>0.32255445018565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float" office:value="573500" calcext:value-type="float">
            <text:p>573500</text:p>
          </table:table-cell>
          <table:table-cell office:value-type="float" office:value="6937" calcext:value-type="float">
            <text:p>6937</text:p>
          </table:table-cell>
          <table:table-cell office:value-type="float" office:value="55.3054925893636" calcext:value-type="float">
            <text:p>55.3054925893636</text:p>
          </table:table-cell>
          <table:table-cell office:value-type="float" office:value="0.66896983799898" calcext:value-type="float">
            <text:p>0.6689698379989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float" office:value="549035" calcext:value-type="float">
            <text:p>549035</text:p>
          </table:table-cell>
          <table:table-cell office:value-type="float" office:value="2722" calcext:value-type="float">
            <text:p>2722</text:p>
          </table:table-cell>
          <table:table-cell office:value-type="float" office:value="44.0274299452676" calcext:value-type="float">
            <text:p>44.0274299452676</text:p>
          </table:table-cell>
          <table:table-cell office:value-type="float" office:value="0.218278733252012" calcext:value-type="float">
            <text:p>0.21827873325201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float" office:value="521076" calcext:value-type="float">
            <text:p>521076</text:p>
          </table:table-cell>
          <table:table-cell office:value-type="float" office:value="6956" calcext:value-type="float">
            <text:p>6956</text:p>
          </table:table-cell>
          <table:table-cell office:value-type="float" office:value="41.7589756580614" calcext:value-type="float">
            <text:p>41.7589756580614</text:p>
          </table:table-cell>
          <table:table-cell office:value-type="float" office:value="0.557453106029591" calcext:value-type="float">
            <text:p>0.55745310602959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float" office:value="549149" calcext:value-type="float">
            <text:p>549149</text:p>
          </table:table-cell>
          <table:table-cell office:value-type="float" office:value="2287" calcext:value-type="float">
            <text:p>2287</text:p>
          </table:table-cell>
          <table:table-cell office:value-type="float" office:value="44.4853764643112" calcext:value-type="float">
            <text:p>44.4853764643112</text:p>
          </table:table-cell>
          <table:table-cell office:value-type="float" office:value="0.18526493897627" calcext:value-type="float">
            <text:p>0.1852649389762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float" office:value="575308" calcext:value-type="float">
            <text:p>575308</text:p>
          </table:table-cell>
          <table:table-cell office:value-type="float" office:value="3657" calcext:value-type="float">
            <text:p>3657</text:p>
          </table:table-cell>
          <table:table-cell office:value-type="float" office:value="47.1679517753968" calcext:value-type="float">
            <text:p>47.1679517753968</text:p>
          </table:table-cell>
          <table:table-cell office:value-type="float" office:value="0.299827570001853" calcext:value-type="float">
            <text:p>0.29982757000185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float" office:value="580187" calcext:value-type="float">
            <text:p>580187</text:p>
          </table:table-cell>
          <table:table-cell office:value-type="float" office:value="2876" calcext:value-type="float">
            <text:p>2876</text:p>
          </table:table-cell>
          <table:table-cell office:value-type="float" office:value="57.609529341402" calcext:value-type="float">
            <text:p>57.609529341402</text:p>
          </table:table-cell>
          <table:table-cell office:value-type="float" office:value="0.285571731848304" calcext:value-type="float">
            <text:p>0.285571731848304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float" office:value="581525" calcext:value-type="float">
            <text:p>581525</text:p>
          </table:table-cell>
          <table:table-cell office:value-type="float" office:value="2670" calcext:value-type="float">
            <text:p>2670</text:p>
          </table:table-cell>
          <table:table-cell office:value-type="float" office:value="53.8090365848416" calcext:value-type="float">
            <text:p>53.8090365848416</text:p>
          </table:table-cell>
          <table:table-cell office:value-type="float" office:value="0.247057525783977" calcext:value-type="float">
            <text:p>0.24705752578397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float" office:value="601044" calcext:value-type="float">
            <text:p>601044</text:p>
          </table:table-cell>
          <table:table-cell office:value-type="float" office:value="3898" calcext:value-type="float">
            <text:p>3898</text:p>
          </table:table-cell>
          <table:table-cell office:value-type="float" office:value="59.2703695569709" calcext:value-type="float">
            <text:p>59.2703695569709</text:p>
          </table:table-cell>
          <table:table-cell office:value-type="float" office:value="0.384390993892415" calcext:value-type="float">
            <text:p>0.38439099389241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float" office:value="564463" calcext:value-type="float">
            <text:p>564463</text:p>
          </table:table-cell>
          <table:table-cell office:value-type="float" office:value="2859" calcext:value-type="float">
            <text:p>2859</text:p>
          </table:table-cell>
          <table:table-cell office:value-type="float" office:value="55.4589051895341" calcext:value-type="float">
            <text:p>55.4589051895341</text:p>
          </table:table-cell>
          <table:table-cell office:value-type="float" office:value="0.28089885419749" calcext:value-type="float">
            <text:p>0.2808988541974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KS</text:p>
          </table:table-cell>
          <table:table-cell office:value-type="float" office:value="1" calcext:value-type="float">
            <text:p>1</text:p>
          </table:table-cell>
          <table:table-cell office:value-type="float" office:value="502712" calcext:value-type="float">
            <text:p>502712</text:p>
          </table:table-cell>
          <table:table-cell office:value-type="float" office:value="3509" calcext:value-type="float">
            <text:p>3509</text:p>
          </table:table-cell>
          <table:table-cell office:value-type="float" office:value="44.6856251690829" calcext:value-type="float">
            <text:p>44.6856251690829</text:p>
          </table:table-cell>
          <table:table-cell office:value-type="float" office:value="0.31191190725169" calcext:value-type="float">
            <text:p>0.31191190725169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KS</text:p>
          </table:table-cell>
          <table:table-cell office:value-type="float" office:value="2" calcext:value-type="float">
            <text:p>2</text:p>
          </table:table-cell>
          <table:table-cell office:value-type="float" office:value="538594" calcext:value-type="float">
            <text:p>538594</text:p>
          </table:table-cell>
          <table:table-cell office:value-type="float" office:value="2980" calcext:value-type="float">
            <text:p>2980</text:p>
          </table:table-cell>
          <table:table-cell office:value-type="float" office:value="49.1442533708136" calcext:value-type="float">
            <text:p>49.1442533708136</text:p>
          </table:table-cell>
          <table:table-cell office:value-type="float" office:value="0.27191144915284" calcext:value-type="float">
            <text:p>0.2719114491528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KS</text:p>
          </table:table-cell>
          <table:table-cell office:value-type="float" office:value="3" calcext:value-type="float">
            <text:p>3</text:p>
          </table:table-cell>
          <table:table-cell office:value-type="float" office:value="534532" calcext:value-type="float">
            <text:p>534532</text:p>
          </table:table-cell>
          <table:table-cell office:value-type="float" office:value="3744" calcext:value-type="float">
            <text:p>3744</text:p>
          </table:table-cell>
          <table:table-cell office:value-type="float" office:value="59.5476042594269" calcext:value-type="float">
            <text:p>59.5476042594269</text:p>
          </table:table-cell>
          <table:table-cell office:value-type="float" office:value="0.417086779364555" calcext:value-type="float">
            <text:p>0.41708677936455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KS</text:p>
          </table:table-cell>
          <table:table-cell office:value-type="float" office:value="4" calcext:value-type="float">
            <text:p>4</text:p>
          </table:table-cell>
          <table:table-cell office:value-type="float" office:value="515676" calcext:value-type="float">
            <text:p>515676</text:p>
          </table:table-cell>
          <table:table-cell office:value-type="float" office:value="3192" calcext:value-type="float">
            <text:p>3192</text:p>
          </table:table-cell>
          <table:table-cell office:value-type="float" office:value="47.0630783670367" calcext:value-type="float">
            <text:p>47.0630783670367</text:p>
          </table:table-cell>
          <table:table-cell office:value-type="float" office:value="0.291317311931486" calcext:value-type="float">
            <text:p>0.29131731193148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KY</text:p>
          </table:table-cell>
          <table:table-cell office:value-type="float" office:value="1" calcext:value-type="float">
            <text:p>1</text:p>
          </table:table-cell>
          <table:table-cell office:value-type="float" office:value="552530" calcext:value-type="float">
            <text:p>552530</text:p>
          </table:table-cell>
          <table:table-cell office:value-type="float" office:value="3169" calcext:value-type="float">
            <text:p>3169</text:p>
          </table:table-cell>
          <table:table-cell office:value-type="float" office:value="45.4302933777352" calcext:value-type="float">
            <text:p>45.4302933777352</text:p>
          </table:table-cell>
          <table:table-cell office:value-type="float" office:value="0.260562502875939" calcext:value-type="float">
            <text:p>0.26056250287593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KY</text:p>
          </table:table-cell>
          <table:table-cell office:value-type="float" office:value="2" calcext:value-type="float">
            <text:p>2</text:p>
          </table:table-cell>
          <table:table-cell office:value-type="float" office:value="577362" calcext:value-type="float">
            <text:p>577362</text:p>
          </table:table-cell>
          <table:table-cell office:value-type="float" office:value="4615" calcext:value-type="float">
            <text:p>4615</text:p>
          </table:table-cell>
          <table:table-cell office:value-type="float" office:value="44.5725558661637" calcext:value-type="float">
            <text:p>44.5725558661637</text:p>
          </table:table-cell>
          <table:table-cell office:value-type="float" office:value="0.356279674315846" calcext:value-type="float">
            <text:p>0.35627967431584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KY</text:p>
          </table:table-cell>
          <table:table-cell office:value-type="float" office:value="3" calcext:value-type="float">
            <text:p>3</text:p>
          </table:table-cell>
          <table:table-cell office:value-type="float" office:value="553926" calcext:value-type="float">
            <text:p>553926</text:p>
          </table:table-cell>
          <table:table-cell office:value-type="float" office:value="3786" calcext:value-type="float">
            <text:p>3786</text:p>
          </table:table-cell>
          <table:table-cell office:value-type="float" office:value="50.3171903828309" calcext:value-type="float">
            <text:p>50.3171903828309</text:p>
          </table:table-cell>
          <table:table-cell office:value-type="float" office:value="0.343910346850297" calcext:value-type="float">
            <text:p>0.343910346850297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KY</text:p>
          </table:table-cell>
          <table:table-cell office:value-type="float" office:value="4" calcext:value-type="float">
            <text:p>4</text:p>
          </table:table-cell>
          <table:table-cell office:value-type="float" office:value="565232" calcext:value-type="float">
            <text:p>565232</text:p>
          </table:table-cell>
          <table:table-cell office:value-type="float" office:value="4216" calcext:value-type="float">
            <text:p>4216</text:p>
          </table:table-cell>
          <table:table-cell office:value-type="float" office:value="46.3193874373709" calcext:value-type="float">
            <text:p>46.3193874373709</text:p>
          </table:table-cell>
          <table:table-cell office:value-type="float" office:value="0.345490944313053" calcext:value-type="float">
            <text:p>0.34549094431305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KY</text:p>
          </table:table-cell>
          <table:table-cell office:value-type="float" office:value="5" calcext:value-type="float">
            <text:p>5</text:p>
          </table:table-cell>
          <table:table-cell office:value-type="float" office:value="537877" calcext:value-type="float">
            <text:p>537877</text:p>
          </table:table-cell>
          <table:table-cell office:value-type="float" office:value="3689" calcext:value-type="float">
            <text:p>3689</text:p>
          </table:table-cell>
          <table:table-cell office:value-type="float" office:value="40.5328727571545" calcext:value-type="float">
            <text:p>40.5328727571545</text:p>
          </table:table-cell>
          <table:table-cell office:value-type="float" office:value="0.277992491965901" calcext:value-type="float">
            <text:p>0.27799249196590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KY</text:p>
          </table:table-cell>
          <table:table-cell office:value-type="float" office:value="6" calcext:value-type="float">
            <text:p>6</text:p>
          </table:table-cell>
          <table:table-cell office:value-type="float" office:value="581992" calcext:value-type="float">
            <text:p>581992</text:p>
          </table:table-cell>
          <table:table-cell office:value-type="float" office:value="4750" calcext:value-type="float">
            <text:p>4750</text:p>
          </table:table-cell>
          <table:table-cell office:value-type="float" office:value="52.043327056042" calcext:value-type="float">
            <text:p>52.043327056042</text:p>
          </table:table-cell>
          <table:table-cell office:value-type="float" office:value="0.424758078317571" calcext:value-type="float">
            <text:p>0.42475807831757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594231" calcext:value-type="float">
            <text:p>594231</text:p>
          </table:table-cell>
          <table:table-cell office:value-type="float" office:value="7375" calcext:value-type="float">
            <text:p>7375</text:p>
          </table:table-cell>
          <table:table-cell office:value-type="float" office:value="45.3232833695987" calcext:value-type="float">
            <text:p>45.3232833695987</text:p>
          </table:table-cell>
          <table:table-cell office:value-type="float" office:value="0.562507198127984" calcext:value-type="float">
            <text:p>0.56250719812798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float" office:value="587115" calcext:value-type="float">
            <text:p>587115</text:p>
          </table:table-cell>
          <table:table-cell office:value-type="float" office:value="8471" calcext:value-type="float">
            <text:p>8471</text:p>
          </table:table-cell>
          <table:table-cell office:value-type="float" office:value="40.1934884988461" calcext:value-type="float">
            <text:p>40.1934884988461</text:p>
          </table:table-cell>
          <table:table-cell office:value-type="float" office:value="0.579918825227979" calcext:value-type="float">
            <text:p>0.579918825227979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577604" calcext:value-type="float">
            <text:p>577604</text:p>
          </table:table-cell>
          <table:table-cell office:value-type="float" office:value="2928" calcext:value-type="float">
            <text:p>2928</text:p>
          </table:table-cell>
          <table:table-cell office:value-type="float" office:value="42.5798644053712" calcext:value-type="float">
            <text:p>42.5798644053712</text:p>
          </table:table-cell>
          <table:table-cell office:value-type="float" office:value="0.2158465713169" calcext:value-type="float">
            <text:p>0.2158465713169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LA</text:p>
          </table:table-cell>
          <table:table-cell office:value-type="float" office:value="4" calcext:value-type="float">
            <text:p>4</text:p>
          </table:table-cell>
          <table:table-cell office:value-type="float" office:value="559310" calcext:value-type="float">
            <text:p>559310</text:p>
          </table:table-cell>
          <table:table-cell office:value-type="float" office:value="2947" calcext:value-type="float">
            <text:p>2947</text:p>
          </table:table-cell>
          <table:table-cell office:value-type="float" office:value="38.7749190967442" calcext:value-type="float">
            <text:p>38.7749190967442</text:p>
          </table:table-cell>
          <table:table-cell office:value-type="float" office:value="0.204304744378082" calcext:value-type="float">
            <text:p>0.20430474437808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office:value-type="float" office:value="555804" calcext:value-type="float">
            <text:p>555804</text:p>
          </table:table-cell>
          <table:table-cell office:value-type="float" office:value="4901" calcext:value-type="float">
            <text:p>4901</text:p>
          </table:table-cell>
          <table:table-cell office:value-type="float" office:value="40.2922613007463" calcext:value-type="float">
            <text:p>40.2922613007463</text:p>
          </table:table-cell>
          <table:table-cell office:value-type="float" office:value="0.355291384435804" calcext:value-type="float">
            <text:p>0.35529138443580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float" office:value="585015" calcext:value-type="float">
            <text:p>585015</text:p>
          </table:table-cell>
          <table:table-cell office:value-type="float" office:value="7251" calcext:value-type="float">
            <text:p>7251</text:p>
          </table:table-cell>
          <table:table-cell office:value-type="float" office:value="45.9005324649795" calcext:value-type="float">
            <text:p>45.9005324649795</text:p>
          </table:table-cell>
          <table:table-cell office:value-type="float" office:value="0.568916627613936" calcext:value-type="float">
            <text:p>0.568916627613936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float" office:value="546625" calcext:value-type="float">
            <text:p>546625</text:p>
          </table:table-cell>
          <table:table-cell office:value-type="float" office:value="3606" calcext:value-type="float">
            <text:p>3606</text:p>
          </table:table-cell>
          <table:table-cell office:value-type="float" office:value="64.0225017150698" calcext:value-type="float">
            <text:p>64.0225017150698</text:p>
          </table:table-cell>
          <table:table-cell office:value-type="float" office:value="0.422346473696851" calcext:value-type="float">
            <text:p>0.42234647369685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float" office:value="524036" calcext:value-type="float">
            <text:p>524036</text:p>
          </table:table-cell>
          <table:table-cell office:value-type="float" office:value="3159" calcext:value-type="float">
            <text:p>3159</text:p>
          </table:table-cell>
          <table:table-cell office:value-type="float" office:value="53.6930668885344" calcext:value-type="float">
            <text:p>53.6930668885344</text:p>
          </table:table-cell>
          <table:table-cell office:value-type="float" office:value="0.323673179516064" calcext:value-type="float">
            <text:p>0.32367317951606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567926" calcext:value-type="float">
            <text:p>567926</text:p>
          </table:table-cell>
          <table:table-cell office:value-type="float" office:value="5943" calcext:value-type="float">
            <text:p>5943</text:p>
          </table:table-cell>
          <table:table-cell office:value-type="float" office:value="53.9130097935294" calcext:value-type="float">
            <text:p>53.9130097935294</text:p>
          </table:table-cell>
          <table:table-cell office:value-type="float" office:value="0.564166840755566" calcext:value-type="float">
            <text:p>0.564166840755566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MD</text:p>
          </table:table-cell>
          <table:table-cell office:value-type="float" office:value="2" calcext:value-type="float">
            <text:p>2</text:p>
          </table:table-cell>
          <table:table-cell office:value-type="float" office:value="560167" calcext:value-type="float">
            <text:p>560167</text:p>
          </table:table-cell>
          <table:table-cell office:value-type="float" office:value="10243" calcext:value-type="float">
            <text:p>10243</text:p>
          </table:table-cell>
          <table:table-cell office:value-type="float" office:value="45.219015043728" calcext:value-type="float">
            <text:p>45.219015043728</text:p>
          </table:table-cell>
          <table:table-cell office:value-type="float" office:value="0.82685765333" calcext:value-type="float">
            <text:p>0.8268576533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MD</text:p>
          </table:table-cell>
          <table:table-cell office:value-type="float" office:value="3" calcext:value-type="float">
            <text:p>3</text:p>
          </table:table-cell>
          <table:table-cell office:value-type="float" office:value="545892" calcext:value-type="float">
            <text:p>545892</text:p>
          </table:table-cell>
          <table:table-cell office:value-type="float" office:value="12375" calcext:value-type="float">
            <text:p>12375</text:p>
          </table:table-cell>
          <table:table-cell office:value-type="float" office:value="53.6516380529482" calcext:value-type="float">
            <text:p>53.6516380529482</text:p>
          </table:table-cell>
          <table:table-cell office:value-type="float" office:value="1.21624610894689" calcext:value-type="float">
            <text:p>1.2162461089468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MD</text:p>
          </table:table-cell>
          <table:table-cell office:value-type="float" office:value="4" calcext:value-type="float">
            <text:p>4</text:p>
          </table:table-cell>
          <table:table-cell office:value-type="float" office:value="503398" calcext:value-type="float">
            <text:p>503398</text:p>
          </table:table-cell>
          <table:table-cell office:value-type="float" office:value="11202" calcext:value-type="float">
            <text:p>11202</text:p>
          </table:table-cell>
          <table:table-cell office:value-type="float" office:value="53.3540061740412" calcext:value-type="float">
            <text:p>53.3540061740412</text:p>
          </table:table-cell>
          <table:table-cell office:value-type="float" office:value="1.18727443724768" calcext:value-type="float">
            <text:p>1.1872744372476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MD</text:p>
          </table:table-cell>
          <table:table-cell office:value-type="float" office:value="5" calcext:value-type="float">
            <text:p>5</text:p>
          </table:table-cell>
          <table:table-cell office:value-type="float" office:value="556897" calcext:value-type="float">
            <text:p>556897</text:p>
          </table:table-cell>
          <table:table-cell office:value-type="float" office:value="9297" calcext:value-type="float">
            <text:p>9297</text:p>
          </table:table-cell>
          <table:table-cell office:value-type="float" office:value="54.625720734714" calcext:value-type="float">
            <text:p>54.625720734714</text:p>
          </table:table-cell>
          <table:table-cell office:value-type="float" office:value="0.911937621625966" calcext:value-type="float">
            <text:p>0.91193762162596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MD</text:p>
          </table:table-cell>
          <table:table-cell office:value-type="float" office:value="6" calcext:value-type="float">
            <text:p>6</text:p>
          </table:table-cell>
          <table:table-cell office:value-type="float" office:value="523698" calcext:value-type="float">
            <text:p>523698</text:p>
          </table:table-cell>
          <table:table-cell office:value-type="float" office:value="8346" calcext:value-type="float">
            <text:p>8346</text:p>
          </table:table-cell>
          <table:table-cell office:value-type="float" office:value="52.9091193779621" calcext:value-type="float">
            <text:p>52.9091193779621</text:p>
          </table:table-cell>
          <table:table-cell office:value-type="float" office:value="0.843194952679735" calcext:value-type="float">
            <text:p>0.84319495267973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MD</text:p>
          </table:table-cell>
          <table:table-cell office:value-type="float" office:value="7" calcext:value-type="float">
            <text:p>7</text:p>
          </table:table-cell>
          <table:table-cell office:value-type="float" office:value="528398" calcext:value-type="float">
            <text:p>528398</text:p>
          </table:table-cell>
          <table:table-cell office:value-type="float" office:value="10931" calcext:value-type="float">
            <text:p>10931</text:p>
          </table:table-cell>
          <table:table-cell office:value-type="float" office:value="50.0967074061597" calcext:value-type="float">
            <text:p>50.0967074061597</text:p>
          </table:table-cell>
          <table:table-cell office:value-type="float" office:value="1.03635348479126" calcext:value-type="float">
            <text:p>1.0363534847912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MD</text:p>
          </table:table-cell>
          <table:table-cell office:value-type="float" office:value="8" calcext:value-type="float">
            <text:p>8</text:p>
          </table:table-cell>
          <table:table-cell office:value-type="float" office:value="533774" calcext:value-type="float">
            <text:p>533774</text:p>
          </table:table-cell>
          <table:table-cell office:value-type="float" office:value="9035" calcext:value-type="float">
            <text:p>9035</text:p>
          </table:table-cell>
          <table:table-cell office:value-type="float" office:value="59.8249446394916" calcext:value-type="float">
            <text:p>59.8249446394916</text:p>
          </table:table-cell>
          <table:table-cell office:value-type="float" office:value="1.01263526289742" calcext:value-type="float">
            <text:p>1.0126352628974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568024" calcext:value-type="float">
            <text:p>568024</text:p>
          </table:table-cell>
          <table:table-cell office:value-type="float" office:value="5218" calcext:value-type="float">
            <text:p>5218</text:p>
          </table:table-cell>
          <table:table-cell office:value-type="float" office:value="48.425066546484" calcext:value-type="float">
            <text:p>48.425066546484</text:p>
          </table:table-cell>
          <table:table-cell office:value-type="float" office:value="0.444843874976327" calcext:value-type="float">
            <text:p>0.44484387497632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558962" calcext:value-type="float">
            <text:p>558962</text:p>
          </table:table-cell>
          <table:table-cell office:value-type="float" office:value="8532" calcext:value-type="float">
            <text:p>8532</text:p>
          </table:table-cell>
          <table:table-cell office:value-type="float" office:value="52.4477513677137" calcext:value-type="float">
            <text:p>52.4477513677137</text:p>
          </table:table-cell>
          <table:table-cell office:value-type="float" office:value="0.800562855201845" calcext:value-type="float">
            <text:p>0.80056285520184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543580" calcext:value-type="float">
            <text:p>543580</text:p>
          </table:table-cell>
          <table:table-cell office:value-type="float" office:value="9566" calcext:value-type="float">
            <text:p>9566</text:p>
          </table:table-cell>
          <table:table-cell office:value-type="float" office:value="52.721402553442" calcext:value-type="float">
            <text:p>52.721402553442</text:p>
          </table:table-cell>
          <table:table-cell office:value-type="float" office:value="0.927798919802469" calcext:value-type="float">
            <text:p>0.92779891980246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559943" calcext:value-type="float">
            <text:p>559943</text:p>
          </table:table-cell>
          <table:table-cell office:value-type="float" office:value="7776" calcext:value-type="float">
            <text:p>7776</text:p>
          </table:table-cell>
          <table:table-cell office:value-type="float" office:value="57.5285341543693" calcext:value-type="float">
            <text:p>57.5285341543693</text:p>
          </table:table-cell>
          <table:table-cell office:value-type="float" office:value="0.798906105772151" calcext:value-type="float">
            <text:p>0.79890610577215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535109" calcext:value-type="float">
            <text:p>535109</text:p>
          </table:table-cell>
          <table:table-cell office:value-type="float" office:value="10214" calcext:value-type="float">
            <text:p>10214</text:p>
          </table:table-cell>
          <table:table-cell office:value-type="float" office:value="60.5177636705793" calcext:value-type="float">
            <text:p>60.5177636705793</text:p>
          </table:table-cell>
          <table:table-cell office:value-type="float" office:value="1.15514491090843" calcext:value-type="float">
            <text:p>1.1551449109084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577241" calcext:value-type="float">
            <text:p>577241</text:p>
          </table:table-cell>
          <table:table-cell office:value-type="float" office:value="6734" calcext:value-type="float">
            <text:p>6734</text:p>
          </table:table-cell>
          <table:table-cell office:value-type="float" office:value="59.553115596432" calcext:value-type="float">
            <text:p>59.553115596432</text:p>
          </table:table-cell>
          <table:table-cell office:value-type="float" office:value="0.694736999669762" calcext:value-type="float">
            <text:p>0.69473699966976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558430" calcext:value-type="float">
            <text:p>558430</text:p>
          </table:table-cell>
          <table:table-cell office:value-type="float" office:value="11033" calcext:value-type="float">
            <text:p>11033</text:p>
          </table:table-cell>
          <table:table-cell office:value-type="float" office:value="44.6564475404258" calcext:value-type="float">
            <text:p>44.6564475404258</text:p>
          </table:table-cell>
          <table:table-cell office:value-type="float" office:value="0.882285310089928" calcext:value-type="float">
            <text:p>0.88228531008992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float" office:value="561241" calcext:value-type="float">
            <text:p>561241</text:p>
          </table:table-cell>
          <table:table-cell office:value-type="float" office:value="10353" calcext:value-type="float">
            <text:p>10353</text:p>
          </table:table-cell>
          <table:table-cell office:value-type="float" office:value="58.3314476312315" calcext:value-type="float">
            <text:p>58.3314476312315</text:p>
          </table:table-cell>
          <table:table-cell office:value-type="float" office:value="1.07601810510305" calcext:value-type="float">
            <text:p>1.0760181051030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MA</text:p>
          </table:table-cell>
          <table:table-cell office:value-type="float" office:value="9" calcext:value-type="float">
            <text:p>9</text:p>
          </table:table-cell>
          <table:table-cell office:value-type="float" office:value="573274" calcext:value-type="float">
            <text:p>573274</text:p>
          </table:table-cell>
          <table:table-cell office:value-type="float" office:value="7656" calcext:value-type="float">
            <text:p>7656</text:p>
          </table:table-cell>
          <table:table-cell office:value-type="float" office:value="57.8030749693864" calcext:value-type="float">
            <text:p>57.8030749693864</text:p>
          </table:table-cell>
          <table:table-cell office:value-type="float" office:value="0.77195257759051" calcext:value-type="float">
            <text:p>0.7719525775905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564858" calcext:value-type="float">
            <text:p>564858</text:p>
          </table:table-cell>
          <table:table-cell office:value-type="float" office:value="1561" calcext:value-type="float">
            <text:p>1561</text:p>
          </table:table-cell>
          <table:table-cell office:value-type="float" office:value="58.863820641648" calcext:value-type="float">
            <text:p>58.863820641648</text:p>
          </table:table-cell>
          <table:table-cell office:value-type="float" office:value="0.162671722842931" calcext:value-type="float">
            <text:p>0.16267172284293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I</text:p>
          </table:table-cell>
          <table:table-cell office:value-type="float" office:value="2" calcext:value-type="float">
            <text:p>2</text:p>
          </table:table-cell>
          <table:table-cell office:value-type="float" office:value="551323" calcext:value-type="float">
            <text:p>551323</text:p>
          </table:table-cell>
          <table:table-cell office:value-type="float" office:value="4776" calcext:value-type="float">
            <text:p>4776</text:p>
          </table:table-cell>
          <table:table-cell office:value-type="float" office:value="55.4054519764276" calcext:value-type="float">
            <text:p>55.4054519764276</text:p>
          </table:table-cell>
          <table:table-cell office:value-type="float" office:value="0.479966260503223" calcext:value-type="float">
            <text:p>0.47996626050322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MI</text:p>
          </table:table-cell>
          <table:table-cell office:value-type="float" office:value="3" calcext:value-type="float">
            <text:p>3</text:p>
          </table:table-cell>
          <table:table-cell office:value-type="float" office:value="551028" calcext:value-type="float">
            <text:p>551028</text:p>
          </table:table-cell>
          <table:table-cell office:value-type="float" office:value="4362" calcext:value-type="float">
            <text:p>4362</text:p>
          </table:table-cell>
          <table:table-cell office:value-type="float" office:value="56.3927785883839" calcext:value-type="float">
            <text:p>56.3927785883839</text:p>
          </table:table-cell>
          <table:table-cell office:value-type="float" office:value="0.446411616474173" calcext:value-type="float">
            <text:p>0.44641161647417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office:value-type="float" office:value="554938" calcext:value-type="float">
            <text:p>554938</text:p>
          </table:table-cell>
          <table:table-cell office:value-type="float" office:value="2626" calcext:value-type="float">
            <text:p>2626</text:p>
          </table:table-cell>
          <table:table-cell office:value-type="float" office:value="51.3660985551539" calcext:value-type="float">
            <text:p>51.3660985551539</text:p>
          </table:table-cell>
          <table:table-cell office:value-type="float" office:value="0.243067468448429" calcext:value-type="float">
            <text:p>0.243067468448429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MI</text:p>
          </table:table-cell>
          <table:table-cell office:value-type="float" office:value="5" calcext:value-type="float">
            <text:p>5</text:p>
          </table:table-cell>
          <table:table-cell office:value-type="float" office:value="520558" calcext:value-type="float">
            <text:p>520558</text:p>
          </table:table-cell>
          <table:table-cell office:value-type="float" office:value="2700" calcext:value-type="float">
            <text:p>2700</text:p>
          </table:table-cell>
          <table:table-cell office:value-type="float" office:value="53.0993664490797" calcext:value-type="float">
            <text:p>53.0993664490797</text:p>
          </table:table-cell>
          <table:table-cell office:value-type="float" office:value="0.275412709846962" calcext:value-type="float">
            <text:p>0.275412709846962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I</text:p>
          </table:table-cell>
          <table:table-cell office:value-type="float" office:value="6" calcext:value-type="float">
            <text:p>6</text:p>
          </table:table-cell>
          <table:table-cell office:value-type="float" office:value="541981" calcext:value-type="float">
            <text:p>541981</text:p>
          </table:table-cell>
          <table:table-cell office:value-type="float" office:value="3071" calcext:value-type="float">
            <text:p>3071</text:p>
          </table:table-cell>
          <table:table-cell office:value-type="float" office:value="54.1417503565623" calcext:value-type="float">
            <text:p>54.1417503565623</text:p>
          </table:table-cell>
          <table:table-cell office:value-type="float" office:value="0.306780708816366" calcext:value-type="float">
            <text:p>0.306780708816366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MI</text:p>
          </table:table-cell>
          <table:table-cell office:value-type="float" office:value="7" calcext:value-type="float">
            <text:p>7</text:p>
          </table:table-cell>
          <table:table-cell office:value-type="float" office:value="548462" calcext:value-type="float">
            <text:p>548462</text:p>
          </table:table-cell>
          <table:table-cell office:value-type="float" office:value="2889" calcext:value-type="float">
            <text:p>2889</text:p>
          </table:table-cell>
          <table:table-cell office:value-type="float" office:value="53.7977106891635" calcext:value-type="float">
            <text:p>53.7977106891635</text:p>
          </table:table-cell>
          <table:table-cell office:value-type="float" office:value="0.283377127642377" calcext:value-type="float">
            <text:p>0.283377127642377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I</text:p>
          </table:table-cell>
          <table:table-cell office:value-type="float" office:value="8" calcext:value-type="float">
            <text:p>8</text:p>
          </table:table-cell>
          <table:table-cell office:value-type="float" office:value="554462" calcext:value-type="float">
            <text:p>554462</text:p>
          </table:table-cell>
          <table:table-cell office:value-type="float" office:value="5219" calcext:value-type="float">
            <text:p>5219</text:p>
          </table:table-cell>
          <table:table-cell office:value-type="float" office:value="61.6080092053197" calcext:value-type="float">
            <text:p>61.6080092053197</text:p>
          </table:table-cell>
          <table:table-cell office:value-type="float" office:value="0.579899434122742" calcext:value-type="float">
            <text:p>0.579899434122742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MI</text:p>
          </table:table-cell>
          <table:table-cell office:value-type="float" office:value="9" calcext:value-type="float">
            <text:p>9</text:p>
          </table:table-cell>
          <table:table-cell office:value-type="float" office:value="552114" calcext:value-type="float">
            <text:p>552114</text:p>
          </table:table-cell>
          <table:table-cell office:value-type="float" office:value="6344" calcext:value-type="float">
            <text:p>6344</text:p>
          </table:table-cell>
          <table:table-cell office:value-type="float" office:value="55.1630641497952" calcext:value-type="float">
            <text:p>55.1630641497952</text:p>
          </table:table-cell>
          <table:table-cell office:value-type="float" office:value="0.633844602684048" calcext:value-type="float">
            <text:p>0.633844602684048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  <table:table-cell office:value-type="float" office:value="553804" calcext:value-type="float">
            <text:p>553804</text:p>
          </table:table-cell>
          <table:table-cell office:value-type="float" office:value="5635" calcext:value-type="float">
            <text:p>5635</text:p>
          </table:table-cell>
          <table:table-cell office:value-type="float" office:value="54.7240539974431" calcext:value-type="float">
            <text:p>54.7240539974431</text:p>
          </table:table-cell>
          <table:table-cell office:value-type="float" office:value="0.556821626921424" calcext:value-type="float">
            <text:p>0.55682162692142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MI</text:p>
          </table:table-cell>
          <table:table-cell office:value-type="float" office:value="11" calcext:value-type="float">
            <text:p>11</text:p>
          </table:table-cell>
          <table:table-cell office:value-type="float" office:value="534817" calcext:value-type="float">
            <text:p>534817</text:p>
          </table:table-cell>
          <table:table-cell office:value-type="float" office:value="6785" calcext:value-type="float">
            <text:p>6785</text:p>
          </table:table-cell>
          <table:table-cell office:value-type="float" office:value="65.6114147456046" calcext:value-type="float">
            <text:p>65.6114147456046</text:p>
          </table:table-cell>
          <table:table-cell office:value-type="float" office:value="0.832384626982551" calcext:value-type="float">
            <text:p>0.832384626982551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MI</text:p>
          </table:table-cell>
          <table:table-cell office:value-type="float" office:value="12" calcext:value-type="float">
            <text:p>12</text:p>
          </table:table-cell>
          <table:table-cell office:value-type="float" office:value="526943" calcext:value-type="float">
            <text:p>526943</text:p>
          </table:table-cell>
          <table:table-cell office:value-type="float" office:value="7440" calcext:value-type="float">
            <text:p>7440</text:p>
          </table:table-cell>
          <table:table-cell office:value-type="float" office:value="55.912688848699" calcext:value-type="float">
            <text:p>55.912688848699</text:p>
          </table:table-cell>
          <table:table-cell office:value-type="float" office:value="0.789440992734168" calcext:value-type="float">
            <text:p>0.789440992734168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MI</text:p>
          </table:table-cell>
          <table:table-cell office:value-type="float" office:value="13" calcext:value-type="float">
            <text:p>13</text:p>
          </table:table-cell>
          <table:table-cell office:value-type="float" office:value="474739" calcext:value-type="float">
            <text:p>474739</text:p>
          </table:table-cell>
          <table:table-cell office:value-type="float" office:value="8475" calcext:value-type="float">
            <text:p>8475</text:p>
          </table:table-cell>
          <table:table-cell office:value-type="float" office:value="41.3488253545633" calcext:value-type="float">
            <text:p>41.3488253545633</text:p>
          </table:table-cell>
          <table:table-cell office:value-type="float" office:value="0.73815569161144" calcext:value-type="float">
            <text:p>0.7381556916114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MI</text:p>
          </table:table-cell>
          <table:table-cell office:value-type="float" office:value="14" calcext:value-type="float">
            <text:p>14</text:p>
          </table:table-cell>
          <table:table-cell office:value-type="float" office:value="512851" calcext:value-type="float">
            <text:p>512851</text:p>
          </table:table-cell>
          <table:table-cell office:value-type="float" office:value="9342" calcext:value-type="float">
            <text:p>9342</text:p>
          </table:table-cell>
          <table:table-cell office:value-type="float" office:value="51.6707581734266" calcext:value-type="float">
            <text:p>51.6707581734266</text:p>
          </table:table-cell>
          <table:table-cell office:value-type="float" office:value="0.941225078738564" calcext:value-type="float">
            <text:p>0.941225078738564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  <table:table-cell office:value-type="float" office:value="500330" calcext:value-type="float">
            <text:p>500330</text:p>
          </table:table-cell>
          <table:table-cell office:value-type="float" office:value="2914" calcext:value-type="float">
            <text:p>2914</text:p>
          </table:table-cell>
          <table:table-cell office:value-type="float" office:value="58.2937261407471" calcext:value-type="float">
            <text:p>58.2937261407471</text:p>
          </table:table-cell>
          <table:table-cell office:value-type="float" office:value="0.33951175818787" calcext:value-type="float">
            <text:p>0.33951175818787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float" office:value="511914" calcext:value-type="float">
            <text:p>511914</text:p>
          </table:table-cell>
          <table:table-cell office:value-type="float" office:value="3848" calcext:value-type="float">
            <text:p>3848</text:p>
          </table:table-cell>
          <table:table-cell office:value-type="float" office:value="66.0204643748755" calcext:value-type="float">
            <text:p>66.0204643748755</text:p>
          </table:table-cell>
          <table:table-cell office:value-type="float" office:value="0.496268410151941" calcext:value-type="float">
            <text:p>0.496268410151941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float" office:value="517834" calcext:value-type="float">
            <text:p>517834</text:p>
          </table:table-cell>
          <table:table-cell office:value-type="float" office:value="7590" calcext:value-type="float">
            <text:p>7590</text:p>
          </table:table-cell>
          <table:table-cell office:value-type="float" office:value="70.2829478172542" calcext:value-type="float">
            <text:p>70.2829478172542</text:p>
          </table:table-cell>
          <table:table-cell office:value-type="float" office:value="1.03015169713259" calcext:value-type="float">
            <text:p>1.03015169713259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float" office:value="510862" calcext:value-type="float">
            <text:p>510862</text:p>
          </table:table-cell>
          <table:table-cell office:value-type="float" office:value="5084" calcext:value-type="float">
            <text:p>5084</text:p>
          </table:table-cell>
          <table:table-cell office:value-type="float" office:value="64.3253951164894" calcext:value-type="float">
            <text:p>64.3253951164894</text:p>
          </table:table-cell>
          <table:table-cell office:value-type="float" office:value="0.640153913918499" calcext:value-type="float">
            <text:p>0.640153913918499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MN</text:p>
          </table:table-cell>
          <table:table-cell office:value-type="float" office:value="5" calcext:value-type="float">
            <text:p>5</text:p>
          </table:table-cell>
          <table:table-cell office:value-type="float" office:value="517155" calcext:value-type="float">
            <text:p>517155</text:p>
          </table:table-cell>
          <table:table-cell office:value-type="float" office:value="6617" calcext:value-type="float">
            <text:p>6617</text:p>
          </table:table-cell>
          <table:table-cell office:value-type="float" office:value="66.3936344036121" calcext:value-type="float">
            <text:p>66.3936344036121</text:p>
          </table:table-cell>
          <table:table-cell office:value-type="float" office:value="0.849506780073094" calcext:value-type="float">
            <text:p>0.849506780073094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MN</text:p>
          </table:table-cell>
          <table:table-cell office:value-type="float" office:value="6" calcext:value-type="float">
            <text:p>6</text:p>
          </table:table-cell>
          <table:table-cell office:value-type="float" office:value="525551" calcext:value-type="float">
            <text:p>525551</text:p>
          </table:table-cell>
          <table:table-cell office:value-type="float" office:value="4938" calcext:value-type="float">
            <text:p>4938</text:p>
          </table:table-cell>
          <table:table-cell office:value-type="float" office:value="60.07523532445" calcext:value-type="float">
            <text:p>60.07523532445</text:p>
          </table:table-cell>
          <table:table-cell office:value-type="float" office:value="0.564458086907139" calcext:value-type="float">
            <text:p>0.564458086907139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float" office:value="495727" calcext:value-type="float">
            <text:p>495727</text:p>
          </table:table-cell>
          <table:table-cell office:value-type="float" office:value="2489" calcext:value-type="float">
            <text:p>2489</text:p>
          </table:table-cell>
          <table:table-cell office:value-type="float" office:value="56.787102578637" calcext:value-type="float">
            <text:p>56.787102578637</text:p>
          </table:table-cell>
          <table:table-cell office:value-type="float" office:value="0.285122856568691" calcext:value-type="float">
            <text:p>0.285122856568691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MN</text:p>
          </table:table-cell>
          <table:table-cell office:value-type="float" office:value="8" calcext:value-type="float">
            <text:p>8</text:p>
          </table:table-cell>
          <table:table-cell office:value-type="float" office:value="527541" calcext:value-type="float">
            <text:p>527541</text:p>
          </table:table-cell>
          <table:table-cell office:value-type="float" office:value="1381" calcext:value-type="float">
            <text:p>1381</text:p>
          </table:table-cell>
          <table:table-cell office:value-type="float" office:value="59.5614369309684" calcext:value-type="float">
            <text:p>59.5614369309684</text:p>
          </table:table-cell>
          <table:table-cell office:value-type="float" office:value="0.155920287525837" calcext:value-type="float">
            <text:p>0.155920287525837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577880" calcext:value-type="float">
            <text:p>577880</text:p>
          </table:table-cell>
          <table:table-cell office:value-type="float" office:value="2748" calcext:value-type="float">
            <text:p>2748</text:p>
          </table:table-cell>
          <table:table-cell office:value-type="float" office:value="40.9290856233128" calcext:value-type="float">
            <text:p>40.9290856233128</text:p>
          </table:table-cell>
          <table:table-cell office:value-type="float" office:value="0.194630593363438" calcext:value-type="float">
            <text:p>0.194630593363438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523479" calcext:value-type="float">
            <text:p>523479</text:p>
          </table:table-cell>
          <table:table-cell office:value-type="float" office:value="4699" calcext:value-type="float">
            <text:p>4699</text:p>
          </table:table-cell>
          <table:table-cell office:value-type="float" office:value="42.2899485939264" calcext:value-type="float">
            <text:p>42.2899485939264</text:p>
          </table:table-cell>
          <table:table-cell office:value-type="float" office:value="0.379614976804915" calcext:value-type="float">
            <text:p>0.37961497680491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559913" calcext:value-type="float">
            <text:p>559913</text:p>
          </table:table-cell>
          <table:table-cell office:value-type="float" office:value="5338" calcext:value-type="float">
            <text:p>5338</text:p>
          </table:table-cell>
          <table:table-cell office:value-type="float" office:value="45.9483884103423" calcext:value-type="float">
            <text:p>45.9483884103423</text:p>
          </table:table-cell>
          <table:table-cell office:value-type="float" office:value="0.438054657302844" calcext:value-type="float">
            <text:p>0.438054657302844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office:value-type="float" office:value="579386" calcext:value-type="float">
            <text:p>579386</text:p>
          </table:table-cell>
          <table:table-cell office:value-type="float" office:value="3131" calcext:value-type="float">
            <text:p>3131</text:p>
          </table:table-cell>
          <table:table-cell office:value-type="float" office:value="38.615361779539" calcext:value-type="float">
            <text:p>38.615361779539</text:p>
          </table:table-cell>
          <table:table-cell office:value-type="float" office:value="0.208677285491428" calcext:value-type="float">
            <text:p>0.208677285491428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549361" calcext:value-type="float">
            <text:p>549361</text:p>
          </table:table-cell>
          <table:table-cell office:value-type="float" office:value="6958" calcext:value-type="float">
            <text:p>6958</text:p>
          </table:table-cell>
          <table:table-cell office:value-type="float" office:value="49.9443899366719" calcext:value-type="float">
            <text:p>49.9443899366719</text:p>
          </table:table-cell>
          <table:table-cell office:value-type="float" office:value="0.632576876005692" calcext:value-type="float">
            <text:p>0.632576876005692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float" office:value="575828" calcext:value-type="float">
            <text:p>575828</text:p>
          </table:table-cell>
          <table:table-cell office:value-type="float" office:value="8830" calcext:value-type="float">
            <text:p>8830</text:p>
          </table:table-cell>
          <table:table-cell office:value-type="float" office:value="65.3087380259383" calcext:value-type="float">
            <text:p>65.3087380259383</text:p>
          </table:table-cell>
          <table:table-cell office:value-type="float" office:value="1.00147293422521" calcext:value-type="float">
            <text:p>1.00147293422521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float" office:value="602748" calcext:value-type="float">
            <text:p>602748</text:p>
          </table:table-cell>
          <table:table-cell office:value-type="float" office:value="6241" calcext:value-type="float">
            <text:p>6241</text:p>
          </table:table-cell>
          <table:table-cell office:value-type="float" office:value="53.8546789039532" calcext:value-type="float">
            <text:p>53.8546789039532</text:p>
          </table:table-cell>
          <table:table-cell office:value-type="float" office:value="0.557624498197542" calcext:value-type="float">
            <text:p>0.557624498197542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float" office:value="584925" calcext:value-type="float">
            <text:p>584925</text:p>
          </table:table-cell>
          <table:table-cell office:value-type="float" office:value="4248" calcext:value-type="float">
            <text:p>4248</text:p>
          </table:table-cell>
          <table:table-cell office:value-type="float" office:value="50.1459161430953" calcext:value-type="float">
            <text:p>50.1459161430953</text:p>
          </table:table-cell>
          <table:table-cell office:value-type="float" office:value="0.364183188914594" calcext:value-type="float">
            <text:p>0.36418318891459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573775" calcext:value-type="float">
            <text:p>573775</text:p>
          </table:table-cell>
          <table:table-cell office:value-type="float" office:value="5681" calcext:value-type="float">
            <text:p>5681</text:p>
          </table:table-cell>
          <table:table-cell office:value-type="float" office:value="49.4592828199207" calcext:value-type="float">
            <text:p>49.4592828199207</text:p>
          </table:table-cell>
          <table:table-cell office:value-type="float" office:value="0.489700990283595" calcext:value-type="float">
            <text:p>0.48970099028359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583457" calcext:value-type="float">
            <text:p>583457</text:p>
          </table:table-cell>
          <table:table-cell office:value-type="float" office:value="5275" calcext:value-type="float">
            <text:p>5275</text:p>
          </table:table-cell>
          <table:table-cell office:value-type="float" office:value="52.344731488353" calcext:value-type="float">
            <text:p>52.344731488353</text:p>
          </table:table-cell>
          <table:table-cell office:value-type="float" office:value="0.473245600962988" calcext:value-type="float">
            <text:p>0.473245600962988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595559" calcext:value-type="float">
            <text:p>595559</text:p>
          </table:table-cell>
          <table:table-cell office:value-type="float" office:value="2710" calcext:value-type="float">
            <text:p>2710</text:p>
          </table:table-cell>
          <table:table-cell office:value-type="float" office:value="49.7776038981864" calcext:value-type="float">
            <text:p>49.7776038981864</text:p>
          </table:table-cell>
          <table:table-cell office:value-type="float" office:value="0.226505361457194" calcext:value-type="float">
            <text:p>0.22650536145719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MO</text:p>
          </table:table-cell>
          <table:table-cell office:value-type="float" office:value="8" calcext:value-type="float">
            <text:p>8</text:p>
          </table:table-cell>
          <table:table-cell office:value-type="float" office:value="567717" calcext:value-type="float">
            <text:p>567717</text:p>
          </table:table-cell>
          <table:table-cell office:value-type="float" office:value="3947" calcext:value-type="float">
            <text:p>3947</text:p>
          </table:table-cell>
          <table:table-cell office:value-type="float" office:value="46.5723238867253" calcext:value-type="float">
            <text:p>46.5723238867253</text:p>
          </table:table-cell>
          <table:table-cell office:value-type="float" office:value="0.323789779733396" calcext:value-type="float">
            <text:p>0.323789779733396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MT</text:p>
          </table:table-cell>
          <table:table-cell office:value-type="string" calcext:value-type="string">
            <text:p>At-large</text:p>
          </table:table-cell>
          <table:table-cell office:value-type="float" office:value="823668" calcext:value-type="float">
            <text:p>823668</text:p>
          </table:table-cell>
          <table:table-cell office:value-type="float" office:value="2462" calcext:value-type="float">
            <text:p>2462</text:p>
          </table:table-cell>
          <table:table-cell office:value-type="float" office:value="61.2408154741959" calcext:value-type="float">
            <text:p>61.2408154741959</text:p>
          </table:table-cell>
          <table:table-cell office:value-type="float" office:value="0.183052987001401" calcext:value-type="float">
            <text:p>0.18305298700140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float" office:value="473676" calcext:value-type="float">
            <text:p>473676</text:p>
          </table:table-cell>
          <table:table-cell office:value-type="float" office:value="3971" calcext:value-type="float">
            <text:p>3971</text:p>
          </table:table-cell>
          <table:table-cell office:value-type="float" office:value="49.5657369172177" calcext:value-type="float">
            <text:p>49.5657369172177</text:p>
          </table:table-cell>
          <table:table-cell office:value-type="float" office:value="0.415527789666927" calcext:value-type="float">
            <text:p>0.415527789666927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467041" calcext:value-type="float">
            <text:p>467041</text:p>
          </table:table-cell>
          <table:table-cell office:value-type="float" office:value="4132" calcext:value-type="float">
            <text:p>4132</text:p>
          </table:table-cell>
          <table:table-cell office:value-type="float" office:value="53.204108418747" calcext:value-type="float">
            <text:p>53.204108418747</text:p>
          </table:table-cell>
          <table:table-cell office:value-type="float" office:value="0.470706803013574" calcext:value-type="float">
            <text:p>0.470706803013574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439543" calcext:value-type="float">
            <text:p>439543</text:p>
          </table:table-cell>
          <table:table-cell office:value-type="float" office:value="3065" calcext:value-type="float">
            <text:p>3065</text:p>
          </table:table-cell>
          <table:table-cell office:value-type="float" office:value="48.5285853716246" calcext:value-type="float">
            <text:p>48.5285853716246</text:p>
          </table:table-cell>
          <table:table-cell office:value-type="float" office:value="0.338397185631507" calcext:value-type="float">
            <text:p>0.338397185631507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NV</text:p>
          </table:table-cell>
          <table:table-cell office:value-type="float" office:value="1" calcext:value-type="float">
            <text:p>1</text:p>
          </table:table-cell>
          <table:table-cell office:value-type="float" office:value="418811" calcext:value-type="float">
            <text:p>418811</text:p>
          </table:table-cell>
          <table:table-cell office:value-type="float" office:value="10703" calcext:value-type="float">
            <text:p>10703</text:p>
          </table:table-cell>
          <table:table-cell office:value-type="float" office:value="36.3412135784399" calcext:value-type="float">
            <text:p>36.3412135784399</text:p>
          </table:table-cell>
          <table:table-cell office:value-type="float" office:value="0.928724434004939" calcext:value-type="float">
            <text:p>0.928724434004939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NV</text:p>
          </table:table-cell>
          <table:table-cell office:value-type="float" office:value="2" calcext:value-type="float">
            <text:p>2</text:p>
          </table:table-cell>
          <table:table-cell office:value-type="float" office:value="531489" calcext:value-type="float">
            <text:p>531489</text:p>
          </table:table-cell>
          <table:table-cell office:value-type="float" office:value="4280" calcext:value-type="float">
            <text:p>4280</text:p>
          </table:table-cell>
          <table:table-cell office:value-type="float" office:value="54.1002730065909" calcext:value-type="float">
            <text:p>54.1002730065909</text:p>
          </table:table-cell>
          <table:table-cell office:value-type="float" office:value="0.435661261979475" calcext:value-type="float">
            <text:p>0.435661261979475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NV</text:p>
          </table:table-cell>
          <table:table-cell office:value-type="float" office:value="3" calcext:value-type="float">
            <text:p>3</text:p>
          </table:table-cell>
          <table:table-cell office:value-type="float" office:value="607915" calcext:value-type="float">
            <text:p>607915</text:p>
          </table:table-cell>
          <table:table-cell office:value-type="float" office:value="11250" calcext:value-type="float">
            <text:p>11250</text:p>
          </table:table-cell>
          <table:table-cell office:value-type="float" office:value="47.0736862883791" calcext:value-type="float">
            <text:p>47.0736862883791</text:p>
          </table:table-cell>
          <table:table-cell office:value-type="float" office:value="0.871139831628213" calcext:value-type="float">
            <text:p>0.871139831628213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NV</text:p>
          </table:table-cell>
          <table:table-cell office:value-type="float" office:value="4" calcext:value-type="float">
            <text:p>4</text:p>
          </table:table-cell>
          <table:table-cell office:value-type="float" office:value="516951" calcext:value-type="float">
            <text:p>516951</text:p>
          </table:table-cell>
          <table:table-cell office:value-type="float" office:value="10773" calcext:value-type="float">
            <text:p>10773</text:p>
          </table:table-cell>
          <table:table-cell office:value-type="float" office:value="45.4333195989562" calcext:value-type="float">
            <text:p>45.4333195989562</text:p>
          </table:table-cell>
          <table:table-cell office:value-type="float" office:value="0.946807631747603" calcext:value-type="float">
            <text:p>0.946807631747603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NH</text:p>
          </table:table-cell>
          <table:table-cell office:value-type="float" office:value="1" calcext:value-type="float">
            <text:p>1</text:p>
          </table:table-cell>
          <table:table-cell office:value-type="float" office:value="540224" calcext:value-type="float">
            <text:p>540224</text:p>
          </table:table-cell>
          <table:table-cell office:value-type="float" office:value="4909" calcext:value-type="float">
            <text:p>4909</text:p>
          </table:table-cell>
          <table:table-cell office:value-type="float" office:value="53.8737634758915" calcext:value-type="float">
            <text:p>53.8737634758915</text:p>
          </table:table-cell>
          <table:table-cell office:value-type="float" office:value="0.489549344166774" calcext:value-type="float">
            <text:p>0.489549344166774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NH</text:p>
          </table:table-cell>
          <table:table-cell office:value-type="float" office:value="2" calcext:value-type="float">
            <text:p>2</text:p>
          </table:table-cell>
          <table:table-cell office:value-type="float" office:value="529588" calcext:value-type="float">
            <text:p>529588</text:p>
          </table:table-cell>
          <table:table-cell office:value-type="float" office:value="4458" calcext:value-type="float">
            <text:p>4458</text:p>
          </table:table-cell>
          <table:table-cell office:value-type="float" office:value="52.8155849452782" calcext:value-type="float">
            <text:p>52.8155849452782</text:p>
          </table:table-cell>
          <table:table-cell office:value-type="float" office:value="0.444594435081706" calcext:value-type="float">
            <text:p>0.444594435081706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float" office:value="542034" calcext:value-type="float">
            <text:p>542034</text:p>
          </table:table-cell>
          <table:table-cell office:value-type="float" office:value="6191" calcext:value-type="float">
            <text:p>6191</text:p>
          </table:table-cell>
          <table:table-cell office:value-type="float" office:value="48.5980584243793" calcext:value-type="float">
            <text:p>48.5980584243793</text:p>
          </table:table-cell>
          <table:table-cell office:value-type="float" office:value="0.555076950348746" calcext:value-type="float">
            <text:p>0.555076950348746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NJ</text:p>
          </table:table-cell>
          <table:table-cell office:value-type="float" office:value="2" calcext:value-type="float">
            <text:p>2</text:p>
          </table:table-cell>
          <table:table-cell office:value-type="float" office:value="531339" calcext:value-type="float">
            <text:p>531339</text:p>
          </table:table-cell>
          <table:table-cell office:value-type="float" office:value="6456" calcext:value-type="float">
            <text:p>6456</text:p>
          </table:table-cell>
          <table:table-cell office:value-type="float" office:value="48.6248891950337" calcext:value-type="float">
            <text:p>48.6248891950337</text:p>
          </table:table-cell>
          <table:table-cell office:value-type="float" office:value="0.590813557151155" calcext:value-type="float">
            <text:p>0.590813557151155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NJ</text:p>
          </table:table-cell>
          <table:table-cell office:value-type="float" office:value="3" calcext:value-type="float">
            <text:p>3</text:p>
          </table:table-cell>
          <table:table-cell office:value-type="float" office:value="570276" calcext:value-type="float">
            <text:p>570276</text:p>
          </table:table-cell>
          <table:table-cell office:value-type="float" office:value="5881" calcext:value-type="float">
            <text:p>5881</text:p>
          </table:table-cell>
          <table:table-cell office:value-type="float" office:value="53.8116631245222" calcext:value-type="float">
            <text:p>53.8116631245222</text:p>
          </table:table-cell>
          <table:table-cell office:value-type="float" office:value="0.554935488842797" calcext:value-type="float">
            <text:p>0.554935488842797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NJ</text:p>
          </table:table-cell>
          <table:table-cell office:value-type="float" office:value="4" calcext:value-type="float">
            <text:p>4</text:p>
          </table:table-cell>
          <table:table-cell office:value-type="float" office:value="539643" calcext:value-type="float">
            <text:p>539643</text:p>
          </table:table-cell>
          <table:table-cell office:value-type="float" office:value="8273" calcext:value-type="float">
            <text:p>8273</text:p>
          </table:table-cell>
          <table:table-cell office:value-type="float" office:value="54.5449491608341" calcext:value-type="float">
            <text:p>54.5449491608341</text:p>
          </table:table-cell>
          <table:table-cell office:value-type="float" office:value="0.836201645175756" calcext:value-type="float">
            <text:p>0.836201645175756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NJ</text:p>
          </table:table-cell>
          <table:table-cell office:value-type="float" office:value="5" calcext:value-type="float">
            <text:p>5</text:p>
          </table:table-cell>
          <table:table-cell office:value-type="float" office:value="527932" calcext:value-type="float">
            <text:p>527932</text:p>
          </table:table-cell>
          <table:table-cell office:value-type="float" office:value="8667" calcext:value-type="float">
            <text:p>8667</text:p>
          </table:table-cell>
          <table:table-cell office:value-type="float" office:value="57.1708098770296" calcext:value-type="float">
            <text:p>57.1708098770296</text:p>
          </table:table-cell>
          <table:table-cell office:value-type="float" office:value="0.938566726783403" calcext:value-type="float">
            <text:p>0.938566726783403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NJ</text:p>
          </table:table-cell>
          <table:table-cell office:value-type="float" office:value="6" calcext:value-type="float">
            <text:p>6</text:p>
          </table:table-cell>
          <table:table-cell office:value-type="float" office:value="502463" calcext:value-type="float">
            <text:p>502463</text:p>
          </table:table-cell>
          <table:table-cell office:value-type="float" office:value="7651" calcext:value-type="float">
            <text:p>7651</text:p>
          </table:table-cell>
          <table:table-cell office:value-type="float" office:value="44.0221469043492" calcext:value-type="float">
            <text:p>44.0221469043492</text:p>
          </table:table-cell>
          <table:table-cell office:value-type="float" office:value="0.670324871612786" calcext:value-type="float">
            <text:p>0.67032487161278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NJ</text:p>
          </table:table-cell>
          <table:table-cell office:value-type="float" office:value="7" calcext:value-type="float">
            <text:p>7</text:p>
          </table:table-cell>
          <table:table-cell office:value-type="float" office:value="527076" calcext:value-type="float">
            <text:p>527076</text:p>
          </table:table-cell>
          <table:table-cell office:value-type="float" office:value="9094" calcext:value-type="float">
            <text:p>9094</text:p>
          </table:table-cell>
          <table:table-cell office:value-type="float" office:value="61.2325357253982" calcext:value-type="float">
            <text:p>61.2325357253982</text:p>
          </table:table-cell>
          <table:table-cell office:value-type="float" office:value="1.05648650268039" calcext:value-type="float">
            <text:p>1.05648650268039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NJ</text:p>
          </table:table-cell>
          <table:table-cell office:value-type="float" office:value="8" calcext:value-type="float">
            <text:p>8</text:p>
          </table:table-cell>
          <table:table-cell office:value-type="float" office:value="425604" calcext:value-type="float">
            <text:p>425604</text:p>
          </table:table-cell>
          <table:table-cell office:value-type="float" office:value="11139" calcext:value-type="float">
            <text:p>11139</text:p>
          </table:table-cell>
          <table:table-cell office:value-type="float" office:value="36.0558171445757" calcext:value-type="float">
            <text:p>36.0558171445757</text:p>
          </table:table-cell>
          <table:table-cell office:value-type="float" office:value="0.943660649743491" calcext:value-type="float">
            <text:p>0.943660649743491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NJ</text:p>
          </table:table-cell>
          <table:table-cell office:value-type="float" office:value="9" calcext:value-type="float">
            <text:p>9</text:p>
          </table:table-cell>
          <table:table-cell office:value-type="float" office:value="481499" calcext:value-type="float">
            <text:p>481499</text:p>
          </table:table-cell>
          <table:table-cell office:value-type="float" office:value="11594" calcext:value-type="float">
            <text:p>11594</text:p>
          </table:table-cell>
          <table:table-cell office:value-type="float" office:value="41.6233470889867" calcext:value-type="float">
            <text:p>41.6233470889867</text:p>
          </table:table-cell>
          <table:table-cell office:value-type="float" office:value="1.00224732792739" calcext:value-type="float">
            <text:p>1.00224732792739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NJ</text:p>
          </table:table-cell>
          <table:table-cell office:value-type="float" office:value="10" calcext:value-type="float">
            <text:p>10</text:p>
          </table:table-cell>
          <table:table-cell office:value-type="float" office:value="496051" calcext:value-type="float">
            <text:p>496051</text:p>
          </table:table-cell>
          <table:table-cell office:value-type="float" office:value="9959" calcext:value-type="float">
            <text:p>9959</text:p>
          </table:table-cell>
          <table:table-cell office:value-type="float" office:value="40.3504881554518" calcext:value-type="float">
            <text:p>40.3504881554518</text:p>
          </table:table-cell>
          <table:table-cell office:value-type="float" office:value="0.810099186454909" calcext:value-type="float">
            <text:p>0.810099186454909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NJ</text:p>
          </table:table-cell>
          <table:table-cell office:value-type="float" office:value="11" calcext:value-type="float">
            <text:p>11</text:p>
          </table:table-cell>
          <table:table-cell office:value-type="float" office:value="548734" calcext:value-type="float">
            <text:p>548734</text:p>
          </table:table-cell>
          <table:table-cell office:value-type="float" office:value="8988" calcext:value-type="float">
            <text:p>8988</text:p>
          </table:table-cell>
          <table:table-cell office:value-type="float" office:value="58.9673685246404" calcext:value-type="float">
            <text:p>58.9673685246404</text:p>
          </table:table-cell>
          <table:table-cell office:value-type="float" office:value="0.96585724285258" calcext:value-type="float">
            <text:p>0.96585724285258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NJ</text:p>
          </table:table-cell>
          <table:table-cell office:value-type="float" office:value="12" calcext:value-type="float">
            <text:p>12</text:p>
          </table:table-cell>
          <table:table-cell office:value-type="float" office:value="505683" calcext:value-type="float">
            <text:p>505683</text:p>
          </table:table-cell>
          <table:table-cell office:value-type="float" office:value="9993" calcext:value-type="float">
            <text:p>9993</text:p>
          </table:table-cell>
          <table:table-cell office:value-type="float" office:value="49.9077485302057" calcext:value-type="float">
            <text:p>49.9077485302057</text:p>
          </table:table-cell>
          <table:table-cell office:value-type="float" office:value="0.986246583457117" calcext:value-type="float">
            <text:p>0.98624658345711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NM</text:p>
          </table:table-cell>
          <table:table-cell office:value-type="float" office:value="1" calcext:value-type="float">
            <text:p>1</text:p>
          </table:table-cell>
          <table:table-cell office:value-type="float" office:value="514775" calcext:value-type="float">
            <text:p>514775</text:p>
          </table:table-cell>
          <table:table-cell office:value-type="float" office:value="6996" calcext:value-type="float">
            <text:p>6996</text:p>
          </table:table-cell>
          <table:table-cell office:value-type="float" office:value="48.4021174299451" calcext:value-type="float">
            <text:p>48.4021174299451</text:p>
          </table:table-cell>
          <table:table-cell office:value-type="float" office:value="0.657804309727349" calcext:value-type="float">
            <text:p>0.657804309727349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NM</text:p>
          </table:table-cell>
          <table:table-cell office:value-type="float" office:value="2" calcext:value-type="float">
            <text:p>2</text:p>
          </table:table-cell>
          <table:table-cell office:value-type="float" office:value="484702" calcext:value-type="float">
            <text:p>484702</text:p>
          </table:table-cell>
          <table:table-cell office:value-type="float" office:value="6155" calcext:value-type="float">
            <text:p>6155</text:p>
          </table:table-cell>
          <table:table-cell office:value-type="float" office:value="41.1089700475756" calcext:value-type="float">
            <text:p>41.1089700475756</text:p>
          </table:table-cell>
          <table:table-cell office:value-type="float" office:value="0.522023244473569" calcext:value-type="float">
            <text:p>0.522023244473569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 office:value-type="float" office:value="507907" calcext:value-type="float">
            <text:p>507907</text:p>
          </table:table-cell>
          <table:table-cell office:value-type="float" office:value="5741" calcext:value-type="float">
            <text:p>5741</text:p>
          </table:table-cell>
          <table:table-cell office:value-type="float" office:value="48.2161104296653" calcext:value-type="float">
            <text:p>48.2161104296653</text:p>
          </table:table-cell>
          <table:table-cell office:value-type="float" office:value="0.544998769413905" calcext:value-type="float">
            <text:p>0.544998769413905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float" office:value="530436" calcext:value-type="float">
            <text:p>530436</text:p>
          </table:table-cell>
          <table:table-cell office:value-type="float" office:value="8854" calcext:value-type="float">
            <text:p>8854</text:p>
          </table:table-cell>
          <table:table-cell office:value-type="float" office:value="51.7361189662843" calcext:value-type="float">
            <text:p>51.7361189662843</text:p>
          </table:table-cell>
          <table:table-cell office:value-type="float" office:value="0.863575619542191" calcext:value-type="float">
            <text:p>0.86357561954219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515987" calcext:value-type="float">
            <text:p>515987</text:p>
          </table:table-cell>
          <table:table-cell office:value-type="float" office:value="10089" calcext:value-type="float">
            <text:p>10089</text:p>
          </table:table-cell>
          <table:table-cell office:value-type="float" office:value="47.6612782880189" calcext:value-type="float">
            <text:p>47.6612782880189</text:p>
          </table:table-cell>
          <table:table-cell office:value-type="float" office:value="0.931912309123723" calcext:value-type="float">
            <text:p>0.931912309123723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521235" calcext:value-type="float">
            <text:p>521235</text:p>
          </table:table-cell>
          <table:table-cell office:value-type="float" office:value="9204" calcext:value-type="float">
            <text:p>9204</text:p>
          </table:table-cell>
          <table:table-cell office:value-type="float" office:value="52.400548696845" calcext:value-type="float">
            <text:p>52.400548696845</text:p>
          </table:table-cell>
          <table:table-cell office:value-type="float" office:value="0.925292143094307" calcext:value-type="float">
            <text:p>0.925292143094307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NY</text:p>
          </table:table-cell>
          <table:table-cell office:value-type="float" office:value="4" calcext:value-type="float">
            <text:p>4</text:p>
          </table:table-cell>
          <table:table-cell office:value-type="float" office:value="506457" calcext:value-type="float">
            <text:p>506457</text:p>
          </table:table-cell>
          <table:table-cell office:value-type="float" office:value="8321" calcext:value-type="float">
            <text:p>8321</text:p>
          </table:table-cell>
          <table:table-cell office:value-type="float" office:value="52.7568974266325" calcext:value-type="float">
            <text:p>52.7568974266325</text:p>
          </table:table-cell>
          <table:table-cell office:value-type="float" office:value="0.866786604760145" calcext:value-type="float">
            <text:p>0.866786604760145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NY</text:p>
          </table:table-cell>
          <table:table-cell office:value-type="float" office:value="5" calcext:value-type="float">
            <text:p>5</text:p>
          </table:table-cell>
          <table:table-cell office:value-type="float" office:value="501784" calcext:value-type="float">
            <text:p>501784</text:p>
          </table:table-cell>
          <table:table-cell office:value-type="float" office:value="12659" calcext:value-type="float">
            <text:p>12659</text:p>
          </table:table-cell>
          <table:table-cell office:value-type="float" office:value="37.1325112000383" calcext:value-type="float">
            <text:p>37.1325112000383</text:p>
          </table:table-cell>
          <table:table-cell office:value-type="float" office:value="0.936778492899902" calcext:value-type="float">
            <text:p>0.93677849289990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NY</text:p>
          </table:table-cell>
          <table:table-cell office:value-type="float" office:value="6" calcext:value-type="float">
            <text:p>6</text:p>
          </table:table-cell>
          <table:table-cell office:value-type="float" office:value="448065" calcext:value-type="float">
            <text:p>448065</text:p>
          </table:table-cell>
          <table:table-cell office:value-type="float" office:value="12825" calcext:value-type="float">
            <text:p>12825</text:p>
          </table:table-cell>
          <table:table-cell office:value-type="float" office:value="33.3746219856494" calcext:value-type="float">
            <text:p>33.3746219856494</text:p>
          </table:table-cell>
          <table:table-cell office:value-type="float" office:value="0.955284449724825" calcext:value-type="float">
            <text:p>0.955284449724825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NY</text:p>
          </table:table-cell>
          <table:table-cell office:value-type="float" office:value="7" calcext:value-type="float">
            <text:p>7</text:p>
          </table:table-cell>
          <table:table-cell office:value-type="float" office:value="446196" calcext:value-type="float">
            <text:p>446196</text:p>
          </table:table-cell>
          <table:table-cell office:value-type="float" office:value="14230" calcext:value-type="float">
            <text:p>14230</text:p>
          </table:table-cell>
          <table:table-cell office:value-type="float" office:value="36.9422854530296" calcext:value-type="float">
            <text:p>36.9422854530296</text:p>
          </table:table-cell>
          <table:table-cell office:value-type="float" office:value="1.1781565096877" calcext:value-type="float">
            <text:p>1.1781565096877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NY</text:p>
          </table:table-cell>
          <table:table-cell office:value-type="float" office:value="8" calcext:value-type="float">
            <text:p>8</text:p>
          </table:table-cell>
          <table:table-cell office:value-type="float" office:value="540660" calcext:value-type="float">
            <text:p>540660</text:p>
          </table:table-cell>
          <table:table-cell office:value-type="float" office:value="13211" calcext:value-type="float">
            <text:p>13211</text:p>
          </table:table-cell>
          <table:table-cell office:value-type="float" office:value="37.8737099101099" calcext:value-type="float">
            <text:p>37.8737099101099</text:p>
          </table:table-cell>
          <table:table-cell office:value-type="float" office:value="0.92544220327463" calcext:value-type="float">
            <text:p>0.9254422032746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NY</text:p>
          </table:table-cell>
          <table:table-cell office:value-type="float" office:value="9" calcext:value-type="float">
            <text:p>9</text:p>
          </table:table-cell>
          <table:table-cell office:value-type="float" office:value="486880" calcext:value-type="float">
            <text:p>486880</text:p>
          </table:table-cell>
          <table:table-cell office:value-type="float" office:value="12651" calcext:value-type="float">
            <text:p>12651</text:p>
          </table:table-cell>
          <table:table-cell office:value-type="float" office:value="42.6889582648702" calcext:value-type="float">
            <text:p>42.6889582648702</text:p>
          </table:table-cell>
          <table:table-cell office:value-type="float" office:value="1.1092220074944" calcext:value-type="float">
            <text:p>1.1092220074944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NY</text:p>
          </table:table-cell>
          <table:table-cell office:value-type="float" office:value="10" calcext:value-type="float">
            <text:p>10</text:p>
          </table:table-cell>
          <table:table-cell office:value-type="float" office:value="473542" calcext:value-type="float">
            <text:p>473542</text:p>
          </table:table-cell>
          <table:table-cell office:value-type="float" office:value="10788" calcext:value-type="float">
            <text:p>10788</text:p>
          </table:table-cell>
          <table:table-cell office:value-type="float" office:value="45.6711337114765" calcext:value-type="float">
            <text:p>45.6711337114765</text:p>
          </table:table-cell>
          <table:table-cell office:value-type="float" office:value="1.04045721494484" calcext:value-type="float">
            <text:p>1.04045721494484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NY</text:p>
          </table:table-cell>
          <table:table-cell office:value-type="float" office:value="11" calcext:value-type="float">
            <text:p>11</text:p>
          </table:table-cell>
          <table:table-cell office:value-type="float" office:value="500998" calcext:value-type="float">
            <text:p>500998</text:p>
          </table:table-cell>
          <table:table-cell office:value-type="float" office:value="8100" calcext:value-type="float">
            <text:p>8100</text:p>
          </table:table-cell>
          <table:table-cell office:value-type="float" office:value="38.9422712266316" calcext:value-type="float">
            <text:p>38.9422712266316</text:p>
          </table:table-cell>
          <table:table-cell office:value-type="float" office:value="0.629608096111594" calcext:value-type="float">
            <text:p>0.629608096111594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NY</text:p>
          </table:table-cell>
          <table:table-cell office:value-type="float" office:value="12" calcext:value-type="float">
            <text:p>12</text:p>
          </table:table-cell>
          <table:table-cell office:value-type="float" office:value="530252" calcext:value-type="float">
            <text:p>530252</text:p>
          </table:table-cell>
          <table:table-cell office:value-type="float" office:value="14243" calcext:value-type="float">
            <text:p>14243</text:p>
          </table:table-cell>
          <table:table-cell office:value-type="float" office:value="48.3240044356268" calcext:value-type="float">
            <text:p>48.3240044356268</text:p>
          </table:table-cell>
          <table:table-cell office:value-type="float" office:value="1.29802206342764" calcext:value-type="float">
            <text:p>1.29802206342764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NY</text:p>
          </table:table-cell>
          <table:table-cell office:value-type="float" office:value="13" calcext:value-type="float">
            <text:p>13</text:p>
          </table:table-cell>
          <table:table-cell office:value-type="float" office:value="505003" calcext:value-type="float">
            <text:p>505003</text:p>
          </table:table-cell>
          <table:table-cell office:value-type="float" office:value="13783" calcext:value-type="float">
            <text:p>13783</text:p>
          </table:table-cell>
          <table:table-cell office:value-type="float" office:value="39.049272974616" calcext:value-type="float">
            <text:p>39.049272974616</text:p>
          </table:table-cell>
          <table:table-cell office:value-type="float" office:value="1.06576818238532" calcext:value-type="float">
            <text:p>1.06576818238532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NY</text:p>
          </table:table-cell>
          <table:table-cell office:value-type="float" office:value="14" calcext:value-type="float">
            <text:p>14</text:p>
          </table:table-cell>
          <table:table-cell office:value-type="float" office:value="392398" calcext:value-type="float">
            <text:p>392398</text:p>
          </table:table-cell>
          <table:table-cell office:value-type="float" office:value="12236" calcext:value-type="float">
            <text:p>12236</text:p>
          </table:table-cell>
          <table:table-cell office:value-type="float" office:value="37.2764387178324" calcext:value-type="float">
            <text:p>37.2764387178324</text:p>
          </table:table-cell>
          <table:table-cell office:value-type="float" office:value="1.1623772398213" calcext:value-type="float">
            <text:p>1.1623772398213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NY</text:p>
          </table:table-cell>
          <table:table-cell office:value-type="float" office:value="15" calcext:value-type="float">
            <text:p>15</text:p>
          </table:table-cell>
          <table:table-cell office:value-type="float" office:value="410819" calcext:value-type="float">
            <text:p>410819</text:p>
          </table:table-cell>
          <table:table-cell office:value-type="float" office:value="11144" calcext:value-type="float">
            <text:p>11144</text:p>
          </table:table-cell>
          <table:table-cell office:value-type="float" office:value="32.5965936336927" calcext:value-type="float">
            <text:p>32.5965936336927</text:p>
          </table:table-cell>
          <table:table-cell office:value-type="float" office:value="0.88422502234286" calcext:value-type="float">
            <text:p>0.88422502234286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NY</text:p>
          </table:table-cell>
          <table:table-cell office:value-type="float" office:value="16" calcext:value-type="float">
            <text:p>16</text:p>
          </table:table-cell>
          <table:table-cell office:value-type="float" office:value="498243" calcext:value-type="float">
            <text:p>498243</text:p>
          </table:table-cell>
          <table:table-cell office:value-type="float" office:value="10607" calcext:value-type="float">
            <text:p>10607</text:p>
          </table:table-cell>
          <table:table-cell office:value-type="float" office:value="45.4272312907557" calcext:value-type="float">
            <text:p>45.4272312907557</text:p>
          </table:table-cell>
          <table:table-cell office:value-type="float" office:value="0.967091644641361" calcext:value-type="float">
            <text:p>0.967091644641361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NY</text:p>
          </table:table-cell>
          <table:table-cell office:value-type="float" office:value="17" calcext:value-type="float">
            <text:p>17</text:p>
          </table:table-cell>
          <table:table-cell office:value-type="float" office:value="502861" calcext:value-type="float">
            <text:p>502861</text:p>
          </table:table-cell>
          <table:table-cell office:value-type="float" office:value="6893" calcext:value-type="float">
            <text:p>6893</text:p>
          </table:table-cell>
          <table:table-cell office:value-type="float" office:value="51.1515110537504" calcext:value-type="float">
            <text:p>51.1515110537504</text:p>
          </table:table-cell>
          <table:table-cell office:value-type="float" office:value="0.701162678540395" calcext:value-type="float">
            <text:p>0.701162678540395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NY</text:p>
          </table:table-cell>
          <table:table-cell office:value-type="float" office:value="18" calcext:value-type="float">
            <text:p>18</text:p>
          </table:table-cell>
          <table:table-cell office:value-type="float" office:value="524373" calcext:value-type="float">
            <text:p>524373</text:p>
          </table:table-cell>
          <table:table-cell office:value-type="float" office:value="5240" calcext:value-type="float">
            <text:p>5240</text:p>
          </table:table-cell>
          <table:table-cell office:value-type="float" office:value="49.8349457351923" calcext:value-type="float">
            <text:p>49.8349457351923</text:p>
          </table:table-cell>
          <table:table-cell office:value-type="float" office:value="0.497994968567046" calcext:value-type="float">
            <text:p>0.497994968567046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NY</text:p>
          </table:table-cell>
          <table:table-cell office:value-type="float" office:value="19" calcext:value-type="float">
            <text:p>19</text:p>
          </table:table-cell>
          <table:table-cell office:value-type="float" office:value="553713" calcext:value-type="float">
            <text:p>553713</text:p>
          </table:table-cell>
          <table:table-cell office:value-type="float" office:value="5607" calcext:value-type="float">
            <text:p>5607</text:p>
          </table:table-cell>
          <table:table-cell office:value-type="float" office:value="53.0184409612922" calcext:value-type="float">
            <text:p>53.0184409612922</text:p>
          </table:table-cell>
          <table:table-cell office:value-type="float" office:value="0.53687451526326" calcext:value-type="float">
            <text:p>0.53687451526326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NY</text:p>
          </table:table-cell>
          <table:table-cell office:value-type="float" office:value="20" calcext:value-type="float">
            <text:p>20</text:p>
          </table:table-cell>
          <table:table-cell office:value-type="float" office:value="557251" calcext:value-type="float">
            <text:p>557251</text:p>
          </table:table-cell>
          <table:table-cell office:value-type="float" office:value="5438" calcext:value-type="float">
            <text:p>5438</text:p>
          </table:table-cell>
          <table:table-cell office:value-type="float" office:value="49.7201440643444" calcext:value-type="float">
            <text:p>49.7201440643444</text:p>
          </table:table-cell>
          <table:table-cell office:value-type="float" office:value="0.485199925028228" calcext:value-type="float">
            <text:p>0.485199925028228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NY</text:p>
          </table:table-cell>
          <table:table-cell office:value-type="float" office:value="21" calcext:value-type="float">
            <text:p>21</text:p>
          </table:table-cell>
          <table:table-cell office:value-type="float" office:value="551303" calcext:value-type="float">
            <text:p>551303</text:p>
          </table:table-cell>
          <table:table-cell office:value-type="float" office:value="4192" calcext:value-type="float">
            <text:p>4192</text:p>
          </table:table-cell>
          <table:table-cell office:value-type="float" office:value="43.3745145591444" calcext:value-type="float">
            <text:p>43.3745145591444</text:p>
          </table:table-cell>
          <table:table-cell office:value-type="float" office:value="0.329811310716491" calcext:value-type="float">
            <text:p>0.329811310716491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NY</text:p>
          </table:table-cell>
          <table:table-cell office:value-type="float" office:value="22" calcext:value-type="float">
            <text:p>22</text:p>
          </table:table-cell>
          <table:table-cell office:value-type="float" office:value="539437" calcext:value-type="float">
            <text:p>539437</text:p>
          </table:table-cell>
          <table:table-cell office:value-type="float" office:value="3753" calcext:value-type="float">
            <text:p>3753</text:p>
          </table:table-cell>
          <table:table-cell office:value-type="float" office:value="47.2900449913521" calcext:value-type="float">
            <text:p>47.2900449913521</text:p>
          </table:table-cell>
          <table:table-cell office:value-type="float" office:value="0.329008834864024" calcext:value-type="float">
            <text:p>0.329008834864024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NY</text:p>
          </table:table-cell>
          <table:table-cell office:value-type="float" office:value="23" calcext:value-type="float">
            <text:p>23</text:p>
          </table:table-cell>
          <table:table-cell office:value-type="float" office:value="544564" calcext:value-type="float">
            <text:p>544564</text:p>
          </table:table-cell>
          <table:table-cell office:value-type="float" office:value="3340" calcext:value-type="float">
            <text:p>3340</text:p>
          </table:table-cell>
          <table:table-cell office:value-type="float" office:value="45.1552067341947" calcext:value-type="float">
            <text:p>45.1552067341947</text:p>
          </table:table-cell>
          <table:table-cell office:value-type="float" office:value="0.276952553771844" calcext:value-type="float">
            <text:p>0.276952553771844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NY</text:p>
          </table:table-cell>
          <table:table-cell office:value-type="float" office:value="24" calcext:value-type="float">
            <text:p>24</text:p>
          </table:table-cell>
          <table:table-cell office:value-type="float" office:value="539797" calcext:value-type="float">
            <text:p>539797</text:p>
          </table:table-cell>
          <table:table-cell office:value-type="float" office:value="2939" calcext:value-type="float">
            <text:p>2939</text:p>
          </table:table-cell>
          <table:table-cell office:value-type="float" office:value="49.1214289816357" calcext:value-type="float">
            <text:p>49.1214289816357</text:p>
          </table:table-cell>
          <table:table-cell office:value-type="float" office:value="0.267448466325354" calcext:value-type="float">
            <text:p>0.267448466325354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NY</text:p>
          </table:table-cell>
          <table:table-cell office:value-type="float" office:value="25" calcext:value-type="float">
            <text:p>25</text:p>
          </table:table-cell>
          <table:table-cell office:value-type="float" office:value="543698" calcext:value-type="float">
            <text:p>543698</text:p>
          </table:table-cell>
          <table:table-cell office:value-type="float" office:value="4648" calcext:value-type="float">
            <text:p>4648</text:p>
          </table:table-cell>
          <table:table-cell office:value-type="float" office:value="50.6974460086298" calcext:value-type="float">
            <text:p>50.6974460086298</text:p>
          </table:table-cell>
          <table:table-cell office:value-type="float" office:value="0.433405546917795" calcext:value-type="float">
            <text:p>0.43340554691779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NY</text:p>
          </table:table-cell>
          <table:table-cell office:value-type="float" office:value="26" calcext:value-type="float">
            <text:p>26</text:p>
          </table:table-cell>
          <table:table-cell office:value-type="float" office:value="539694" calcext:value-type="float">
            <text:p>539694</text:p>
          </table:table-cell>
          <table:table-cell office:value-type="float" office:value="5187" calcext:value-type="float">
            <text:p>5187</text:p>
          </table:table-cell>
          <table:table-cell office:value-type="float" office:value="44.9089669331139" calcext:value-type="float">
            <text:p>44.9089669331139</text:p>
          </table:table-cell>
          <table:table-cell office:value-type="float" office:value="0.43162016157686" calcext:value-type="float">
            <text:p>0.43162016157686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NY</text:p>
          </table:table-cell>
          <table:table-cell office:value-type="float" office:value="27" calcext:value-type="float">
            <text:p>27</text:p>
          </table:table-cell>
          <table:table-cell office:value-type="float" office:value="564383" calcext:value-type="float">
            <text:p>564383</text:p>
          </table:table-cell>
          <table:table-cell office:value-type="float" office:value="5939" calcext:value-type="float">
            <text:p>5939</text:p>
          </table:table-cell>
          <table:table-cell office:value-type="float" office:value="51.9319327477971" calcext:value-type="float">
            <text:p>51.9319327477971</text:p>
          </table:table-cell>
          <table:table-cell office:value-type="float" office:value="0.546479515841489" calcext:value-type="float">
            <text:p>0.546479515841489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float" office:value="566173" calcext:value-type="float">
            <text:p>566173</text:p>
          </table:table-cell>
          <table:table-cell office:value-type="float" office:value="6735" calcext:value-type="float">
            <text:p>6735</text:p>
          </table:table-cell>
          <table:table-cell office:value-type="float" office:value="48.1610744419109" calcext:value-type="float">
            <text:p>48.1610744419109</text:p>
          </table:table-cell>
          <table:table-cell office:value-type="float" office:value="0.572907638418416" calcext:value-type="float">
            <text:p>0.572907638418416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float" office:value="601142" calcext:value-type="float">
            <text:p>601142</text:p>
          </table:table-cell>
          <table:table-cell office:value-type="float" office:value="7863" calcext:value-type="float">
            <text:p>7863</text:p>
          </table:table-cell>
          <table:table-cell office:value-type="float" office:value="55.1789760156502" calcext:value-type="float">
            <text:p>55.1789760156502</text:p>
          </table:table-cell>
          <table:table-cell office:value-type="float" office:value="0.721746756026126" calcext:value-type="float">
            <text:p>0.721746756026126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float" office:value="579504" calcext:value-type="float">
            <text:p>579504</text:p>
          </table:table-cell>
          <table:table-cell office:value-type="float" office:value="4996" calcext:value-type="float">
            <text:p>4996</text:p>
          </table:table-cell>
          <table:table-cell office:value-type="float" office:value="32.4244526353571" calcext:value-type="float">
            <text:p>32.4244526353571</text:p>
          </table:table-cell>
          <table:table-cell office:value-type="float" office:value="0.279536578464073" calcext:value-type="float">
            <text:p>0.279536578464073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float" office:value="624834" calcext:value-type="float">
            <text:p>624834</text:p>
          </table:table-cell>
          <table:table-cell office:value-type="float" office:value="7413" calcext:value-type="float">
            <text:p>7413</text:p>
          </table:table-cell>
          <table:table-cell office:value-type="float" office:value="54.6389921163061" calcext:value-type="float">
            <text:p>54.6389921163061</text:p>
          </table:table-cell>
          <table:table-cell office:value-type="float" office:value="0.648234328730794" calcext:value-type="float">
            <text:p>0.648234328730794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float" office:value="572721" calcext:value-type="float">
            <text:p>572721</text:p>
          </table:table-cell>
          <table:table-cell office:value-type="float" office:value="3131" calcext:value-type="float">
            <text:p>3131</text:p>
          </table:table-cell>
          <table:table-cell office:value-type="float" office:value="48.9566473029625" calcext:value-type="float">
            <text:p>48.9566473029625</text:p>
          </table:table-cell>
          <table:table-cell office:value-type="float" office:value="0.267640374118595" calcext:value-type="float">
            <text:p>0.267640374118595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float" office:value="567392" calcext:value-type="float">
            <text:p>567392</text:p>
          </table:table-cell>
          <table:table-cell office:value-type="float" office:value="5676" calcext:value-type="float">
            <text:p>5676</text:p>
          </table:table-cell>
          <table:table-cell office:value-type="float" office:value="50.1170266764424" calcext:value-type="float">
            <text:p>50.1170266764424</text:p>
          </table:table-cell>
          <table:table-cell office:value-type="float" office:value="0.501353990566464" calcext:value-type="float">
            <text:p>0.501353990566464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float" office:value="613510" calcext:value-type="float">
            <text:p>613510</text:p>
          </table:table-cell>
          <table:table-cell office:value-type="float" office:value="5769" calcext:value-type="float">
            <text:p>5769</text:p>
          </table:table-cell>
          <table:table-cell office:value-type="float" office:value="46.0158758618441" calcext:value-type="float">
            <text:p>46.0158758618441</text:p>
          </table:table-cell>
          <table:table-cell office:value-type="float" office:value="0.432699691687143" calcext:value-type="float">
            <text:p>0.432699691687143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NC</text:p>
          </table:table-cell>
          <table:table-cell office:value-type="float" office:value="8" calcext:value-type="float">
            <text:p>8</text:p>
          </table:table-cell>
          <table:table-cell office:value-type="float" office:value="581896" calcext:value-type="float">
            <text:p>581896</text:p>
          </table:table-cell>
          <table:table-cell office:value-type="float" office:value="5618" calcext:value-type="float">
            <text:p>5618</text:p>
          </table:table-cell>
          <table:table-cell office:value-type="float" office:value="43.9117986719276" calcext:value-type="float">
            <text:p>43.9117986719276</text:p>
          </table:table-cell>
          <table:table-cell office:value-type="float" office:value="0.423952879791044" calcext:value-type="float">
            <text:p>0.423952879791044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NC</text:p>
          </table:table-cell>
          <table:table-cell office:value-type="float" office:value="9" calcext:value-type="float">
            <text:p>9</text:p>
          </table:table-cell>
          <table:table-cell office:value-type="float" office:value="561804" calcext:value-type="float">
            <text:p>561804</text:p>
          </table:table-cell>
          <table:table-cell office:value-type="float" office:value="6951" calcext:value-type="float">
            <text:p>6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NC</text:p>
          </table:table-cell>
          <table:table-cell office:value-type="float" office:value="10" calcext:value-type="float">
            <text:p>10</text:p>
          </table:table-cell>
          <table:table-cell office:value-type="float" office:value="585102" calcext:value-type="float">
            <text:p>585102</text:p>
          </table:table-cell>
          <table:table-cell office:value-type="float" office:value="4892" calcext:value-type="float">
            <text:p>4892</text:p>
          </table:table-cell>
          <table:table-cell office:value-type="float" office:value="47.5520507535438" calcext:value-type="float">
            <text:p>47.5520507535438</text:p>
          </table:table-cell>
          <table:table-cell office:value-type="float" office:value="0.397579622504002" calcext:value-type="float">
            <text:p>0.397579622504002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NC</text:p>
          </table:table-cell>
          <table:table-cell office:value-type="float" office:value="11" calcext:value-type="float">
            <text:p>11</text:p>
          </table:table-cell>
          <table:table-cell office:value-type="float" office:value="604505" calcext:value-type="float">
            <text:p>604505</text:p>
          </table:table-cell>
          <table:table-cell office:value-type="float" office:value="5083" calcext:value-type="float">
            <text:p>5083</text:p>
          </table:table-cell>
          <table:table-cell office:value-type="float" office:value="49.7375538663866" calcext:value-type="float">
            <text:p>49.7375538663866</text:p>
          </table:table-cell>
          <table:table-cell office:value-type="float" office:value="0.418219843182179" calcext:value-type="float">
            <text:p>0.418219843182179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float" office:value="591843" calcext:value-type="float">
            <text:p>591843</text:p>
          </table:table-cell>
          <table:table-cell office:value-type="float" office:value="7234" calcext:value-type="float">
            <text:p>7234</text:p>
          </table:table-cell>
          <table:table-cell office:value-type="float" office:value="47.1641972617738" calcext:value-type="float">
            <text:p>47.1641972617738</text:p>
          </table:table-cell>
          <table:table-cell office:value-type="float" office:value="0.576480254039791" calcext:value-type="float">
            <text:p>0.576480254039791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NC</text:p>
          </table:table-cell>
          <table:table-cell office:value-type="float" office:value="13" calcext:value-type="float">
            <text:p>13</text:p>
          </table:table-cell>
          <table:table-cell office:value-type="float" office:value="579274" calcext:value-type="float">
            <text:p>579274</text:p>
          </table:table-cell>
          <table:table-cell office:value-type="float" office:value="7005" calcext:value-type="float">
            <text:p>7005</text:p>
          </table:table-cell>
          <table:table-cell office:value-type="float" office:value="49.4266961748672" calcext:value-type="float">
            <text:p>49.4266961748672</text:p>
          </table:table-cell>
          <table:table-cell office:value-type="float" office:value="0.597703343676644" calcext:value-type="float">
            <text:p>0.597703343676644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ND</text:p>
          </table:table-cell>
          <table:table-cell office:value-type="string" calcext:value-type="string">
            <text:p>At-large</text:p>
          </table:table-cell>
          <table:table-cell office:value-type="float" office:value="567351" calcext:value-type="float">
            <text:p>567351</text:p>
          </table:table-cell>
          <table:table-cell office:value-type="float" office:value="3196" calcext:value-type="float">
            <text:p>3196</text:p>
          </table:table-cell>
          <table:table-cell office:value-type="float" office:value="56.6725007975662" calcext:value-type="float">
            <text:p>56.6725007975662</text:p>
          </table:table-cell>
          <table:table-cell office:value-type="float" office:value="0.319247366355258" calcext:value-type="float">
            <text:p>0.31924736635525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OH</text:p>
          </table:table-cell>
          <table:table-cell office:value-type="float" office:value="1" calcext:value-type="float">
            <text:p>1</text:p>
          </table:table-cell>
          <table:table-cell office:value-type="float" office:value="541695" calcext:value-type="float">
            <text:p>541695</text:p>
          </table:table-cell>
          <table:table-cell office:value-type="float" office:value="5990" calcext:value-type="float">
            <text:p>5990</text:p>
          </table:table-cell>
          <table:table-cell office:value-type="float" office:value="55.5425100840879" calcext:value-type="float">
            <text:p>55.5425100840879</text:p>
          </table:table-cell>
          <table:table-cell office:value-type="float" office:value="0.614182585040819" calcext:value-type="float">
            <text:p>0.614182585040819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OH</text:p>
          </table:table-cell>
          <table:table-cell office:value-type="float" office:value="2" calcext:value-type="float">
            <text:p>2</text:p>
          </table:table-cell>
          <table:table-cell office:value-type="float" office:value="557971" calcext:value-type="float">
            <text:p>557971</text:p>
          </table:table-cell>
          <table:table-cell office:value-type="float" office:value="6728" calcext:value-type="float">
            <text:p>6728</text:p>
          </table:table-cell>
          <table:table-cell office:value-type="float" office:value="51.9132714782668" calcext:value-type="float">
            <text:p>51.9132714782668</text:p>
          </table:table-cell>
          <table:table-cell office:value-type="float" office:value="0.625968895347212" calcext:value-type="float">
            <text:p>0.625968895347212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560963" calcext:value-type="float">
            <text:p>560963</text:p>
          </table:table-cell>
          <table:table-cell office:value-type="float" office:value="8952" calcext:value-type="float">
            <text:p>8952</text:p>
          </table:table-cell>
          <table:table-cell office:value-type="float" office:value="43.973844977298" calcext:value-type="float">
            <text:p>43.973844977298</text:p>
          </table:table-cell>
          <table:table-cell office:value-type="float" office:value="0.701746568377542" calcext:value-type="float">
            <text:p>0.701746568377542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OH</text:p>
          </table:table-cell>
          <table:table-cell office:value-type="float" office:value="4" calcext:value-type="float">
            <text:p>4</text:p>
          </table:table-cell>
          <table:table-cell office:value-type="float" office:value="542874" calcext:value-type="float">
            <text:p>542874</text:p>
          </table:table-cell>
          <table:table-cell office:value-type="float" office:value="4816" calcext:value-type="float">
            <text:p>4816</text:p>
          </table:table-cell>
          <table:table-cell office:value-type="float" office:value="47.415238158394" calcext:value-type="float">
            <text:p>47.415238158394</text:p>
          </table:table-cell>
          <table:table-cell office:value-type="float" office:value="0.420634966807815" calcext:value-type="float">
            <text:p>0.420634966807815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OH</text:p>
          </table:table-cell>
          <table:table-cell office:value-type="float" office:value="5" calcext:value-type="float">
            <text:p>5</text:p>
          </table:table-cell>
          <table:table-cell office:value-type="float" office:value="549171" calcext:value-type="float">
            <text:p>549171</text:p>
          </table:table-cell>
          <table:table-cell office:value-type="float" office:value="4850" calcext:value-type="float">
            <text:p>4850</text:p>
          </table:table-cell>
          <table:table-cell office:value-type="float" office:value="51.6445697241843" calcext:value-type="float">
            <text:p>51.6445697241843</text:p>
          </table:table-cell>
          <table:table-cell office:value-type="float" office:value="0.456098670837123" calcext:value-type="float">
            <text:p>0.456098670837123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OH</text:p>
          </table:table-cell>
          <table:table-cell office:value-type="float" office:value="6" calcext:value-type="float">
            <text:p>6</text:p>
          </table:table-cell>
          <table:table-cell office:value-type="float" office:value="545803" calcext:value-type="float">
            <text:p>545803</text:p>
          </table:table-cell>
          <table:table-cell office:value-type="float" office:value="4800" calcext:value-type="float">
            <text:p>4800</text:p>
          </table:table-cell>
          <table:table-cell office:value-type="float" office:value="45.7106318580147" calcext:value-type="float">
            <text:p>45.7106318580147</text:p>
          </table:table-cell>
          <table:table-cell office:value-type="float" office:value="0.401996751425827" calcext:value-type="float">
            <text:p>0.401996751425827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OH</text:p>
          </table:table-cell>
          <table:table-cell office:value-type="float" office:value="7" calcext:value-type="float">
            <text:p>7</text:p>
          </table:table-cell>
          <table:table-cell office:value-type="float" office:value="557024" calcext:value-type="float">
            <text:p>557024</text:p>
          </table:table-cell>
          <table:table-cell office:value-type="float" office:value="7057" calcext:value-type="float">
            <text:p>7057</text:p>
          </table:table-cell>
          <table:table-cell office:value-type="float" office:value="46.7938544838284" calcext:value-type="float">
            <text:p>46.7938544838284</text:p>
          </table:table-cell>
          <table:table-cell office:value-type="float" office:value="0.592836630185372" calcext:value-type="float">
            <text:p>0.592836630185372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OH</text:p>
          </table:table-cell>
          <table:table-cell office:value-type="float" office:value="8" calcext:value-type="float">
            <text:p>8</text:p>
          </table:table-cell>
          <table:table-cell office:value-type="float" office:value="546406" calcext:value-type="float">
            <text:p>546406</text:p>
          </table:table-cell>
          <table:table-cell office:value-type="float" office:value="2927" calcext:value-type="float">
            <text:p>2927</text:p>
          </table:table-cell>
          <table:table-cell office:value-type="float" office:value="47.79101986435" calcext:value-type="float">
            <text:p>47.79101986435</text:p>
          </table:table-cell>
          <table:table-cell office:value-type="float" office:value="0.256008014448876" calcext:value-type="float">
            <text:p>0.256008014448876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OH</text:p>
          </table:table-cell>
          <table:table-cell office:value-type="float" office:value="9" calcext:value-type="float">
            <text:p>9</text:p>
          </table:table-cell>
          <table:table-cell office:value-type="float" office:value="545749" calcext:value-type="float">
            <text:p>545749</text:p>
          </table:table-cell>
          <table:table-cell office:value-type="float" office:value="8394" calcext:value-type="float">
            <text:p>8394</text:p>
          </table:table-cell>
          <table:table-cell office:value-type="float" office:value="42.4988410423107" calcext:value-type="float">
            <text:p>42.4988410423107</text:p>
          </table:table-cell>
          <table:table-cell office:value-type="float" office:value="0.65366179637371" calcext:value-type="float">
            <text:p>0.65366179637371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OH</text:p>
          </table:table-cell>
          <table:table-cell office:value-type="float" office:value="10" calcext:value-type="float">
            <text:p>10</text:p>
          </table:table-cell>
          <table:table-cell office:value-type="float" office:value="552514" calcext:value-type="float">
            <text:p>552514</text:p>
          </table:table-cell>
          <table:table-cell office:value-type="float" office:value="2402" calcext:value-type="float">
            <text:p>2402</text:p>
          </table:table-cell>
          <table:table-cell office:value-type="float" office:value="50.9898391714961" calcext:value-type="float">
            <text:p>50.9898391714961</text:p>
          </table:table-cell>
          <table:table-cell office:value-type="float" office:value="0.221673285545585" calcext:value-type="float">
            <text:p>0.221673285545585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OH</text:p>
          </table:table-cell>
          <table:table-cell office:value-type="float" office:value="11" calcext:value-type="float">
            <text:p>11</text:p>
          </table:table-cell>
          <table:table-cell office:value-type="float" office:value="524803" calcext:value-type="float">
            <text:p>524803</text:p>
          </table:table-cell>
          <table:table-cell office:value-type="float" office:value="8831" calcext:value-type="float">
            <text:p>8831</text:p>
          </table:table-cell>
          <table:table-cell office:value-type="float" office:value="47.7626842834359" calcext:value-type="float">
            <text:p>47.7626842834359</text:p>
          </table:table-cell>
          <table:table-cell office:value-type="float" office:value="0.803715422562414" calcext:value-type="float">
            <text:p>0.80371542256241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OH</text:p>
          </table:table-cell>
          <table:table-cell office:value-type="float" office:value="12" calcext:value-type="float">
            <text:p>12</text:p>
          </table:table-cell>
          <table:table-cell office:value-type="float" office:value="585940" calcext:value-type="float">
            <text:p>585940</text:p>
          </table:table-cell>
          <table:table-cell office:value-type="float" office:value="7173" calcext:value-type="float">
            <text:p>7173</text:p>
          </table:table-cell>
          <table:table-cell office:value-type="float" office:value="58.3075058879749" calcext:value-type="float">
            <text:p>58.3075058879749</text:p>
          </table:table-cell>
          <table:table-cell office:value-type="float" office:value="0.713792776964269" calcext:value-type="float">
            <text:p>0.713792776964269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OH</text:p>
          </table:table-cell>
          <table:table-cell office:value-type="float" office:value="13" calcext:value-type="float">
            <text:p>13</text:p>
          </table:table-cell>
          <table:table-cell office:value-type="float" office:value="559931" calcext:value-type="float">
            <text:p>559931</text:p>
          </table:table-cell>
          <table:table-cell office:value-type="float" office:value="7719" calcext:value-type="float">
            <text:p>7719</text:p>
          </table:table-cell>
          <table:table-cell office:value-type="float" office:value="44.8930314628052" calcext:value-type="float">
            <text:p>44.8930314628052</text:p>
          </table:table-cell>
          <table:table-cell office:value-type="float" office:value="0.618878593722072" calcext:value-type="float">
            <text:p>0.618878593722072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OH</text:p>
          </table:table-cell>
          <table:table-cell office:value-type="float" office:value="14" calcext:value-type="float">
            <text:p>14</text:p>
          </table:table-cell>
          <table:table-cell office:value-type="float" office:value="553668" calcext:value-type="float">
            <text:p>553668</text:p>
          </table:table-cell>
          <table:table-cell office:value-type="float" office:value="6479" calcext:value-type="float">
            <text:p>6479</text:p>
          </table:table-cell>
          <table:table-cell office:value-type="float" office:value="55.513051142562" calcext:value-type="float">
            <text:p>55.513051142562</text:p>
          </table:table-cell>
          <table:table-cell office:value-type="float" office:value="0.649611424811727" calcext:value-type="float">
            <text:p>0.649611424811727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OH</text:p>
          </table:table-cell>
          <table:table-cell office:value-type="float" office:value="15" calcext:value-type="float">
            <text:p>15</text:p>
          </table:table-cell>
          <table:table-cell office:value-type="float" office:value="586092" calcext:value-type="float">
            <text:p>586092</text:p>
          </table:table-cell>
          <table:table-cell office:value-type="float" office:value="6358" calcext:value-type="float">
            <text:p>6358</text:p>
          </table:table-cell>
          <table:table-cell office:value-type="float" office:value="49.8971151286829" calcext:value-type="float">
            <text:p>49.8971151286829</text:p>
          </table:table-cell>
          <table:table-cell office:value-type="float" office:value="0.541290203565593" calcext:value-type="float">
            <text:p>0.54129020356559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OH</text:p>
          </table:table-cell>
          <table:table-cell office:value-type="float" office:value="16" calcext:value-type="float">
            <text:p>16</text:p>
          </table:table-cell>
          <table:table-cell office:value-type="float" office:value="553316" calcext:value-type="float">
            <text:p>553316</text:p>
          </table:table-cell>
          <table:table-cell office:value-type="float" office:value="8332" calcext:value-type="float">
            <text:p>8332</text:p>
          </table:table-cell>
          <table:table-cell office:value-type="float" office:value="54.1661546024333" calcext:value-type="float">
            <text:p>54.1661546024333</text:p>
          </table:table-cell>
          <table:table-cell office:value-type="float" office:value="0.815650370037148" calcext:value-type="float">
            <text:p>0.815650370037148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565812" calcext:value-type="float">
            <text:p>565812</text:p>
          </table:table-cell>
          <table:table-cell office:value-type="float" office:value="2986" calcext:value-type="float">
            <text:p>2986</text:p>
          </table:table-cell>
          <table:table-cell office:value-type="float" office:value="44.7447208613462" calcext:value-type="float">
            <text:p>44.7447208613462</text:p>
          </table:table-cell>
          <table:table-cell office:value-type="float" office:value="0.236134504909722" calcext:value-type="float">
            <text:p>0.23613450490972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564213" calcext:value-type="float">
            <text:p>564213</text:p>
          </table:table-cell>
          <table:table-cell office:value-type="float" office:value="2174" calcext:value-type="float">
            <text:p>2174</text:p>
          </table:table-cell>
          <table:table-cell office:value-type="float" office:value="38.2837687185513" calcext:value-type="float">
            <text:p>38.2837687185513</text:p>
          </table:table-cell>
          <table:table-cell office:value-type="float" office:value="0.147513285220529" calcext:value-type="float">
            <text:p>0.147513285220529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float" office:value="571661" calcext:value-type="float">
            <text:p>571661</text:p>
          </table:table-cell>
          <table:table-cell office:value-type="float" office:value="2631" calcext:value-type="float">
            <text:p>2631</text:p>
          </table:table-cell>
          <table:table-cell office:value-type="float" office:value="40.9447207348411" calcext:value-type="float">
            <text:p>40.9447207348411</text:p>
          </table:table-cell>
          <table:table-cell office:value-type="float" office:value="0.188443081220106" calcext:value-type="float">
            <text:p>0.188443081220106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589702" calcext:value-type="float">
            <text:p>589702</text:p>
          </table:table-cell>
          <table:table-cell office:value-type="float" office:value="4619" calcext:value-type="float">
            <text:p>4619</text:p>
          </table:table-cell>
          <table:table-cell office:value-type="float" office:value="40.1284038378707" calcext:value-type="float">
            <text:p>40.1284038378707</text:p>
          </table:table-cell>
          <table:table-cell office:value-type="float" office:value="0.314316548573898" calcext:value-type="float">
            <text:p>0.314316548573898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office:value-type="float" office:value="561277" calcext:value-type="float">
            <text:p>561277</text:p>
          </table:table-cell>
          <table:table-cell office:value-type="float" office:value="5517" calcext:value-type="float">
            <text:p>5517</text:p>
          </table:table-cell>
          <table:table-cell office:value-type="float" office:value="42.5743438622997" calcext:value-type="float">
            <text:p>42.5743438622997</text:p>
          </table:table-cell>
          <table:table-cell office:value-type="float" office:value="0.418479031010192" calcext:value-type="float">
            <text:p>0.418479031010192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606198" calcext:value-type="float">
            <text:p>606198</text:p>
          </table:table-cell>
          <table:table-cell office:value-type="float" office:value="6201" calcext:value-type="float">
            <text:p>6201</text:p>
          </table:table-cell>
          <table:table-cell office:value-type="float" office:value="59.922500569121" calcext:value-type="float">
            <text:p>59.922500569121</text:p>
          </table:table-cell>
          <table:table-cell office:value-type="float" office:value="0.612967093307994" calcext:value-type="float">
            <text:p>0.612967093307994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float" office:value="619186" calcext:value-type="float">
            <text:p>619186</text:p>
          </table:table-cell>
          <table:table-cell office:value-type="float" office:value="4754" calcext:value-type="float">
            <text:p>4754</text:p>
          </table:table-cell>
          <table:table-cell office:value-type="float" office:value="59.5473734871266" calcext:value-type="float">
            <text:p>59.5473734871266</text:p>
          </table:table-cell>
          <table:table-cell office:value-type="float" office:value="0.457194144502298" calcext:value-type="float">
            <text:p>0.457194144502298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627716" calcext:value-type="float">
            <text:p>627716</text:p>
          </table:table-cell>
          <table:table-cell office:value-type="float" office:value="5932" calcext:value-type="float">
            <text:p>5932</text:p>
          </table:table-cell>
          <table:table-cell office:value-type="float" office:value="61.2260958777536" calcext:value-type="float">
            <text:p>61.2260958777536</text:p>
          </table:table-cell>
          <table:table-cell office:value-type="float" office:value="0.578594779720183" calcext:value-type="float">
            <text:p>0.578594779720183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OR</text:p>
          </table:table-cell>
          <table:table-cell office:value-type="float" office:value="4" calcext:value-type="float">
            <text:p>4</text:p>
          </table:table-cell>
          <table:table-cell office:value-type="float" office:value="638548" calcext:value-type="float">
            <text:p>638548</text:p>
          </table:table-cell>
          <table:table-cell office:value-type="float" office:value="5000" calcext:value-type="float">
            <text:p>5000</text:p>
          </table:table-cell>
          <table:table-cell office:value-type="float" office:value="58.3970194879633" calcext:value-type="float">
            <text:p>58.3970194879633</text:p>
          </table:table-cell>
          <table:table-cell office:value-type="float" office:value="0.457264132750892" calcext:value-type="float">
            <text:p>0.457264132750892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OR</text:p>
          </table:table-cell>
          <table:table-cell office:value-type="float" office:value="5" calcext:value-type="float">
            <text:p>5</text:p>
          </table:table-cell>
          <table:table-cell office:value-type="float" office:value="606523" calcext:value-type="float">
            <text:p>606523</text:p>
          </table:table-cell>
          <table:table-cell office:value-type="float" office:value="6245" calcext:value-type="float">
            <text:p>6245</text:p>
          </table:table-cell>
          <table:table-cell office:value-type="float" office:value="59.1022929056277" calcext:value-type="float">
            <text:p>59.1022929056277</text:p>
          </table:table-cell>
          <table:table-cell office:value-type="float" office:value="0.608540515686371" calcext:value-type="float">
            <text:p>0.608540515686371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544860" calcext:value-type="float">
            <text:p>544860</text:p>
          </table:table-cell>
          <table:table-cell office:value-type="float" office:value="4939" calcext:value-type="float">
            <text:p>4939</text:p>
          </table:table-cell>
          <table:table-cell office:value-type="float" office:value="60.5289432147708" calcext:value-type="float">
            <text:p>60.5289432147708</text:p>
          </table:table-cell>
          <table:table-cell office:value-type="float" office:value="0.548677551183337" calcext:value-type="float">
            <text:p>0.548677551183337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PA</text:p>
          </table:table-cell>
          <table:table-cell office:value-type="float" office:value="2" calcext:value-type="float">
            <text:p>2</text:p>
          </table:table-cell>
          <table:table-cell office:value-type="float" office:value="496510" calcext:value-type="float">
            <text:p>496510</text:p>
          </table:table-cell>
          <table:table-cell office:value-type="float" office:value="12153" calcext:value-type="float">
            <text:p>12153</text:p>
          </table:table-cell>
          <table:table-cell office:value-type="float" office:value="40.6803488348674" calcext:value-type="float">
            <text:p>40.6803488348674</text:p>
          </table:table-cell>
          <table:table-cell office:value-type="float" office:value="0.995726731365215" calcext:value-type="float">
            <text:p>0.995726731365215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564612" calcext:value-type="float">
            <text:p>564612</text:p>
          </table:table-cell>
          <table:table-cell office:value-type="float" office:value="11678" calcext:value-type="float">
            <text:p>11678</text:p>
          </table:table-cell>
          <table:table-cell office:value-type="float" office:value="54.5502043881462" calcext:value-type="float">
            <text:p>54.5502043881462</text:p>
          </table:table-cell>
          <table:table-cell office:value-type="float" office:value="1.12827443774622" calcext:value-type="float">
            <text:p>1.12827443774622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float" office:value="543723" calcext:value-type="float">
            <text:p>543723</text:p>
          </table:table-cell>
          <table:table-cell office:value-type="float" office:value="4822" calcext:value-type="float">
            <text:p>4822</text:p>
          </table:table-cell>
          <table:table-cell office:value-type="float" office:value="61.2427651579941" calcext:value-type="float">
            <text:p>61.2427651579941</text:p>
          </table:table-cell>
          <table:table-cell office:value-type="float" office:value="0.543130626425307" calcext:value-type="float">
            <text:p>0.54313062642530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float" office:value="519983" calcext:value-type="float">
            <text:p>519983</text:p>
          </table:table-cell>
          <table:table-cell office:value-type="float" office:value="6115" calcext:value-type="float">
            <text:p>6115</text:p>
          </table:table-cell>
          <table:table-cell office:value-type="float" office:value="58.6007619479868" calcext:value-type="float">
            <text:p>58.6007619479868</text:p>
          </table:table-cell>
          <table:table-cell office:value-type="float" office:value="0.689144951492528" calcext:value-type="float">
            <text:p>0.689144951492528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PA</text:p>
          </table:table-cell>
          <table:table-cell office:value-type="float" office:value="6" calcext:value-type="float">
            <text:p>6</text:p>
          </table:table-cell>
          <table:table-cell office:value-type="float" office:value="522912" calcext:value-type="float">
            <text:p>522912</text:p>
          </table:table-cell>
          <table:table-cell office:value-type="float" office:value="4827" calcext:value-type="float">
            <text:p>4827</text:p>
          </table:table-cell>
          <table:table-cell office:value-type="float" office:value="57.7206107337372" calcext:value-type="float">
            <text:p>57.7206107337372</text:p>
          </table:table-cell>
          <table:table-cell office:value-type="float" office:value="0.532818883505732" calcext:value-type="float">
            <text:p>0.53281888350573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float" office:value="552078" calcext:value-type="float">
            <text:p>552078</text:p>
          </table:table-cell>
          <table:table-cell office:value-type="float" office:value="4662" calcext:value-type="float">
            <text:p>4662</text:p>
          </table:table-cell>
          <table:table-cell office:value-type="float" office:value="47.6854719804086" calcext:value-type="float">
            <text:p>47.6854719804086</text:p>
          </table:table-cell>
          <table:table-cell office:value-type="float" office:value="0.402678009941828" calcext:value-type="float">
            <text:p>0.402678009941828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PA</text:p>
          </table:table-cell>
          <table:table-cell office:value-type="float" office:value="8" calcext:value-type="float">
            <text:p>8</text:p>
          </table:table-cell>
          <table:table-cell office:value-type="float" office:value="535133" calcext:value-type="float">
            <text:p>535133</text:p>
          </table:table-cell>
          <table:table-cell office:value-type="float" office:value="5536" calcext:value-type="float">
            <text:p>5536</text:p>
          </table:table-cell>
          <table:table-cell office:value-type="float" office:value="46.3746395755821" calcext:value-type="float">
            <text:p>46.3746395755821</text:p>
          </table:table-cell>
          <table:table-cell office:value-type="float" office:value="0.479749902716563" calcext:value-type="float">
            <text:p>0.479749902716563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PA</text:p>
          </table:table-cell>
          <table:table-cell office:value-type="float" office:value="9" calcext:value-type="float">
            <text:p>9</text:p>
          </table:table-cell>
          <table:table-cell office:value-type="float" office:value="555775" calcext:value-type="float">
            <text:p>555775</text:p>
          </table:table-cell>
          <table:table-cell office:value-type="float" office:value="5005" calcext:value-type="float">
            <text:p>5005</text:p>
          </table:table-cell>
          <table:table-cell office:value-type="float" office:value="44.78916827853" calcext:value-type="float">
            <text:p>44.78916827853</text:p>
          </table:table-cell>
          <table:table-cell office:value-type="float" office:value="0.403346295234659" calcext:value-type="float">
            <text:p>0.403346295234659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PA</text:p>
          </table:table-cell>
          <table:table-cell office:value-type="float" office:value="10" calcext:value-type="float">
            <text:p>10</text:p>
          </table:table-cell>
          <table:table-cell office:value-type="float" office:value="552761" calcext:value-type="float">
            <text:p>552761</text:p>
          </table:table-cell>
          <table:table-cell office:value-type="float" office:value="5816" calcext:value-type="float">
            <text:p>5816</text:p>
          </table:table-cell>
          <table:table-cell office:value-type="float" office:value="52.6507839735437" calcext:value-type="float">
            <text:p>52.6507839735437</text:p>
          </table:table-cell>
          <table:table-cell office:value-type="float" office:value="0.553977143087393" calcext:value-type="float">
            <text:p>0.553977143087393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PA</text:p>
          </table:table-cell>
          <table:table-cell office:value-type="float" office:value="11" calcext:value-type="float">
            <text:p>11</text:p>
          </table:table-cell>
          <table:table-cell office:value-type="float" office:value="553568" calcext:value-type="float">
            <text:p>553568</text:p>
          </table:table-cell>
          <table:table-cell office:value-type="float" office:value="5995" calcext:value-type="float">
            <text:p>5995</text:p>
          </table:table-cell>
          <table:table-cell office:value-type="float" office:value="50.1445170241054" calcext:value-type="float">
            <text:p>50.1445170241054</text:p>
          </table:table-cell>
          <table:table-cell office:value-type="float" office:value="0.54305230714115" calcext:value-type="float">
            <text:p>0.54305230714115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PA</text:p>
          </table:table-cell>
          <table:table-cell office:value-type="float" office:value="12" calcext:value-type="float">
            <text:p>12</text:p>
          </table:table-cell>
          <table:table-cell office:value-type="float" office:value="551022" calcext:value-type="float">
            <text:p>551022</text:p>
          </table:table-cell>
          <table:table-cell office:value-type="float" office:value="3977" calcext:value-type="float">
            <text:p>3977</text:p>
          </table:table-cell>
          <table:table-cell office:value-type="float" office:value="44.2581239950492" calcext:value-type="float">
            <text:p>44.2581239950492</text:p>
          </table:table-cell>
          <table:table-cell office:value-type="float" office:value="0.319432906722981" calcext:value-type="float">
            <text:p>0.319432906722981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PA</text:p>
          </table:table-cell>
          <table:table-cell office:value-type="float" office:value="13" calcext:value-type="float">
            <text:p>13</text:p>
          </table:table-cell>
          <table:table-cell office:value-type="float" office:value="545111" calcext:value-type="float">
            <text:p>545111</text:p>
          </table:table-cell>
          <table:table-cell office:value-type="float" office:value="3919" calcext:value-type="float">
            <text:p>3919</text:p>
          </table:table-cell>
          <table:table-cell office:value-type="float" office:value="46.461362915076" calcext:value-type="float">
            <text:p>46.461362915076</text:p>
          </table:table-cell>
          <table:table-cell office:value-type="float" office:value="0.334027530657394" calcext:value-type="float">
            <text:p>0.334027530657394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PA</text:p>
          </table:table-cell>
          <table:table-cell office:value-type="float" office:value="14" calcext:value-type="float">
            <text:p>14</text:p>
          </table:table-cell>
          <table:table-cell office:value-type="float" office:value="551164" calcext:value-type="float">
            <text:p>551164</text:p>
          </table:table-cell>
          <table:table-cell office:value-type="float" office:value="2665" calcext:value-type="float">
            <text:p>2665</text:p>
          </table:table-cell>
          <table:table-cell office:value-type="float" office:value="47.4336132258275" calcext:value-type="float">
            <text:p>47.4336132258275</text:p>
          </table:table-cell>
          <table:table-cell office:value-type="float" office:value="0.229352024527782" calcext:value-type="float">
            <text:p>0.22935202452778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PA</text:p>
          </table:table-cell>
          <table:table-cell office:value-type="float" office:value="15" calcext:value-type="float">
            <text:p>15</text:p>
          </table:table-cell>
          <table:table-cell office:value-type="float" office:value="548615" calcext:value-type="float">
            <text:p>548615</text:p>
          </table:table-cell>
          <table:table-cell office:value-type="float" office:value="4573" calcext:value-type="float">
            <text:p>4573</text:p>
          </table:table-cell>
          <table:table-cell office:value-type="float" office:value="44.3976194599127" calcext:value-type="float">
            <text:p>44.3976194599127</text:p>
          </table:table-cell>
          <table:table-cell office:value-type="float" office:value="0.370077948634618" calcext:value-type="float">
            <text:p>0.370077948634618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PA</text:p>
          </table:table-cell>
          <table:table-cell office:value-type="float" office:value="16" calcext:value-type="float">
            <text:p>16</text:p>
          </table:table-cell>
          <table:table-cell office:value-type="float" office:value="539710" calcext:value-type="float">
            <text:p>539710</text:p>
          </table:table-cell>
          <table:table-cell office:value-type="float" office:value="2919" calcext:value-type="float">
            <text:p>2919</text:p>
          </table:table-cell>
          <table:table-cell office:value-type="float" office:value="48.6179614978414" calcext:value-type="float">
            <text:p>48.6179614978414</text:p>
          </table:table-cell>
          <table:table-cell office:value-type="float" office:value="0.262948304852975" calcext:value-type="float">
            <text:p>0.262948304852975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PA</text:p>
          </table:table-cell>
          <table:table-cell office:value-type="float" office:value="17" calcext:value-type="float">
            <text:p>17</text:p>
          </table:table-cell>
          <table:table-cell office:value-type="float" office:value="559285" calcext:value-type="float">
            <text:p>559285</text:p>
          </table:table-cell>
          <table:table-cell office:value-type="float" office:value="6462" calcext:value-type="float">
            <text:p>6462</text:p>
          </table:table-cell>
          <table:table-cell office:value-type="float" office:value="58.2134332227755" calcext:value-type="float">
            <text:p>58.2134332227755</text:p>
          </table:table-cell>
          <table:table-cell office:value-type="float" office:value="0.672600204699885" calcext:value-type="float">
            <text:p>0.672600204699885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PA</text:p>
          </table:table-cell>
          <table:table-cell office:value-type="float" office:value="18" calcext:value-type="float">
            <text:p>18</text:p>
          </table:table-cell>
          <table:table-cell office:value-type="float" office:value="544390" calcext:value-type="float">
            <text:p>544390</text:p>
          </table:table-cell>
          <table:table-cell office:value-type="float" office:value="6168" calcext:value-type="float">
            <text:p>6168</text:p>
          </table:table-cell>
          <table:table-cell office:value-type="float" office:value="42.5195172578482" calcext:value-type="float">
            <text:p>42.5195172578482</text:p>
          </table:table-cell>
          <table:table-cell office:value-type="float" office:value="0.481750918360749" calcext:value-type="float">
            <text:p>0.481750918360749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  <table:table-cell office:value-type="float" office:value="395409" calcext:value-type="float">
            <text:p>395409</text:p>
          </table:table-cell>
          <table:table-cell office:value-type="float" office:value="6058" calcext:value-type="float">
            <text:p>6058</text:p>
          </table:table-cell>
          <table:table-cell office:value-type="float" office:value="44.0260590932427" calcext:value-type="float">
            <text:p>44.0260590932427</text:p>
          </table:table-cell>
          <table:table-cell office:value-type="float" office:value="0.674516427261049" calcext:value-type="float">
            <text:p>0.674516427261049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RI</text:p>
          </table:table-cell>
          <table:table-cell office:value-type="float" office:value="2" calcext:value-type="float">
            <text:p>2</text:p>
          </table:table-cell>
          <table:table-cell office:value-type="float" office:value="407668" calcext:value-type="float">
            <text:p>407668</text:p>
          </table:table-cell>
          <table:table-cell office:value-type="float" office:value="6982" calcext:value-type="float">
            <text:p>6982</text:p>
          </table:table-cell>
          <table:table-cell office:value-type="float" office:value="48.8625548240235" calcext:value-type="float">
            <text:p>48.8625548240235</text:p>
          </table:table-cell>
          <table:table-cell office:value-type="float" office:value="0.836853414497414" calcext:value-type="float">
            <text:p>0.83685341449741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613912" calcext:value-type="float">
            <text:p>613912</text:p>
          </table:table-cell>
          <table:table-cell office:value-type="float" office:value="6942" calcext:value-type="float">
            <text:p>6942</text:p>
          </table:table-cell>
          <table:table-cell office:value-type="float" office:value="46.8199025267465" calcext:value-type="float">
            <text:p>46.8199025267465</text:p>
          </table:table-cell>
          <table:table-cell office:value-type="float" office:value="0.529430542717318" calcext:value-type="float">
            <text:p>0.529430542717318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SC</text:p>
          </table:table-cell>
          <table:table-cell office:value-type="float" office:value="2" calcext:value-type="float">
            <text:p>2</text:p>
          </table:table-cell>
          <table:table-cell office:value-type="float" office:value="537342" calcext:value-type="float">
            <text:p>537342</text:p>
          </table:table-cell>
          <table:table-cell office:value-type="float" office:value="7030" calcext:value-type="float">
            <text:p>7030</text:p>
          </table:table-cell>
          <table:table-cell office:value-type="float" office:value="47.8538807686725" calcext:value-type="float">
            <text:p>47.8538807686725</text:p>
          </table:table-cell>
          <table:table-cell office:value-type="float" office:value="0.626068280171227" calcext:value-type="float">
            <text:p>0.626068280171227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float" office:value="534772" calcext:value-type="float">
            <text:p>534772</text:p>
          </table:table-cell>
          <table:table-cell office:value-type="float" office:value="4868" calcext:value-type="float">
            <text:p>4868</text:p>
          </table:table-cell>
          <table:table-cell office:value-type="float" office:value="42.2991480481401" calcext:value-type="float">
            <text:p>42.2991480481401</text:p>
          </table:table-cell>
          <table:table-cell office:value-type="float" office:value="0.385046810039318" calcext:value-type="float">
            <text:p>0.385046810039318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SC</text:p>
          </table:table-cell>
          <table:table-cell office:value-type="float" office:value="4" calcext:value-type="float">
            <text:p>4</text:p>
          </table:table-cell>
          <table:table-cell office:value-type="float" office:value="533533" calcext:value-type="float">
            <text:p>533533</text:p>
          </table:table-cell>
          <table:table-cell office:value-type="float" office:value="6329" calcext:value-type="float">
            <text:p>6329</text:p>
          </table:table-cell>
          <table:table-cell office:value-type="float" office:value="45.7235072619688" calcext:value-type="float">
            <text:p>45.7235072619688</text:p>
          </table:table-cell>
          <table:table-cell office:value-type="float" office:value="0.54239208720173" calcext:value-type="float">
            <text:p>0.54239208720173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SC</text:p>
          </table:table-cell>
          <table:table-cell office:value-type="float" office:value="5" calcext:value-type="float">
            <text:p>5</text:p>
          </table:table-cell>
          <table:table-cell office:value-type="float" office:value="552247" calcext:value-type="float">
            <text:p>552247</text:p>
          </table:table-cell>
          <table:table-cell office:value-type="float" office:value="4381" calcext:value-type="float">
            <text:p>4381</text:p>
          </table:table-cell>
          <table:table-cell office:value-type="float" office:value="45.0122861690512" calcext:value-type="float">
            <text:p>45.0122861690512</text:p>
          </table:table-cell>
          <table:table-cell office:value-type="float" office:value="0.357084467107315" calcext:value-type="float">
            <text:p>0.357084467107315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SC</text:p>
          </table:table-cell>
          <table:table-cell office:value-type="float" office:value="6" calcext:value-type="float">
            <text:p>6</text:p>
          </table:table-cell>
          <table:table-cell office:value-type="float" office:value="506843" calcext:value-type="float">
            <text:p>506843</text:p>
          </table:table-cell>
          <table:table-cell office:value-type="float" office:value="10563" calcext:value-type="float">
            <text:p>10563</text:p>
          </table:table-cell>
          <table:table-cell office:value-type="float" office:value="40.7291804365454" calcext:value-type="float">
            <text:p>40.7291804365454</text:p>
          </table:table-cell>
          <table:table-cell office:value-type="float" office:value="0.848827611215365" calcext:value-type="float">
            <text:p>0.848827611215365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SC</text:p>
          </table:table-cell>
          <table:table-cell office:value-type="float" office:value="7" calcext:value-type="float">
            <text:p>7</text:p>
          </table:table-cell>
          <table:table-cell office:value-type="float" office:value="571428" calcext:value-type="float">
            <text:p>571428</text:p>
          </table:table-cell>
          <table:table-cell office:value-type="float" office:value="3454" calcext:value-type="float">
            <text:p>3454</text:p>
          </table:table-cell>
          <table:table-cell office:value-type="float" office:value="41.9219919219919" calcext:value-type="float">
            <text:p>41.9219919219919</text:p>
          </table:table-cell>
          <table:table-cell office:value-type="float" office:value="0.253397733570214" calcext:value-type="float">
            <text:p>0.253397733570214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SD</text:p>
          </table:table-cell>
          <table:table-cell office:value-type="string" calcext:value-type="string">
            <text:p>At-large</text:p>
          </table:table-cell>
          <table:table-cell office:value-type="float" office:value="647089" calcext:value-type="float">
            <text:p>647089</text:p>
          </table:table-cell>
          <table:table-cell office:value-type="float" office:value="2674" calcext:value-type="float">
            <text:p>2674</text:p>
          </table:table-cell>
          <table:table-cell office:value-type="float" office:value="51.9194423023726" calcext:value-type="float">
            <text:p>51.9194423023726</text:p>
          </table:table-cell>
          <table:table-cell office:value-type="float" office:value="0.214549449483061" calcext:value-type="float">
            <text:p>0.214549449483061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563918" calcext:value-type="float">
            <text:p>563918</text:p>
          </table:table-cell>
          <table:table-cell office:value-type="float" office:value="3157" calcext:value-type="float">
            <text:p>3157</text:p>
          </table:table-cell>
          <table:table-cell office:value-type="float" office:value="39.7720945243812" calcext:value-type="float">
            <text:p>39.7720945243812</text:p>
          </table:table-cell>
          <table:table-cell office:value-type="float" office:value="0.222657376450958" calcext:value-type="float">
            <text:p>0.222657376450958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float" office:value="583056" calcext:value-type="float">
            <text:p>583056</text:p>
          </table:table-cell>
          <table:table-cell office:value-type="float" office:value="3129" calcext:value-type="float">
            <text:p>3129</text:p>
          </table:table-cell>
          <table:table-cell office:value-type="float" office:value="44.9586317609286" calcext:value-type="float">
            <text:p>44.9586317609286</text:p>
          </table:table-cell>
          <table:table-cell office:value-type="float" office:value="0.241272808752411" calcext:value-type="float">
            <text:p>0.241272808752411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571456" calcext:value-type="float">
            <text:p>571456</text:p>
          </table:table-cell>
          <table:table-cell office:value-type="float" office:value="3926" calcext:value-type="float">
            <text:p>3926</text:p>
          </table:table-cell>
          <table:table-cell office:value-type="float" office:value="43.0068106730877" calcext:value-type="float">
            <text:p>43.0068106730877</text:p>
          </table:table-cell>
          <table:table-cell office:value-type="float" office:value="0.295464110452147" calcext:value-type="float">
            <text:p>0.295464110452147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TN</text:p>
          </table:table-cell>
          <table:table-cell office:value-type="float" office:value="4" calcext:value-type="float">
            <text:p>4</text:p>
          </table:table-cell>
          <table:table-cell office:value-type="float" office:value="590540" calcext:value-type="float">
            <text:p>590540</text:p>
          </table:table-cell>
          <table:table-cell office:value-type="float" office:value="4743" calcext:value-type="float">
            <text:p>4743</text:p>
          </table:table-cell>
          <table:table-cell office:value-type="float" office:value="39.3624479290141" calcext:value-type="float">
            <text:p>39.3624479290141</text:p>
          </table:table-cell>
          <table:table-cell office:value-type="float" office:value="0.316144698965885" calcext:value-type="float">
            <text:p>0.31614469896588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TN</text:p>
          </table:table-cell>
          <table:table-cell office:value-type="float" office:value="5" calcext:value-type="float">
            <text:p>5</text:p>
          </table:table-cell>
          <table:table-cell office:value-type="float" office:value="563797" calcext:value-type="float">
            <text:p>563797</text:p>
          </table:table-cell>
          <table:table-cell office:value-type="float" office:value="5435" calcext:value-type="float">
            <text:p>5435</text:p>
          </table:table-cell>
          <table:table-cell office:value-type="float" office:value="46.5146143026657" calcext:value-type="float">
            <text:p>46.5146143026657</text:p>
          </table:table-cell>
          <table:table-cell office:value-type="float" office:value="0.448400627770258" calcext:value-type="float">
            <text:p>0.448400627770258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TN</text:p>
          </table:table-cell>
          <table:table-cell office:value-type="float" office:value="6" calcext:value-type="float">
            <text:p>6</text:p>
          </table:table-cell>
          <table:table-cell office:value-type="float" office:value="591603" calcext:value-type="float">
            <text:p>591603</text:p>
          </table:table-cell>
          <table:table-cell office:value-type="float" office:value="3690" calcext:value-type="float">
            <text:p>3690</text:p>
          </table:table-cell>
          <table:table-cell office:value-type="float" office:value="42.0450876685886" calcext:value-type="float">
            <text:p>42.0450876685886</text:p>
          </table:table-cell>
          <table:table-cell office:value-type="float" office:value="0.262247442114208" calcext:value-type="float">
            <text:p>0.262247442114208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TN</text:p>
          </table:table-cell>
          <table:table-cell office:value-type="float" office:value="7" calcext:value-type="float">
            <text:p>7</text:p>
          </table:table-cell>
          <table:table-cell office:value-type="float" office:value="578288" calcext:value-type="float">
            <text:p>578288</text:p>
          </table:table-cell>
          <table:table-cell office:value-type="float" office:value="3700" calcext:value-type="float">
            <text:p>3700</text:p>
          </table:table-cell>
          <table:table-cell office:value-type="float" office:value="43.9891541930664" calcext:value-type="float">
            <text:p>43.9891541930664</text:p>
          </table:table-cell>
          <table:table-cell office:value-type="float" office:value="0.281451232801555" calcext:value-type="float">
            <text:p>0.281451232801555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TN</text:p>
          </table:table-cell>
          <table:table-cell office:value-type="float" office:value="8" calcext:value-type="float">
            <text:p>8</text:p>
          </table:table-cell>
          <table:table-cell office:value-type="float" office:value="525277" calcext:value-type="float">
            <text:p>525277</text:p>
          </table:table-cell>
          <table:table-cell office:value-type="float" office:value="4889" calcext:value-type="float">
            <text:p>4889</text:p>
          </table:table-cell>
          <table:table-cell office:value-type="float" office:value="47.278864294458" calcext:value-type="float">
            <text:p>47.278864294458</text:p>
          </table:table-cell>
          <table:table-cell office:value-type="float" office:value="0.440046618328244" calcext:value-type="float">
            <text:p>0.440046618328244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N</text:p>
          </table:table-cell>
          <table:table-cell office:value-type="float" office:value="9" calcext:value-type="float">
            <text:p>9</text:p>
          </table:table-cell>
          <table:table-cell office:value-type="float" office:value="507231" calcext:value-type="float">
            <text:p>507231</text:p>
          </table:table-cell>
          <table:table-cell office:value-type="float" office:value="5835" calcext:value-type="float">
            <text:p>5835</text:p>
          </table:table-cell>
          <table:table-cell office:value-type="float" office:value="35.7777817207544" calcext:value-type="float">
            <text:p>35.7777817207544</text:p>
          </table:table-cell>
          <table:table-cell office:value-type="float" office:value="0.411574521944838" calcext:value-type="float">
            <text:p>0.411574521944838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float" office:value="511974" calcext:value-type="float">
            <text:p>511974</text:p>
          </table:table-cell>
          <table:table-cell office:value-type="float" office:value="4743" calcext:value-type="float">
            <text:p>4743</text:p>
          </table:table-cell>
          <table:table-cell office:value-type="float" office:value="45.4554332837214" calcext:value-type="float">
            <text:p>45.4554332837214</text:p>
          </table:table-cell>
          <table:table-cell office:value-type="float" office:value="0.421105603145259" calcext:value-type="float">
            <text:p>0.421105603145259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TX</text:p>
          </table:table-cell>
          <table:table-cell office:value-type="float" office:value="2" calcext:value-type="float">
            <text:p>2</text:p>
          </table:table-cell>
          <table:table-cell office:value-type="float" office:value="520180" calcext:value-type="float">
            <text:p>520180</text:p>
          </table:table-cell>
          <table:table-cell office:value-type="float" office:value="17389" calcext:value-type="float">
            <text:p>17389</text:p>
          </table:table-cell>
          <table:table-cell office:value-type="float" office:value="50.6347802683686" calcext:value-type="float">
            <text:p>50.6347802683686</text:p>
          </table:table-cell>
          <table:table-cell office:value-type="float" office:value="1.6926606061107" calcext:value-type="float">
            <text:p>1.6926606061107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TX</text:p>
          </table:table-cell>
          <table:table-cell office:value-type="float" office:value="3" calcext:value-type="float">
            <text:p>3</text:p>
          </table:table-cell>
          <table:table-cell office:value-type="float" office:value="563318" calcext:value-type="float">
            <text:p>563318</text:p>
          </table:table-cell>
          <table:table-cell office:value-type="float" office:value="7999" calcext:value-type="float">
            <text:p>7999</text:p>
          </table:table-cell>
          <table:table-cell office:value-type="float" office:value="55.449674961567" calcext:value-type="float">
            <text:p>55.449674961567</text:p>
          </table:table-cell>
          <table:table-cell office:value-type="float" office:value="0.7873740054775" calcext:value-type="float">
            <text:p>0.7873740054775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TX</text:p>
          </table:table-cell>
          <table:table-cell office:value-type="float" office:value="4" calcext:value-type="float">
            <text:p>4</text:p>
          </table:table-cell>
          <table:table-cell office:value-type="float" office:value="543354" calcext:value-type="float">
            <text:p>543354</text:p>
          </table:table-cell>
          <table:table-cell office:value-type="float" office:value="5315" calcext:value-type="float">
            <text:p>5315</text:p>
          </table:table-cell>
          <table:table-cell office:value-type="float" office:value="45.8715680753248" calcext:value-type="float">
            <text:p>45.8715680753248</text:p>
          </table:table-cell>
          <table:table-cell office:value-type="float" office:value="0.448708179787672" calcext:value-type="float">
            <text:p>0.448708179787672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TX</text:p>
          </table:table-cell>
          <table:table-cell office:value-type="float" office:value="5" calcext:value-type="float">
            <text:p>5</text:p>
          </table:table-cell>
          <table:table-cell office:value-type="float" office:value="480610" calcext:value-type="float">
            <text:p>480610</text:p>
          </table:table-cell>
          <table:table-cell office:value-type="float" office:value="7387" calcext:value-type="float">
            <text:p>7387</text:p>
          </table:table-cell>
          <table:table-cell office:value-type="float" office:value="43.591893635172" calcext:value-type="float">
            <text:p>43.591893635172</text:p>
          </table:table-cell>
          <table:table-cell office:value-type="float" office:value="0.670009609211243" calcext:value-type="float">
            <text:p>0.670009609211243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office:value-type="float" office:value="554709" calcext:value-type="float">
            <text:p>554709</text:p>
          </table:table-cell>
          <table:table-cell office:value-type="float" office:value="11109" calcext:value-type="float">
            <text:p>11109</text:p>
          </table:table-cell>
          <table:table-cell office:value-type="float" office:value="46.1578954010121" calcext:value-type="float">
            <text:p>46.1578954010121</text:p>
          </table:table-cell>
          <table:table-cell office:value-type="float" office:value="0.924391095168535" calcext:value-type="float">
            <text:p>0.924391095168535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TX</text:p>
          </table:table-cell>
          <table:table-cell office:value-type="float" office:value="7" calcext:value-type="float">
            <text:p>7</text:p>
          </table:table-cell>
          <table:table-cell office:value-type="float" office:value="448262" calcext:value-type="float">
            <text:p>448262</text:p>
          </table:table-cell>
          <table:table-cell office:value-type="float" office:value="17967" calcext:value-type="float">
            <text:p>17967</text:p>
          </table:table-cell>
          <table:table-cell office:value-type="float" office:value="54.3434420048989" calcext:value-type="float">
            <text:p>54.3434420048989</text:p>
          </table:table-cell>
          <table:table-cell office:value-type="float" office:value="2.17816505191611" calcext:value-type="float">
            <text:p>2.1781650519161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TX</text:p>
          </table:table-cell>
          <table:table-cell office:value-type="float" office:value="8" calcext:value-type="float">
            <text:p>8</text:p>
          </table:table-cell>
          <table:table-cell office:value-type="float" office:value="584039" calcext:value-type="float">
            <text:p>584039</text:p>
          </table:table-cell>
          <table:table-cell office:value-type="float" office:value="8995" calcext:value-type="float">
            <text:p>8995</text:p>
          </table:table-cell>
          <table:table-cell office:value-type="float" office:value="46.7725614214119" calcext:value-type="float">
            <text:p>46.7725614214119</text:p>
          </table:table-cell>
          <table:table-cell office:value-type="float" office:value="0.720361465562403" calcext:value-type="float">
            <text:p>0.72036146556240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X</text:p>
          </table:table-cell>
          <table:table-cell office:value-type="float" office:value="9" calcext:value-type="float">
            <text:p>9</text:p>
          </table:table-cell>
          <table:table-cell office:value-type="float" office:value="445634" calcext:value-type="float">
            <text:p>445634</text:p>
          </table:table-cell>
          <table:table-cell office:value-type="float" office:value="16319" calcext:value-type="float">
            <text:p>16319</text:p>
          </table:table-cell>
          <table:table-cell office:value-type="float" office:value="34.3333318373374" calcext:value-type="float">
            <text:p>34.3333318373374</text:p>
          </table:table-cell>
          <table:table-cell office:value-type="float" office:value="1.25727759159649" calcext:value-type="float">
            <text:p>1.25727759159649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X</text:p>
          </table:table-cell>
          <table:table-cell office:value-type="float" office:value="10" calcext:value-type="float">
            <text:p>10</text:p>
          </table:table-cell>
          <table:table-cell office:value-type="float" office:value="593629" calcext:value-type="float">
            <text:p>593629</text:p>
          </table:table-cell>
          <table:table-cell office:value-type="float" office:value="15051" calcext:value-type="float">
            <text:p>15051</text:p>
          </table:table-cell>
          <table:table-cell office:value-type="float" office:value="51.8551148949933" calcext:value-type="float">
            <text:p>51.8551148949933</text:p>
          </table:table-cell>
          <table:table-cell office:value-type="float" office:value="1.31474596807862" calcext:value-type="float">
            <text:p>1.31474596807862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X</text:p>
          </table:table-cell>
          <table:table-cell office:value-type="float" office:value="11" calcext:value-type="float">
            <text:p>11</text:p>
          </table:table-cell>
          <table:table-cell office:value-type="float" office:value="542570" calcext:value-type="float">
            <text:p>542570</text:p>
          </table:table-cell>
          <table:table-cell office:value-type="float" office:value="6851" calcext:value-type="float">
            <text:p>6851</text:p>
          </table:table-cell>
          <table:table-cell office:value-type="float" office:value="40.6172475440957" calcext:value-type="float">
            <text:p>40.6172475440957</text:p>
          </table:table-cell>
          <table:table-cell office:value-type="float" office:value="0.512871634857437" calcext:value-type="float">
            <text:p>0.512871634857437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X</text:p>
          </table:table-cell>
          <table:table-cell office:value-type="float" office:value="12" calcext:value-type="float">
            <text:p>12</text:p>
          </table:table-cell>
          <table:table-cell office:value-type="float" office:value="572411" calcext:value-type="float">
            <text:p>572411</text:p>
          </table:table-cell>
          <table:table-cell office:value-type="float" office:value="11504" calcext:value-type="float">
            <text:p>11504</text:p>
          </table:table-cell>
          <table:table-cell office:value-type="float" office:value="46.905283092044" calcext:value-type="float">
            <text:p>46.905283092044</text:p>
          </table:table-cell>
          <table:table-cell office:value-type="float" office:value="0.942676462700532" calcext:value-type="float">
            <text:p>0.942676462700532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X</text:p>
          </table:table-cell>
          <table:table-cell office:value-type="float" office:value="13" calcext:value-type="float">
            <text:p>13</text:p>
          </table:table-cell>
          <table:table-cell office:value-type="float" office:value="493390" calcext:value-type="float">
            <text:p>493390</text:p>
          </table:table-cell>
          <table:table-cell office:value-type="float" office:value="5774" calcext:value-type="float">
            <text:p>5774</text:p>
          </table:table-cell>
          <table:table-cell office:value-type="float" office:value="42.0124039806238" calcext:value-type="float">
            <text:p>42.0124039806238</text:p>
          </table:table-cell>
          <table:table-cell office:value-type="float" office:value="0.491658972788508" calcext:value-type="float">
            <text:p>0.491658972788508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X</text:p>
          </table:table-cell>
          <table:table-cell office:value-type="float" office:value="14" calcext:value-type="float">
            <text:p>14</text:p>
          </table:table-cell>
          <table:table-cell office:value-type="float" office:value="532153" calcext:value-type="float">
            <text:p>532153</text:p>
          </table:table-cell>
          <table:table-cell office:value-type="float" office:value="6811" calcext:value-type="float">
            <text:p>6811</text:p>
          </table:table-cell>
          <table:table-cell office:value-type="float" office:value="44.0715358177066" calcext:value-type="float">
            <text:p>44.0715358177066</text:p>
          </table:table-cell>
          <table:table-cell office:value-type="float" office:value="0.564069413222136" calcext:value-type="float">
            <text:p>0.564069413222136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X</text:p>
          </table:table-cell>
          <table:table-cell office:value-type="float" office:value="15" calcext:value-type="float">
            <text:p>15</text:p>
          </table:table-cell>
          <table:table-cell office:value-type="float" office:value="435170" calcext:value-type="float">
            <text:p>435170</text:p>
          </table:table-cell>
          <table:table-cell office:value-type="float" office:value="10959" calcext:value-type="float">
            <text:p>10959</text:p>
          </table:table-cell>
          <table:table-cell office:value-type="float" office:value="37.8707171909828" calcext:value-type="float">
            <text:p>37.8707171909828</text:p>
          </table:table-cell>
          <table:table-cell office:value-type="float" office:value="0.953708182310317" calcext:value-type="float">
            <text:p>0.95370818231031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X</text:p>
          </table:table-cell>
          <table:table-cell office:value-type="float" office:value="16" calcext:value-type="float">
            <text:p>16</text:p>
          </table:table-cell>
          <table:table-cell office:value-type="float" office:value="458940" calcext:value-type="float">
            <text:p>458940</text:p>
          </table:table-cell>
          <table:table-cell office:value-type="float" office:value="7531" calcext:value-type="float">
            <text:p>7531</text:p>
          </table:table-cell>
          <table:table-cell office:value-type="float" office:value="39.6029982132741" calcext:value-type="float">
            <text:p>39.6029982132741</text:p>
          </table:table-cell>
          <table:table-cell office:value-type="float" office:value="0.649867476236909" calcext:value-type="float">
            <text:p>0.649867476236909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TX</text:p>
          </table:table-cell>
          <table:table-cell office:value-type="float" office:value="17" calcext:value-type="float">
            <text:p>17</text:p>
          </table:table-cell>
          <table:table-cell office:value-type="float" office:value="550601" calcext:value-type="float">
            <text:p>550601</text:p>
          </table:table-cell>
          <table:table-cell office:value-type="float" office:value="9229" calcext:value-type="float">
            <text:p>9229</text:p>
          </table:table-cell>
          <table:table-cell office:value-type="float" office:value="43.1076223980705" calcext:value-type="float">
            <text:p>43.1076223980705</text:p>
          </table:table-cell>
          <table:table-cell office:value-type="float" office:value="0.722556346813377" calcext:value-type="float">
            <text:p>0.722556346813377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X</text:p>
          </table:table-cell>
          <table:table-cell office:value-type="float" office:value="18" calcext:value-type="float">
            <text:p>18</text:p>
          </table:table-cell>
          <table:table-cell office:value-type="float" office:value="480387" calcext:value-type="float">
            <text:p>480387</text:p>
          </table:table-cell>
          <table:table-cell office:value-type="float" office:value="17751" calcext:value-type="float">
            <text:p>17751</text:p>
          </table:table-cell>
          <table:table-cell office:value-type="float" office:value="38.3715629273898" calcext:value-type="float">
            <text:p>38.3715629273898</text:p>
          </table:table-cell>
          <table:table-cell office:value-type="float" office:value="1.41788519157283" calcext:value-type="float">
            <text:p>1.41788519157283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X</text:p>
          </table:table-cell>
          <table:table-cell office:value-type="float" office:value="19" calcext:value-type="float">
            <text:p>19</text:p>
          </table:table-cell>
          <table:table-cell office:value-type="float" office:value="509891" calcext:value-type="float">
            <text:p>509891</text:p>
          </table:table-cell>
          <table:table-cell office:value-type="float" office:value="4649" calcext:value-type="float">
            <text:p>4649</text:p>
          </table:table-cell>
          <table:table-cell office:value-type="float" office:value="39.6133683473527" calcext:value-type="float">
            <text:p>39.6133683473527</text:p>
          </table:table-cell>
          <table:table-cell office:value-type="float" office:value="0.361180231553102" calcext:value-type="float">
            <text:p>0.361180231553102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TX</text:p>
          </table:table-cell>
          <table:table-cell office:value-type="float" office:value="20" calcext:value-type="float">
            <text:p>20</text:p>
          </table:table-cell>
          <table:table-cell office:value-type="float" office:value="549483" calcext:value-type="float">
            <text:p>549483</text:p>
          </table:table-cell>
          <table:table-cell office:value-type="float" office:value="15793" calcext:value-type="float">
            <text:p>15793</text:p>
          </table:table-cell>
          <table:table-cell office:value-type="float" office:value="31.2954176926311" calcext:value-type="float">
            <text:p>31.2954176926311</text:p>
          </table:table-cell>
          <table:table-cell office:value-type="float" office:value="0.899479204306089" calcext:value-type="float">
            <text:p>0.899479204306089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TX</text:p>
          </table:table-cell>
          <table:table-cell office:value-type="float" office:value="21" calcext:value-type="float">
            <text:p>21</text:p>
          </table:table-cell>
          <table:table-cell office:value-type="float" office:value="622228" calcext:value-type="float">
            <text:p>622228</text:p>
          </table:table-cell>
          <table:table-cell office:value-type="float" office:value="13955" calcext:value-type="float">
            <text:p>13955</text:p>
          </table:table-cell>
          <table:table-cell office:value-type="float" office:value="56.8307758570813" calcext:value-type="float">
            <text:p>56.8307758570813</text:p>
          </table:table-cell>
          <table:table-cell office:value-type="float" office:value="1.27457053858966" calcext:value-type="float">
            <text:p>1.27457053858966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X</text:p>
          </table:table-cell>
          <table:table-cell office:value-type="float" office:value="22" calcext:value-type="float">
            <text:p>22</text:p>
          </table:table-cell>
          <table:table-cell office:value-type="float" office:value="577164" calcext:value-type="float">
            <text:p>577164</text:p>
          </table:table-cell>
          <table:table-cell office:value-type="float" office:value="14484" calcext:value-type="float">
            <text:p>14484</text:p>
          </table:table-cell>
          <table:table-cell office:value-type="float" office:value="51.5286816225544" calcext:value-type="float">
            <text:p>51.5286816225544</text:p>
          </table:table-cell>
          <table:table-cell office:value-type="float" office:value="1.29311846307302" calcext:value-type="float">
            <text:p>1.29311846307302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TX</text:p>
          </table:table-cell>
          <table:table-cell office:value-type="float" office:value="23" calcext:value-type="float">
            <text:p>23</text:p>
          </table:table-cell>
          <table:table-cell office:value-type="float" office:value="507547" calcext:value-type="float">
            <text:p>507547</text:p>
          </table:table-cell>
          <table:table-cell office:value-type="float" office:value="12255" calcext:value-type="float">
            <text:p>12255</text:p>
          </table:table-cell>
          <table:table-cell office:value-type="float" office:value="41.3890733271993" calcext:value-type="float">
            <text:p>41.3890733271993</text:p>
          </table:table-cell>
          <table:table-cell office:value-type="float" office:value="0.999361819939487" calcext:value-type="float">
            <text:p>0.999361819939487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TX</text:p>
          </table:table-cell>
          <table:table-cell office:value-type="float" office:value="24" calcext:value-type="float">
            <text:p>24</text:p>
          </table:table-cell>
          <table:table-cell office:value-type="float" office:value="503766" calcext:value-type="float">
            <text:p>503766</text:p>
          </table:table-cell>
          <table:table-cell office:value-type="float" office:value="10913" calcext:value-type="float">
            <text:p>10913</text:p>
          </table:table-cell>
          <table:table-cell office:value-type="float" office:value="52.2897535760651" calcext:value-type="float">
            <text:p>52.2897535760651</text:p>
          </table:table-cell>
          <table:table-cell office:value-type="float" office:value="1.13274433124823" calcext:value-type="float">
            <text:p>1.13274433124823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TX</text:p>
          </table:table-cell>
          <table:table-cell office:value-type="float" office:value="25" calcext:value-type="float">
            <text:p>25</text:p>
          </table:table-cell>
          <table:table-cell office:value-type="float" office:value="570238" calcext:value-type="float">
            <text:p>570238</text:p>
          </table:table-cell>
          <table:table-cell office:value-type="float" office:value="11587" calcext:value-type="float">
            <text:p>11587</text:p>
          </table:table-cell>
          <table:table-cell office:value-type="float" office:value="53.4080506735784" calcext:value-type="float">
            <text:p>53.4080506735784</text:p>
          </table:table-cell>
          <table:table-cell office:value-type="float" office:value="1.0852294711239" calcext:value-type="float">
            <text:p>1.0852294711239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TX</text:p>
          </table:table-cell>
          <table:table-cell office:value-type="float" office:value="26" calcext:value-type="float">
            <text:p>26</text:p>
          </table:table-cell>
          <table:table-cell office:value-type="float" office:value="605249" calcext:value-type="float">
            <text:p>605249</text:p>
          </table:table-cell>
          <table:table-cell office:value-type="float" office:value="8073" calcext:value-type="float">
            <text:p>8073</text:p>
          </table:table-cell>
          <table:table-cell office:value-type="float" office:value="51.632468620353" calcext:value-type="float">
            <text:p>51.632468620353</text:p>
          </table:table-cell>
          <table:table-cell office:value-type="float" office:value="0.688689975815093" calcext:value-type="float">
            <text:p>0.688689975815093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TX</text:p>
          </table:table-cell>
          <table:table-cell office:value-type="float" office:value="27" calcext:value-type="float">
            <text:p>27</text:p>
          </table:table-cell>
          <table:table-cell office:value-type="float" office:value="517267" calcext:value-type="float">
            <text:p>517267</text:p>
          </table:table-cell>
          <table:table-cell office:value-type="float" office:value="6497" calcext:value-type="float">
            <text:p>6497</text:p>
          </table:table-cell>
          <table:table-cell office:value-type="float" office:value="40.0994070760362" calcext:value-type="float">
            <text:p>40.0994070760362</text:p>
          </table:table-cell>
          <table:table-cell office:value-type="float" office:value="0.503658357817156" calcext:value-type="float">
            <text:p>0.503658357817156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TX</text:p>
          </table:table-cell>
          <table:table-cell office:value-type="float" office:value="28" calcext:value-type="float">
            <text:p>28</text:p>
          </table:table-cell>
          <table:table-cell office:value-type="float" office:value="434305" calcext:value-type="float">
            <text:p>434305</text:p>
          </table:table-cell>
          <table:table-cell office:value-type="float" office:value="11134" calcext:value-type="float">
            <text:p>11134</text:p>
          </table:table-cell>
          <table:table-cell office:value-type="float" office:value="32.0571948285191" calcext:value-type="float">
            <text:p>32.0571948285191</text:p>
          </table:table-cell>
          <table:table-cell office:value-type="float" office:value="0.82182983668328" calcext:value-type="float">
            <text:p>0.82182983668328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TX</text:p>
          </table:table-cell>
          <table:table-cell office:value-type="float" office:value="29" calcext:value-type="float">
            <text:p>29</text:p>
          </table:table-cell>
          <table:table-cell office:value-type="float" office:value="369239" calcext:value-type="float">
            <text:p>369239</text:p>
          </table:table-cell>
          <table:table-cell office:value-type="float" office:value="12870" calcext:value-type="float">
            <text:p>12870</text:p>
          </table:table-cell>
          <table:table-cell office:value-type="float" office:value="31.8205823328522" calcext:value-type="float">
            <text:p>31.8205823328522</text:p>
          </table:table-cell>
          <table:table-cell office:value-type="float" office:value="1.10912144877385" calcext:value-type="float">
            <text:p>1.10912144877385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TX</text:p>
          </table:table-cell>
          <table:table-cell office:value-type="float" office:value="30" calcext:value-type="float">
            <text:p>30</text:p>
          </table:table-cell>
          <table:table-cell office:value-type="float" office:value="479082" calcext:value-type="float">
            <text:p>479082</text:p>
          </table:table-cell>
          <table:table-cell office:value-type="float" office:value="11936" calcext:value-type="float">
            <text:p>11936</text:p>
          </table:table-cell>
          <table:table-cell office:value-type="float" office:value="38.2343732388192" calcext:value-type="float">
            <text:p>38.2343732388192</text:p>
          </table:table-cell>
          <table:table-cell office:value-type="float" office:value="0.952583229965949" calcext:value-type="float">
            <text:p>0.952583229965949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TX</text:p>
          </table:table-cell>
          <table:table-cell office:value-type="float" office:value="31" calcext:value-type="float">
            <text:p>31</text:p>
          </table:table-cell>
          <table:table-cell office:value-type="float" office:value="602236" calcext:value-type="float">
            <text:p>602236</text:p>
          </table:table-cell>
          <table:table-cell office:value-type="float" office:value="5813" calcext:value-type="float">
            <text:p>5813</text:p>
          </table:table-cell>
          <table:table-cell office:value-type="float" office:value="47.4908507628239" calcext:value-type="float">
            <text:p>47.4908507628239</text:p>
          </table:table-cell>
          <table:table-cell office:value-type="float" office:value="0.458398892600733" calcext:value-type="float">
            <text:p>0.458398892600733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TX</text:p>
          </table:table-cell>
          <table:table-cell office:value-type="float" office:value="32" calcext:value-type="float">
            <text:p>32</text:p>
          </table:table-cell>
          <table:table-cell office:value-type="float" office:value="505867" calcext:value-type="float">
            <text:p>505867</text:p>
          </table:table-cell>
          <table:table-cell office:value-type="float" office:value="10389" calcext:value-type="float">
            <text:p>10389</text:p>
          </table:table-cell>
          <table:table-cell office:value-type="float" office:value="54.4846768024006" calcext:value-type="float">
            <text:p>54.4846768024006</text:p>
          </table:table-cell>
          <table:table-cell office:value-type="float" office:value="1.11895282218476" calcext:value-type="float">
            <text:p>1.11895282218476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TX</text:p>
          </table:table-cell>
          <table:table-cell office:value-type="float" office:value="33" calcext:value-type="float">
            <text:p>33</text:p>
          </table:table-cell>
          <table:table-cell office:value-type="float" office:value="360226" calcext:value-type="float">
            <text:p>360226</text:p>
          </table:table-cell>
          <table:table-cell office:value-type="float" office:value="12748" calcext:value-type="float">
            <text:p>12748</text:p>
          </table:table-cell>
          <table:table-cell office:value-type="float" office:value="33.0970002165307" calcext:value-type="float">
            <text:p>33.0970002165307</text:p>
          </table:table-cell>
          <table:table-cell office:value-type="float" office:value="1.17126625718392" calcext:value-type="float">
            <text:p>1.17126625718392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TX</text:p>
          </table:table-cell>
          <table:table-cell office:value-type="float" office:value="34" calcext:value-type="float">
            <text:p>34</text:p>
          </table:table-cell>
          <table:table-cell office:value-type="float" office:value="424863" calcext:value-type="float">
            <text:p>424863</text:p>
          </table:table-cell>
          <table:table-cell office:value-type="float" office:value="9876" calcext:value-type="float">
            <text:p>9876</text:p>
          </table:table-cell>
          <table:table-cell office:value-type="float" office:value="33.6739137086543" calcext:value-type="float">
            <text:p>33.6739137086543</text:p>
          </table:table-cell>
          <table:table-cell office:value-type="float" office:value="0.782754845177551" calcext:value-type="float">
            <text:p>0.782754845177551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X</text:p>
          </table:table-cell>
          <table:table-cell office:value-type="float" office:value="35" calcext:value-type="float">
            <text:p>35</text:p>
          </table:table-cell>
          <table:table-cell office:value-type="float" office:value="532967" calcext:value-type="float">
            <text:p>532967</text:p>
          </table:table-cell>
          <table:table-cell office:value-type="float" office:value="13421" calcext:value-type="float">
            <text:p>13421</text:p>
          </table:table-cell>
          <table:table-cell office:value-type="float" office:value="36.4125733863447" calcext:value-type="float">
            <text:p>36.4125733863447</text:p>
          </table:table-cell>
          <table:table-cell office:value-type="float" office:value="0.916929467336876" calcext:value-type="float">
            <text:p>0.916929467336876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TX</text:p>
          </table:table-cell>
          <table:table-cell office:value-type="float" office:value="36" calcext:value-type="float">
            <text:p>36</text:p>
          </table:table-cell>
          <table:table-cell office:value-type="float" office:value="519385" calcext:value-type="float">
            <text:p>519385</text:p>
          </table:table-cell>
          <table:table-cell office:value-type="float" office:value="9934" calcext:value-type="float">
            <text:p>9934</text:p>
          </table:table-cell>
          <table:table-cell office:value-type="float" office:value="42.7343877855541" calcext:value-type="float">
            <text:p>42.7343877855541</text:p>
          </table:table-cell>
          <table:table-cell office:value-type="float" office:value="0.817357852578904" calcext:value-type="float">
            <text:p>0.817357852578904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UT</text:p>
          </table:table-cell>
          <table:table-cell office:value-type="float" office:value="1" calcext:value-type="float">
            <text:p>1</text:p>
          </table:table-cell>
          <table:table-cell office:value-type="float" office:value="521517" calcext:value-type="float">
            <text:p>521517</text:p>
          </table:table-cell>
          <table:table-cell office:value-type="float" office:value="4200" calcext:value-type="float">
            <text:p>4200</text:p>
          </table:table-cell>
          <table:table-cell office:value-type="float" office:value="48.7679212758165" calcext:value-type="float">
            <text:p>48.7679212758165</text:p>
          </table:table-cell>
          <table:table-cell office:value-type="float" office:value="0.392748979148195" calcext:value-type="float">
            <text:p>0.39274897914819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UT</text:p>
          </table:table-cell>
          <table:table-cell office:value-type="float" office:value="2" calcext:value-type="float">
            <text:p>2</text:p>
          </table:table-cell>
          <table:table-cell office:value-type="float" office:value="529608" calcext:value-type="float">
            <text:p>529608</text:p>
          </table:table-cell>
          <table:table-cell office:value-type="float" office:value="7295" calcext:value-type="float">
            <text:p>7295</text:p>
          </table:table-cell>
          <table:table-cell office:value-type="float" office:value="50.9894110360871" calcext:value-type="float">
            <text:p>50.9894110360871</text:p>
          </table:table-cell>
          <table:table-cell office:value-type="float" office:value="0.702345420590805" calcext:value-type="float">
            <text:p>0.702345420590805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UT</text:p>
          </table:table-cell>
          <table:table-cell office:value-type="float" office:value="3" calcext:value-type="float">
            <text:p>3</text:p>
          </table:table-cell>
          <table:table-cell office:value-type="float" office:value="517848" calcext:value-type="float">
            <text:p>517848</text:p>
          </table:table-cell>
          <table:table-cell office:value-type="float" office:value="6002" calcext:value-type="float">
            <text:p>6002</text:p>
          </table:table-cell>
          <table:table-cell office:value-type="float" office:value="49.9872549473977" calcext:value-type="float">
            <text:p>49.9872549473977</text:p>
          </table:table-cell>
          <table:table-cell office:value-type="float" office:value="0.579365961043165" calcext:value-type="float">
            <text:p>0.579365961043165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UT</text:p>
          </table:table-cell>
          <table:table-cell office:value-type="float" office:value="4" calcext:value-type="float">
            <text:p>4</text:p>
          </table:table-cell>
          <table:table-cell office:value-type="float" office:value="518368" calcext:value-type="float">
            <text:p>518368</text:p>
          </table:table-cell>
          <table:table-cell office:value-type="float" office:value="8401" calcext:value-type="float">
            <text:p>8401</text:p>
          </table:table-cell>
          <table:table-cell office:value-type="float" office:value="51.9459148712883" calcext:value-type="float">
            <text:p>51.9459148712883</text:p>
          </table:table-cell>
          <table:table-cell office:value-type="float" office:value="0.841868384687506" calcext:value-type="float">
            <text:p>0.841868384687506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At-large</text:p>
          </table:table-cell>
          <table:table-cell office:value-type="float" office:value="500274" calcext:value-type="float">
            <text:p>500274</text:p>
          </table:table-cell>
          <table:table-cell office:value-type="float" office:value="2062" calcext:value-type="float">
            <text:p>2062</text:p>
          </table:table-cell>
          <table:table-cell office:value-type="float" office:value="55.6155226935639" calcext:value-type="float">
            <text:p>55.6155226935639</text:p>
          </table:table-cell>
          <table:table-cell office:value-type="float" office:value="0.229232796016041" calcext:value-type="float">
            <text:p>0.229232796016041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float" office:value="590281" calcext:value-type="float">
            <text:p>590281</text:p>
          </table:table-cell>
          <table:table-cell office:value-type="float" office:value="8602" calcext:value-type="float">
            <text:p>8602</text:p>
          </table:table-cell>
          <table:table-cell office:value-type="float" office:value="56.2615093489372" calcext:value-type="float">
            <text:p>56.2615093489372</text:p>
          </table:table-cell>
          <table:table-cell office:value-type="float" office:value="0.819883247842227" calcext:value-type="float">
            <text:p>0.819883247842227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</text:p>
          </table:table-cell>
          <table:table-cell office:value-type="float" office:value="2" calcext:value-type="float">
            <text:p>2</text:p>
          </table:table-cell>
          <table:table-cell office:value-type="float" office:value="559397" calcext:value-type="float">
            <text:p>559397</text:p>
          </table:table-cell>
          <table:table-cell office:value-type="float" office:value="6204" calcext:value-type="float">
            <text:p>6204</text:p>
          </table:table-cell>
          <table:table-cell office:value-type="float" office:value="48.874055456143" calcext:value-type="float">
            <text:p>48.874055456143</text:p>
          </table:table-cell>
          <table:table-cell office:value-type="float" office:value="0.542038373552076" calcext:value-type="float">
            <text:p>0.542038373552076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</text:p>
          </table:table-cell>
          <table:table-cell office:value-type="float" office:value="3" calcext:value-type="float">
            <text:p>3</text:p>
          </table:table-cell>
          <table:table-cell office:value-type="float" office:value="559137" calcext:value-type="float">
            <text:p>559137</text:p>
          </table:table-cell>
          <table:table-cell office:value-type="float" office:value="7090" calcext:value-type="float">
            <text:p>7090</text:p>
          </table:table-cell>
          <table:table-cell office:value-type="float" office:value="38.9389362535479" calcext:value-type="float">
            <text:p>38.9389362535479</text:p>
          </table:table-cell>
          <table:table-cell office:value-type="float" office:value="0.493755659234954" calcext:value-type="float">
            <text:p>0.493755659234954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</text:p>
          </table:table-cell>
          <table:table-cell office:value-type="float" office:value="4" calcext:value-type="float">
            <text:p>4</text:p>
          </table:table-cell>
          <table:table-cell office:value-type="float" office:value="579606" calcext:value-type="float">
            <text:p>579606</text:p>
          </table:table-cell>
          <table:table-cell office:value-type="float" office:value="9665" calcext:value-type="float">
            <text:p>9665</text:p>
          </table:table-cell>
          <table:table-cell office:value-type="float" office:value="51.7341090326877" calcext:value-type="float">
            <text:p>51.7341090326877</text:p>
          </table:table-cell>
          <table:table-cell office:value-type="float" office:value="0.862672511673321" calcext:value-type="float">
            <text:p>0.862672511673321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</text:p>
          </table:table-cell>
          <table:table-cell office:value-type="float" office:value="5" calcext:value-type="float">
            <text:p>5</text:p>
          </table:table-cell>
          <table:table-cell office:value-type="float" office:value="578531" calcext:value-type="float">
            <text:p>578531</text:p>
          </table:table-cell>
          <table:table-cell office:value-type="float" office:value="7084" calcext:value-type="float">
            <text:p>7084</text:p>
          </table:table-cell>
          <table:table-cell office:value-type="float" office:value="53.7440517448503" calcext:value-type="float">
            <text:p>53.7440517448503</text:p>
          </table:table-cell>
          <table:table-cell office:value-type="float" office:value="0.658085500276597" calcext:value-type="float">
            <text:p>0.658085500276597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</text:p>
          </table:table-cell>
          <table:table-cell office:value-type="float" office:value="6" calcext:value-type="float">
            <text:p>6</text:p>
          </table:table-cell>
          <table:table-cell office:value-type="float" office:value="582756" calcext:value-type="float">
            <text:p>582756</text:p>
          </table:table-cell>
          <table:table-cell office:value-type="float" office:value="4662" calcext:value-type="float">
            <text:p>4662</text:p>
          </table:table-cell>
          <table:table-cell office:value-type="float" office:value="48.2838443533829" calcext:value-type="float">
            <text:p>48.2838443533829</text:p>
          </table:table-cell>
          <table:table-cell office:value-type="float" office:value="0.386266777820342" calcext:value-type="float">
            <text:p>0.386266777820342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VA</text:p>
          </table:table-cell>
          <table:table-cell office:value-type="float" office:value="7" calcext:value-type="float">
            <text:p>7</text:p>
          </table:table-cell>
          <table:table-cell office:value-type="float" office:value="588061" calcext:value-type="float">
            <text:p>588061</text:p>
          </table:table-cell>
          <table:table-cell office:value-type="float" office:value="8567" calcext:value-type="float">
            <text:p>8567</text:p>
          </table:table-cell>
          <table:table-cell office:value-type="float" office:value="59.4841351492447" calcext:value-type="float">
            <text:p>59.4841351492447</text:p>
          </table:table-cell>
          <table:table-cell office:value-type="float" office:value="0.86657776289123" calcext:value-type="float">
            <text:p>0.86657776289123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VA</text:p>
          </table:table-cell>
          <table:table-cell office:value-type="float" office:value="8" calcext:value-type="float">
            <text:p>8</text:p>
          </table:table-cell>
          <table:table-cell office:value-type="float" office:value="533417" calcext:value-type="float">
            <text:p>533417</text:p>
          </table:table-cell>
          <table:table-cell office:value-type="float" office:value="10149" calcext:value-type="float">
            <text:p>10149</text:p>
          </table:table-cell>
          <table:table-cell office:value-type="float" office:value="60.880699340291" calcext:value-type="float">
            <text:p>60.880699340291</text:p>
          </table:table-cell>
          <table:table-cell office:value-type="float" office:value="1.15833994343002" calcext:value-type="float">
            <text:p>1.15833994343002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VA</text:p>
          </table:table-cell>
          <table:table-cell office:value-type="float" office:value="9" calcext:value-type="float">
            <text:p>9</text:p>
          </table:table-cell>
          <table:table-cell office:value-type="float" office:value="567315" calcext:value-type="float">
            <text:p>567315</text:p>
          </table:table-cell>
          <table:table-cell office:value-type="float" office:value="4437" calcext:value-type="float">
            <text:p>4437</text:p>
          </table:table-cell>
          <table:table-cell office:value-type="float" office:value="43.534896838617" calcext:value-type="float">
            <text:p>43.534896838617</text:p>
          </table:table-cell>
          <table:table-cell office:value-type="float" office:value="0.340488683135372" calcext:value-type="float">
            <text:p>0.340488683135372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VA</text:p>
          </table:table-cell>
          <table:table-cell office:value-type="float" office:value="10" calcext:value-type="float">
            <text:p>10</text:p>
          </table:table-cell>
          <table:table-cell office:value-type="float" office:value="565197" calcext:value-type="float">
            <text:p>565197</text:p>
          </table:table-cell>
          <table:table-cell office:value-type="float" office:value="8256" calcext:value-type="float">
            <text:p>8256</text:p>
          </table:table-cell>
          <table:table-cell office:value-type="float" office:value="65.0737707383443" calcext:value-type="float">
            <text:p>65.0737707383443</text:p>
          </table:table-cell>
          <table:table-cell office:value-type="float" office:value="0.950551845136777" calcext:value-type="float">
            <text:p>0.950551845136777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VA</text:p>
          </table:table-cell>
          <table:table-cell office:value-type="float" office:value="11" calcext:value-type="float">
            <text:p>11</text:p>
          </table:table-cell>
          <table:table-cell office:value-type="float" office:value="509988" calcext:value-type="float">
            <text:p>509988</text:p>
          </table:table-cell>
          <table:table-cell office:value-type="float" office:value="10817" calcext:value-type="float">
            <text:p>10817</text:p>
          </table:table-cell>
          <table:table-cell office:value-type="float" office:value="60.44259864938" calcext:value-type="float">
            <text:p>60.44259864938</text:p>
          </table:table-cell>
          <table:table-cell office:value-type="float" office:value="1.28200583070649" calcext:value-type="float">
            <text:p>1.28200583070649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WA</text:p>
          </table:table-cell>
          <table:table-cell office:value-type="float" office:value="1" calcext:value-type="float">
            <text:p>1</text:p>
          </table:table-cell>
          <table:table-cell office:value-type="float" office:value="519555" calcext:value-type="float">
            <text:p>519555</text:p>
          </table:table-cell>
          <table:table-cell office:value-type="float" office:value="10068" calcext:value-type="float">
            <text:p>10068</text:p>
          </table:table-cell>
          <table:table-cell office:value-type="float" office:value="64.0438452136925" calcext:value-type="float">
            <text:p>64.0438452136925</text:p>
          </table:table-cell>
          <table:table-cell office:value-type="float" office:value="1.24104942424085" calcext:value-type="float">
            <text:p>1.2410494242408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WA</text:p>
          </table:table-cell>
          <table:table-cell office:value-type="float" office:value="2" calcext:value-type="float">
            <text:p>2</text:p>
          </table:table-cell>
          <table:table-cell office:value-type="float" office:value="558321" calcext:value-type="float">
            <text:p>558321</text:p>
          </table:table-cell>
          <table:table-cell office:value-type="float" office:value="7945" calcext:value-type="float">
            <text:p>7945</text:p>
          </table:table-cell>
          <table:table-cell office:value-type="float" office:value="52.8070769324457" calcext:value-type="float">
            <text:p>52.8070769324457</text:p>
          </table:table-cell>
          <table:table-cell office:value-type="float" office:value="0.751453422365057" calcext:value-type="float">
            <text:p>0.751453422365057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WA</text:p>
          </table:table-cell>
          <table:table-cell office:value-type="float" office:value="3" calcext:value-type="float">
            <text:p>3</text:p>
          </table:table-cell>
          <table:table-cell office:value-type="float" office:value="544994" calcext:value-type="float">
            <text:p>544994</text:p>
          </table:table-cell>
          <table:table-cell office:value-type="float" office:value="4118" calcext:value-type="float">
            <text:p>4118</text:p>
          </table:table-cell>
          <table:table-cell office:value-type="float" office:value="56.3723637324448" calcext:value-type="float">
            <text:p>56.3723637324448</text:p>
          </table:table-cell>
          <table:table-cell office:value-type="float" office:value="0.425952201033787" calcext:value-type="float">
            <text:p>0.425952201033787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WA</text:p>
          </table:table-cell>
          <table:table-cell office:value-type="float" office:value="4" calcext:value-type="float">
            <text:p>4</text:p>
          </table:table-cell>
          <table:table-cell office:value-type="float" office:value="443137" calcext:value-type="float">
            <text:p>443137</text:p>
          </table:table-cell>
          <table:table-cell office:value-type="float" office:value="5909" calcext:value-type="float">
            <text:p>5909</text:p>
          </table:table-cell>
          <table:table-cell office:value-type="float" office:value="50.8501885421438" calcext:value-type="float">
            <text:p>50.8501885421438</text:p>
          </table:table-cell>
          <table:table-cell office:value-type="float" office:value="0.678060654144267" calcext:value-type="float">
            <text:p>0.678060654144267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WA</text:p>
          </table:table-cell>
          <table:table-cell office:value-type="float" office:value="5" calcext:value-type="float">
            <text:p>5</text:p>
          </table:table-cell>
          <table:table-cell office:value-type="float" office:value="551532" calcext:value-type="float">
            <text:p>551532</text:p>
          </table:table-cell>
          <table:table-cell office:value-type="float" office:value="3876" calcext:value-type="float">
            <text:p>3876</text:p>
          </table:table-cell>
          <table:table-cell office:value-type="float" office:value="58.0831211969568" calcext:value-type="float">
            <text:p>58.0831211969568</text:p>
          </table:table-cell>
          <table:table-cell office:value-type="float" office:value="0.40819059956522" calcext:value-type="float">
            <text:p>0.40819059956522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WA</text:p>
          </table:table-cell>
          <table:table-cell office:value-type="float" office:value="6" calcext:value-type="float">
            <text:p>6</text:p>
          </table:table-cell>
          <table:table-cell office:value-type="float" office:value="570991" calcext:value-type="float">
            <text:p>570991</text:p>
          </table:table-cell>
          <table:table-cell office:value-type="float" office:value="6932" calcext:value-type="float">
            <text:p>6932</text:p>
          </table:table-cell>
          <table:table-cell office:value-type="float" office:value="56.5833787222566" calcext:value-type="float">
            <text:p>56.5833787222566</text:p>
          </table:table-cell>
          <table:table-cell office:value-type="float" office:value="0.686938990811909" calcext:value-type="float">
            <text:p>0.686938990811909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WA</text:p>
          </table:table-cell>
          <table:table-cell office:value-type="float" office:value="7" calcext:value-type="float">
            <text:p>7</text:p>
          </table:table-cell>
          <table:table-cell office:value-type="float" office:value="600321" calcext:value-type="float">
            <text:p>600321</text:p>
          </table:table-cell>
          <table:table-cell office:value-type="float" office:value="11081" calcext:value-type="float">
            <text:p>11081</text:p>
          </table:table-cell>
          <table:table-cell office:value-type="float" office:value="65.7449930953607" calcext:value-type="float">
            <text:p>65.7449930953607</text:p>
          </table:table-cell>
          <table:table-cell office:value-type="float" office:value="1.21355119759211" calcext:value-type="float">
            <text:p>1.21355119759211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WA</text:p>
          </table:table-cell>
          <table:table-cell office:value-type="float" office:value="8" calcext:value-type="float">
            <text:p>8</text:p>
          </table:table-cell>
          <table:table-cell office:value-type="float" office:value="522952" calcext:value-type="float">
            <text:p>522952</text:p>
          </table:table-cell>
          <table:table-cell office:value-type="float" office:value="10928" calcext:value-type="float">
            <text:p>10928</text:p>
          </table:table-cell>
          <table:table-cell office:value-type="float" office:value="59.8634291483731" calcext:value-type="float">
            <text:p>59.8634291483731</text:p>
          </table:table-cell>
          <table:table-cell office:value-type="float" office:value="1.2509514328914" calcext:value-type="float">
            <text:p>1.2509514328914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WA</text:p>
          </table:table-cell>
          <table:table-cell office:value-type="float" office:value="9" calcext:value-type="float">
            <text:p>9</text:p>
          </table:table-cell>
          <table:table-cell office:value-type="float" office:value="499184" calcext:value-type="float">
            <text:p>499184</text:p>
          </table:table-cell>
          <table:table-cell office:value-type="float" office:value="11809" calcext:value-type="float">
            <text:p>11809</text:p>
          </table:table-cell>
          <table:table-cell office:value-type="float" office:value="48.1920494246611" calcext:value-type="float">
            <text:p>48.1920494246611</text:p>
          </table:table-cell>
          <table:table-cell office:value-type="float" office:value="1.14006040188753" calcext:value-type="float">
            <text:p>1.14006040188753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WA</text:p>
          </table:table-cell>
          <table:table-cell office:value-type="float" office:value="10" calcext:value-type="float">
            <text:p>10</text:p>
          </table:table-cell>
          <table:table-cell office:value-type="float" office:value="544552" calcext:value-type="float">
            <text:p>544552</text:p>
          </table:table-cell>
          <table:table-cell office:value-type="float" office:value="6928" calcext:value-type="float">
            <text:p>6928</text:p>
          </table:table-cell>
          <table:table-cell office:value-type="float" office:value="49.5958145411274" calcext:value-type="float">
            <text:p>49.5958145411274</text:p>
          </table:table-cell>
          <table:table-cell office:value-type="float" office:value="0.630977029082495" calcext:value-type="float">
            <text:p>0.63097702908249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WV</text:p>
          </table:table-cell>
          <table:table-cell office:value-type="float" office:value="1" calcext:value-type="float">
            <text:p>1</text:p>
          </table:table-cell>
          <table:table-cell office:value-type="float" office:value="486327" calcext:value-type="float">
            <text:p>486327</text:p>
          </table:table-cell>
          <table:table-cell office:value-type="float" office:value="3632" calcext:value-type="float">
            <text:p>3632</text:p>
          </table:table-cell>
          <table:table-cell office:value-type="float" office:value="40.7573505069634" calcext:value-type="float">
            <text:p>40.7573505069634</text:p>
          </table:table-cell>
          <table:table-cell office:value-type="float" office:value="0.30438510928098" calcext:value-type="float">
            <text:p>0.30438510928098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WV</text:p>
          </table:table-cell>
          <table:table-cell office:value-type="float" office:value="2" calcext:value-type="float">
            <text:p>2</text:p>
          </table:table-cell>
          <table:table-cell office:value-type="float" office:value="487208" calcext:value-type="float">
            <text:p>487208</text:p>
          </table:table-cell>
          <table:table-cell office:value-type="float" office:value="3478" calcext:value-type="float">
            <text:p>3478</text:p>
          </table:table-cell>
          <table:table-cell office:value-type="float" office:value="42.0337925485624" calcext:value-type="float">
            <text:p>42.0337925485624</text:p>
          </table:table-cell>
          <table:table-cell office:value-type="float" office:value="0.300063895674743" calcext:value-type="float">
            <text:p>0.300063895674743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WV</text:p>
          </table:table-cell>
          <table:table-cell office:value-type="float" office:value="3" calcext:value-type="float">
            <text:p>3</text:p>
          </table:table-cell>
          <table:table-cell office:value-type="float" office:value="457623" calcext:value-type="float">
            <text:p>457623</text:p>
          </table:table-cell>
          <table:table-cell office:value-type="float" office:value="2050" calcext:value-type="float">
            <text:p>2050</text:p>
          </table:table-cell>
          <table:table-cell office:value-type="float" office:value="38.2378071032269" calcext:value-type="float">
            <text:p>38.2378071032269</text:p>
          </table:table-cell>
          <table:table-cell office:value-type="float" office:value="0.171292755306475" calcext:value-type="float">
            <text:p>0.171292755306475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WI</text:p>
          </table:table-cell>
          <table:table-cell office:value-type="float" office:value="1" calcext:value-type="float">
            <text:p>1</text:p>
          </table:table-cell>
          <table:table-cell office:value-type="float" office:value="539789" calcext:value-type="float">
            <text:p>539789</text:p>
          </table:table-cell>
          <table:table-cell office:value-type="float" office:value="5165" calcext:value-type="float">
            <text:p>5165</text:p>
          </table:table-cell>
          <table:table-cell office:value-type="float" office:value="60.26743783219" calcext:value-type="float">
            <text:p>60.26743783219</text:p>
          </table:table-cell>
          <table:table-cell office:value-type="float" office:value="0.576672211555369" calcext:value-type="float">
            <text:p>0.576672211555369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WI</text:p>
          </table:table-cell>
          <table:table-cell office:value-type="float" office:value="2" calcext:value-type="float">
            <text:p>2</text:p>
          </table:table-cell>
          <table:table-cell office:value-type="float" office:value="577976" calcext:value-type="float">
            <text:p>577976</text:p>
          </table:table-cell>
          <table:table-cell office:value-type="float" office:value="3636" calcext:value-type="float">
            <text:p>3636</text:p>
          </table:table-cell>
          <table:table-cell office:value-type="float" office:value="54.897608205185" calcext:value-type="float">
            <text:p>54.897608205185</text:p>
          </table:table-cell>
          <table:table-cell office:value-type="float" office:value="0.345356387521372" calcext:value-type="float">
            <text:p>0.345356387521372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WI</text:p>
          </table:table-cell>
          <table:table-cell office:value-type="float" office:value="3" calcext:value-type="float">
            <text:p>3</text:p>
          </table:table-cell>
          <table:table-cell office:value-type="float" office:value="566700" calcext:value-type="float">
            <text:p>566700</text:p>
          </table:table-cell>
          <table:table-cell office:value-type="float" office:value="2657" calcext:value-type="float">
            <text:p>2657</text:p>
          </table:table-cell>
          <table:table-cell office:value-type="float" office:value="55.5830245279689" calcext:value-type="float">
            <text:p>55.5830245279689</text:p>
          </table:table-cell>
          <table:table-cell office:value-type="float" office:value="0.26060366361534" calcext:value-type="float">
            <text:p>0.26060366361534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WI</text:p>
          </table:table-cell>
          <table:table-cell office:value-type="float" office:value="4" calcext:value-type="float">
            <text:p>4</text:p>
          </table:table-cell>
          <table:table-cell office:value-type="float" office:value="493143" calcext:value-type="float">
            <text:p>493143</text:p>
          </table:table-cell>
          <table:table-cell office:value-type="float" office:value="4985" calcext:value-type="float">
            <text:p>4985</text:p>
          </table:table-cell>
          <table:table-cell office:value-type="float" office:value="55.3768379557248" calcext:value-type="float">
            <text:p>55.3768379557248</text:p>
          </table:table-cell>
          <table:table-cell office:value-type="float" office:value="0.559783951529857" calcext:value-type="float">
            <text:p>0.559783951529857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WI</text:p>
          </table:table-cell>
          <table:table-cell office:value-type="float" office:value="5" calcext:value-type="float">
            <text:p>5</text:p>
          </table:table-cell>
          <table:table-cell office:value-type="float" office:value="558805" calcext:value-type="float">
            <text:p>558805</text:p>
          </table:table-cell>
          <table:table-cell office:value-type="float" office:value="5239" calcext:value-type="float">
            <text:p>5239</text:p>
          </table:table-cell>
          <table:table-cell office:value-type="float" office:value="65.1905405284491" calcext:value-type="float">
            <text:p>65.1905405284491</text:p>
          </table:table-cell>
          <table:table-cell office:value-type="float" office:value="0.611185014143655" calcext:value-type="float">
            <text:p>0.611185014143655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WI</text:p>
          </table:table-cell>
          <table:table-cell office:value-type="float" office:value="6" calcext:value-type="float">
            <text:p>6</text:p>
          </table:table-cell>
          <table:table-cell office:value-type="float" office:value="556485" calcext:value-type="float">
            <text:p>556485</text:p>
          </table:table-cell>
          <table:table-cell office:value-type="float" office:value="2532" calcext:value-type="float">
            <text:p>2532</text:p>
          </table:table-cell>
          <table:table-cell office:value-type="float" office:value="58.4139734224642" calcext:value-type="float">
            <text:p>58.4139734224642</text:p>
          </table:table-cell>
          <table:table-cell office:value-type="float" office:value="0.26578287052783" calcext:value-type="float">
            <text:p>0.26578287052783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WI</text:p>
          </table:table-cell>
          <table:table-cell office:value-type="float" office:value="7" calcext:value-type="float">
            <text:p>7</text:p>
          </table:table-cell>
          <table:table-cell office:value-type="float" office:value="552651" calcext:value-type="float">
            <text:p>552651</text:p>
          </table:table-cell>
          <table:table-cell office:value-type="float" office:value="2556" calcext:value-type="float">
            <text:p>2556</text:p>
          </table:table-cell>
          <table:table-cell office:value-type="float" office:value="58.4166137399552" calcext:value-type="float">
            <text:p>58.4166137399552</text:p>
          </table:table-cell>
          <table:table-cell office:value-type="float" office:value="0.270175689032184" calcext:value-type="float">
            <text:p>0.270175689032184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WI</text:p>
          </table:table-cell>
          <table:table-cell office:value-type="float" office:value="8" calcext:value-type="float">
            <text:p>8</text:p>
          </table:table-cell>
          <table:table-cell office:value-type="float" office:value="556205" calcext:value-type="float">
            <text:p>556205</text:p>
          </table:table-cell>
          <table:table-cell office:value-type="float" office:value="2262" calcext:value-type="float">
            <text:p>2262</text:p>
          </table:table-cell>
          <table:table-cell office:value-type="float" office:value="59.1102201526416" calcext:value-type="float">
            <text:p>59.1102201526416</text:p>
          </table:table-cell>
          <table:table-cell office:value-type="float" office:value="0.240392153945533" calcext:value-type="float">
            <text:p>0.240392153945533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At-large</text:p>
          </table:table-cell>
          <table:table-cell office:value-type="float" office:value="433644" calcext:value-type="float">
            <text:p>433644</text:p>
          </table:table-cell>
          <table:table-cell office:value-type="float" office:value="2221" calcext:value-type="float">
            <text:p>2221</text:p>
          </table:table-cell>
          <table:table-cell office:value-type="float" office:value="47.3372167031021" calcext:value-type="float">
            <text:p>47.3372167031021</text:p>
          </table:table-cell>
          <table:table-cell office:value-type="float" office:value="0.242447625927235" calcext:value-type="float">
            <text:p>0.242447625927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 number:title="User-defined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 number:title="User-defined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2:26:11.577000000</meta:creation-date>
    <dc:date>2021-10-14T12:29:38.092000000</dc:date>
    <meta:editing-duration>PT3M26S</meta:editing-duration>
    <meta:editing-cycles>1</meta:editing-cycles>
    <meta:document-statistic meta:table-count="1" meta:cell-count="3059" meta:object-count="0"/>
    <meta:generator>LibreOffice/7.0.0.3$Windows_X86_64 LibreOffice_project/8061b3e9204bef6b321a21033174034a5e2ea88e</meta:generator>
  </office:meta>
</office:document-meta>
</file>